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.85</text:p>
          </table:table-cell>
          <table:table-cell office:value-type="string">
            <text:p>23.61</text:p>
          </table:table-cell>
          <table:table-cell office:value-type="string">
            <text:p>23.12</text:p>
          </table:table-cell>
          <table:table-cell office:value-type="string">
            <text:p>21.43</text:p>
          </table:table-cell>
          <table:table-cell office:value-type="string">
            <text:p>22.36</text:p>
          </table:table-cell>
          <table:table-cell office:value-type="string">
            <text:p>23.60</text:p>
          </table:table-cell>
          <table:table-cell office:value-type="string">
            <text:p>22.24</text:p>
          </table:table-cell>
          <table:table-cell office:value-type="string">
            <text:p>20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2.07</text:p>
          </table:table-cell>
          <table:table-cell office:value-type="string">
            <text:p>24.07</text:p>
          </table:table-cell>
          <table:table-cell office:value-type="string">
            <text:p>23.59</text:p>
          </table:table-cell>
          <table:table-cell office:value-type="string">
            <text:p>21.64</text:p>
          </table:table-cell>
          <table:table-cell office:value-type="string">
            <text:p>22.73</text:p>
          </table:table-cell>
          <table:table-cell office:value-type="string">
            <text:p>24.04</text:p>
          </table:table-cell>
          <table:table-cell office:value-type="string">
            <text:p>22.68</text:p>
          </table:table-cell>
          <table:table-cell office:value-type="string">
            <text:p>20.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22.30</text:p>
          </table:table-cell>
          <table:table-cell office:value-type="string">
            <text:p>24.48</text:p>
          </table:table-cell>
          <table:table-cell office:value-type="string">
            <text:p>24.01</text:p>
          </table:table-cell>
          <table:table-cell office:value-type="string">
            <text:p>21.87</text:p>
          </table:table-cell>
          <table:table-cell office:value-type="string">
            <text:p>23.10</text:p>
          </table:table-cell>
          <table:table-cell office:value-type="string">
            <text:p>24.44</text:p>
          </table:table-cell>
          <table:table-cell office:value-type="string">
            <text:p>23.12</text:p>
          </table:table-cell>
          <table:table-cell office:value-type="string">
            <text:p>20.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2.53</text:p>
          </table:table-cell>
          <table:table-cell office:value-type="string">
            <text:p>24.85</text:p>
          </table:table-cell>
          <table:table-cell office:value-type="string">
            <text:p>24.39</text:p>
          </table:table-cell>
          <table:table-cell office:value-type="string">
            <text:p>22.11</text:p>
          </table:table-cell>
          <table:table-cell office:value-type="string">
            <text:p>23.46</text:p>
          </table:table-cell>
          <table:table-cell office:value-type="string">
            <text:p>24.81</text:p>
          </table:table-cell>
          <table:table-cell office:value-type="string">
            <text:p>23.55</text:p>
          </table:table-cell>
          <table:table-cell office:value-type="string">
            <text:p>20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2.76</text:p>
          </table:table-cell>
          <table:table-cell office:value-type="string">
            <text:p>25.18</text:p>
          </table:table-cell>
          <table:table-cell office:value-type="string">
            <text:p>24.73</text:p>
          </table:table-cell>
          <table:table-cell office:value-type="string">
            <text:p>22.34</text:p>
          </table:table-cell>
          <table:table-cell office:value-type="string">
            <text:p>23.82</text:p>
          </table:table-cell>
          <table:table-cell office:value-type="string">
            <text:p>25.16</text:p>
          </table:table-cell>
          <table:table-cell office:value-type="string">
            <text:p>23.95</text:p>
          </table:table-cell>
          <table:table-cell office:value-type="string">
            <text:p>20.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23.00</text:p>
          </table:table-cell>
          <table:table-cell office:value-type="string">
            <text:p>25.49</text:p>
          </table:table-cell>
          <table:table-cell office:value-type="string">
            <text:p>25.03</text:p>
          </table:table-cell>
          <table:table-cell office:value-type="string">
            <text:p>22.59</text:p>
          </table:table-cell>
          <table:table-cell office:value-type="string">
            <text:p>24.17</text:p>
          </table:table-cell>
          <table:table-cell office:value-type="string">
            <text:p>25.47</text:p>
          </table:table-cell>
          <table:table-cell office:value-type="string">
            <text:p>24.33</text:p>
          </table:table-cell>
          <table:table-cell office:value-type="string">
            <text:p>20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23.23</text:p>
          </table:table-cell>
          <table:table-cell office:value-type="string">
            <text:p>25.77</text:p>
          </table:table-cell>
          <table:table-cell office:value-type="string">
            <text:p>25.32</text:p>
          </table:table-cell>
          <table:table-cell office:value-type="string">
            <text:p>22.82</text:p>
          </table:table-cell>
          <table:table-cell office:value-type="string">
            <text:p>24.50</text:p>
          </table:table-cell>
          <table:table-cell office:value-type="string">
            <text:p>25.78</text:p>
          </table:table-cell>
          <table:table-cell office:value-type="string">
            <text:p>24.68</text:p>
          </table:table-cell>
          <table:table-cell office:value-type="string">
            <text:p>20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>23.46</text:p>
          </table:table-cell>
          <table:table-cell office:value-type="string">
            <text:p>26.02</text:p>
          </table:table-cell>
          <table:table-cell office:value-type="string">
            <text:p>25.58</text:p>
          </table:table-cell>
          <table:table-cell office:value-type="string">
            <text:p>23.04</text:p>
          </table:table-cell>
          <table:table-cell office:value-type="string">
            <text:p>24.83</text:p>
          </table:table-cell>
          <table:table-cell office:value-type="string">
            <text:p>26.06</text:p>
          </table:table-cell>
          <table:table-cell office:value-type="string">
            <text:p>25.02</text:p>
          </table:table-cell>
          <table:table-cell office:value-type="string">
            <text:p>21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23.69</text:p>
          </table:table-cell>
          <table:table-cell office:value-type="string">
            <text:p>26.27</text:p>
          </table:table-cell>
          <table:table-cell office:value-type="string">
            <text:p>25.82</text:p>
          </table:table-cell>
          <table:table-cell office:value-type="string">
            <text:p>23.27</text:p>
          </table:table-cell>
          <table:table-cell office:value-type="string">
            <text:p>25.14</text:p>
          </table:table-cell>
          <table:table-cell office:value-type="string">
            <text:p>26.33</text:p>
          </table:table-cell>
          <table:table-cell office:value-type="string">
            <text:p>25.33</text:p>
          </table:table-cell>
          <table:table-cell office:value-type="string">
            <text:p>21.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23.91</text:p>
          </table:table-cell>
          <table:table-cell office:value-type="string">
            <text:p>26.50</text:p>
          </table:table-cell>
          <table:table-cell office:value-type="string">
            <text:p>26.04</text:p>
          </table:table-cell>
          <table:table-cell office:value-type="string">
            <text:p>23.48</text:p>
          </table:table-cell>
          <table:table-cell office:value-type="string">
            <text:p>25.44</text:p>
          </table:table-cell>
          <table:table-cell office:value-type="string">
            <text:p>26.59</text:p>
          </table:table-cell>
          <table:table-cell office:value-type="string">
            <text:p>25.62</text:p>
          </table:table-cell>
          <table:table-cell office:value-type="string">
            <text:p>21.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24.12</text:p>
          </table:table-cell>
          <table:table-cell office:value-type="string">
            <text:p>26.71</text:p>
          </table:table-cell>
          <table:table-cell office:value-type="string">
            <text:p>26.25</text:p>
          </table:table-cell>
          <table:table-cell office:value-type="string">
            <text:p>23.69</text:p>
          </table:table-cell>
          <table:table-cell office:value-type="string">
            <text:p>25.72</text:p>
          </table:table-cell>
          <table:table-cell office:value-type="string">
            <text:p>26.83</text:p>
          </table:table-cell>
          <table:table-cell office:value-type="string">
            <text:p>25.88</text:p>
          </table:table-cell>
          <table:table-cell office:value-type="string">
            <text:p>21.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string">
            <text:p>24.33</text:p>
          </table:table-cell>
          <table:table-cell office:value-type="string">
            <text:p>26.93</text:p>
          </table:table-cell>
          <table:table-cell office:value-type="string">
            <text:p>26.46</text:p>
          </table:table-cell>
          <table:table-cell office:value-type="string">
            <text:p>23.90</text:p>
          </table:table-cell>
          <table:table-cell office:value-type="string">
            <text:p>26.00</text:p>
          </table:table-cell>
          <table:table-cell office:value-type="string">
            <text:p>27.07</text:p>
          </table:table-cell>
          <table:table-cell office:value-type="string">
            <text:p>26.14</text:p>
          </table:table-cell>
          <table:table-cell office:value-type="string">
            <text:p>21.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string">
            <text:p>24.54</text:p>
          </table:table-cell>
          <table:table-cell office:value-type="string">
            <text:p>27.13</text:p>
          </table:table-cell>
          <table:table-cell office:value-type="string">
            <text:p>26.65</text:p>
          </table:table-cell>
          <table:table-cell office:value-type="string">
            <text:p>24.10</text:p>
          </table:table-cell>
          <table:table-cell office:value-type="string">
            <text:p>26.26</text:p>
          </table:table-cell>
          <table:table-cell office:value-type="string">
            <text:p>27.29</text:p>
          </table:table-cell>
          <table:table-cell office:value-type="string">
            <text:p>26.37</text:p>
          </table:table-cell>
          <table:table-cell office:value-type="string">
            <text:p>21.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string">
            <text:p>24.75</text:p>
          </table:table-cell>
          <table:table-cell office:value-type="string">
            <text:p>27.32</text:p>
          </table:table-cell>
          <table:table-cell office:value-type="string">
            <text:p>26.83</text:p>
          </table:table-cell>
          <table:table-cell office:value-type="string">
            <text:p>24.30</text:p>
          </table:table-cell>
          <table:table-cell office:value-type="string">
            <text:p>26.53</text:p>
          </table:table-cell>
          <table:table-cell office:value-type="string">
            <text:p>27.50</text:p>
          </table:table-cell>
          <table:table-cell office:value-type="string">
            <text:p>26.59</text:p>
          </table:table-cell>
          <table:table-cell office:value-type="string">
            <text:p>21.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24.94</text:p>
          </table:table-cell>
          <table:table-cell office:value-type="string">
            <text:p>27.50</text:p>
          </table:table-cell>
          <table:table-cell office:value-type="string">
            <text:p>27.00</text:p>
          </table:table-cell>
          <table:table-cell office:value-type="string">
            <text:p>24.48</text:p>
          </table:table-cell>
          <table:table-cell office:value-type="string">
            <text:p>26.76</text:p>
          </table:table-cell>
          <table:table-cell office:value-type="string">
            <text:p>27.71</text:p>
          </table:table-cell>
          <table:table-cell office:value-type="string">
            <text:p>26.80</text:p>
          </table:table-cell>
          <table:table-cell office:value-type="string">
            <text:p>21.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string">
            <text:p>25.13</text:p>
          </table:table-cell>
          <table:table-cell office:value-type="string">
            <text:p>27.67</text:p>
          </table:table-cell>
          <table:table-cell office:value-type="string">
            <text:p>27.16</text:p>
          </table:table-cell>
          <table:table-cell office:value-type="string">
            <text:p>24.67</text:p>
          </table:table-cell>
          <table:table-cell office:value-type="string">
            <text:p>26.99</text:p>
          </table:table-cell>
          <table:table-cell office:value-type="string">
            <text:p>27.91</text:p>
          </table:table-cell>
          <table:table-cell office:value-type="string">
            <text:p>27.00</text:p>
          </table:table-cell>
          <table:table-cell office:value-type="string">
            <text:p>21.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office:value-type="string">
            <text:p>25.33</text:p>
          </table:table-cell>
          <table:table-cell office:value-type="string">
            <text:p>27.85</text:p>
          </table:table-cell>
          <table:table-cell office:value-type="string">
            <text:p>27.33</text:p>
          </table:table-cell>
          <table:table-cell office:value-type="string">
            <text:p>24.85</text:p>
          </table:table-cell>
          <table:table-cell office:value-type="string">
            <text:p>27.23</text:p>
          </table:table-cell>
          <table:table-cell office:value-type="string">
            <text:p>28.11</text:p>
          </table:table-cell>
          <table:table-cell office:value-type="string">
            <text:p>27.19</text:p>
          </table:table-cell>
          <table:table-cell office:value-type="string">
            <text:p>21.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string">
            <text:p>25.51</text:p>
          </table:table-cell>
          <table:table-cell office:value-type="string">
            <text:p>28.01</text:p>
          </table:table-cell>
          <table:table-cell office:value-type="string">
            <text:p>27.47</text:p>
          </table:table-cell>
          <table:table-cell office:value-type="string">
            <text:p>25.02</text:p>
          </table:table-cell>
          <table:table-cell office:value-type="string">
            <text:p>27.44</text:p>
          </table:table-cell>
          <table:table-cell office:value-type="string">
            <text:p>28.28</text:p>
          </table:table-cell>
          <table:table-cell office:value-type="string">
            <text:p>27.37</text:p>
          </table:table-cell>
          <table:table-cell office:value-type="string">
            <text:p>21.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string">
            <text:p>25.68</text:p>
          </table:table-cell>
          <table:table-cell office:value-type="string">
            <text:p>28.17</text:p>
          </table:table-cell>
          <table:table-cell office:value-type="string">
            <text:p>27.62</text:p>
          </table:table-cell>
          <table:table-cell office:value-type="string">
            <text:p>25.19</text:p>
          </table:table-cell>
          <table:table-cell office:value-type="string">
            <text:p>27.64</text:p>
          </table:table-cell>
          <table:table-cell office:value-type="string">
            <text:p>28.46</text:p>
          </table:table-cell>
          <table:table-cell office:value-type="string">
            <text:p>27.54</text:p>
          </table:table-cell>
          <table:table-cell office:value-type="string">
            <text:p>21.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string">
            <text:p>25.86</text:p>
          </table:table-cell>
          <table:table-cell office:value-type="string">
            <text:p>28.32</text:p>
          </table:table-cell>
          <table:table-cell office:value-type="string">
            <text:p>27.76</text:p>
          </table:table-cell>
          <table:table-cell office:value-type="string">
            <text:p>25.36</text:p>
          </table:table-cell>
          <table:table-cell office:value-type="string">
            <text:p>27.85</text:p>
          </table:table-cell>
          <table:table-cell office:value-type="string">
            <text:p>28.62</text:p>
          </table:table-cell>
          <table:table-cell office:value-type="string">
            <text:p>27.70</text:p>
          </table:table-cell>
          <table:table-cell office:value-type="string">
            <text:p>22.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string">
            <text:p>26.03</text:p>
          </table:table-cell>
          <table:table-cell office:value-type="string">
            <text:p>28.47</text:p>
          </table:table-cell>
          <table:table-cell office:value-type="string">
            <text:p>27.89</text:p>
          </table:table-cell>
          <table:table-cell office:value-type="string">
            <text:p>25.52</text:p>
          </table:table-cell>
          <table:table-cell office:value-type="string">
            <text:p>28.04</text:p>
          </table:table-cell>
          <table:table-cell office:value-type="string">
            <text:p>28.79</text:p>
          </table:table-cell>
          <table:table-cell office:value-type="string">
            <text:p>27.85</text:p>
          </table:table-cell>
          <table:table-cell office:value-type="string">
            <text:p>22.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office:value-type="string">
            <text:p>26.20</text:p>
          </table:table-cell>
          <table:table-cell office:value-type="string">
            <text:p>28.61</text:p>
          </table:table-cell>
          <table:table-cell office:value-type="string">
            <text:p>28.01</text:p>
          </table:table-cell>
          <table:table-cell office:value-type="string">
            <text:p>25.65</text:p>
          </table:table-cell>
          <table:table-cell office:value-type="string">
            <text:p>28.22</text:p>
          </table:table-cell>
          <table:table-cell office:value-type="string">
            <text:p>28.94</text:p>
          </table:table-cell>
          <table:table-cell office:value-type="string">
            <text:p>27.99</text:p>
          </table:table-cell>
          <table:table-cell office:value-type="string">
            <text:p>22.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string">
            <text:p>26.36</text:p>
          </table:table-cell>
          <table:table-cell office:value-type="string">
            <text:p>28.76</text:p>
          </table:table-cell>
          <table:table-cell office:value-type="string">
            <text:p>28.14</text:p>
          </table:table-cell>
          <table:table-cell office:value-type="string">
            <text:p>25.81</text:p>
          </table:table-cell>
          <table:table-cell office:value-type="string">
            <text:p>28.40</text:p>
          </table:table-cell>
          <table:table-cell office:value-type="string">
            <text:p>29.10</text:p>
          </table:table-cell>
          <table:table-cell office:value-type="string">
            <text:p>28.13</text:p>
          </table:table-cell>
          <table:table-cell office:value-type="string">
            <text:p>22.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string">
            <text:p>26.52</text:p>
          </table:table-cell>
          <table:table-cell office:value-type="string">
            <text:p>28.89</text:p>
          </table:table-cell>
          <table:table-cell office:value-type="string">
            <text:p>28.27</text:p>
          </table:table-cell>
          <table:table-cell office:value-type="string">
            <text:p>25.96</text:p>
          </table:table-cell>
          <table:table-cell office:value-type="string">
            <text:p>28.57</text:p>
          </table:table-cell>
          <table:table-cell office:value-type="string">
            <text:p>29.24</text:p>
          </table:table-cell>
          <table:table-cell office:value-type="string">
            <text:p>28.26</text:p>
          </table:table-cell>
          <table:table-cell office:value-type="string">
            <text:p>22.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26.67</text:p>
          </table:table-cell>
          <table:table-cell office:value-type="string">
            <text:p>29.02</text:p>
          </table:table-cell>
          <table:table-cell office:value-type="string">
            <text:p>28.39</text:p>
          </table:table-cell>
          <table:table-cell office:value-type="string">
            <text:p>26.11</text:p>
          </table:table-cell>
          <table:table-cell office:value-type="string">
            <text:p>28.73</text:p>
          </table:table-cell>
          <table:table-cell office:value-type="string">
            <text:p>29.38</text:p>
          </table:table-cell>
          <table:table-cell office:value-type="string">
            <text:p>28.39</text:p>
          </table:table-cell>
          <table:table-cell office:value-type="string">
            <text:p>22.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26.82</text:p>
          </table:table-cell>
          <table:table-cell office:value-type="string">
            <text:p>29.15</text:p>
          </table:table-cell>
          <table:table-cell office:value-type="string">
            <text:p>28.51</text:p>
          </table:table-cell>
          <table:table-cell office:value-type="string">
            <text:p>26.25</text:p>
          </table:table-cell>
          <table:table-cell office:value-type="string">
            <text:p>28.89</text:p>
          </table:table-cell>
          <table:table-cell office:value-type="string">
            <text:p>29.52</text:p>
          </table:table-cell>
          <table:table-cell office:value-type="string">
            <text:p>28.52</text:p>
          </table:table-cell>
          <table:table-cell office:value-type="string">
            <text:p>22.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0">
            <text:p>130</text:p>
          </table:table-cell>
          <table:table-cell office:value-type="string">
            <text:p>26.97</text:p>
          </table:table-cell>
          <table:table-cell office:value-type="string">
            <text:p>29.28</text:p>
          </table:table-cell>
          <table:table-cell office:value-type="string">
            <text:p>28.62</text:p>
          </table:table-cell>
          <table:table-cell office:value-type="string">
            <text:p>26.37</text:p>
          </table:table-cell>
          <table:table-cell office:value-type="string">
            <text:p>29.05</text:p>
          </table:table-cell>
          <table:table-cell office:value-type="string">
            <text:p>29.64</text:p>
          </table:table-cell>
          <table:table-cell office:value-type="string">
            <text:p>28.64</text:p>
          </table:table-cell>
          <table:table-cell office:value-type="string">
            <text:p>22.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string">
            <text:p>27.12</text:p>
          </table:table-cell>
          <table:table-cell office:value-type="string">
            <text:p>29.40</text:p>
          </table:table-cell>
          <table:table-cell office:value-type="string">
            <text:p>28.73</text:p>
          </table:table-cell>
          <table:table-cell office:value-type="string">
            <text:p>26.50</text:p>
          </table:table-cell>
          <table:table-cell office:value-type="string">
            <text:p>29.19</text:p>
          </table:table-cell>
          <table:table-cell office:value-type="string">
            <text:p>29.77</text:p>
          </table:table-cell>
          <table:table-cell office:value-type="string">
            <text:p>28.75</text:p>
          </table:table-cell>
          <table:table-cell office:value-type="string">
            <text:p>22.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0">
            <text:p>140</text:p>
          </table:table-cell>
          <table:table-cell office:value-type="string">
            <text:p>27.26</text:p>
          </table:table-cell>
          <table:table-cell office:value-type="string">
            <text:p>29.52</text:p>
          </table:table-cell>
          <table:table-cell office:value-type="string">
            <text:p>28.84</text:p>
          </table:table-cell>
          <table:table-cell office:value-type="string">
            <text:p>26.64</text:p>
          </table:table-cell>
          <table:table-cell office:value-type="string">
            <text:p>29.34</text:p>
          </table:table-cell>
          <table:table-cell office:value-type="string">
            <text:p>29.90</text:p>
          </table:table-cell>
          <table:table-cell office:value-type="string">
            <text:p>28.86</text:p>
          </table:table-cell>
          <table:table-cell office:value-type="string">
            <text:p>22.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string">
            <text:p>27.40</text:p>
          </table:table-cell>
          <table:table-cell office:value-type="string">
            <text:p>29.64</text:p>
          </table:table-cell>
          <table:table-cell office:value-type="string">
            <text:p>28.95</text:p>
          </table:table-cell>
          <table:table-cell office:value-type="string">
            <text:p>26.75</text:p>
          </table:table-cell>
          <table:table-cell office:value-type="string">
            <text:p>29.48</text:p>
          </table:table-cell>
          <table:table-cell office:value-type="string">
            <text:p>30.02</text:p>
          </table:table-cell>
          <table:table-cell office:value-type="string">
            <text:p>28.97</text:p>
          </table:table-cell>
          <table:table-cell office:value-type="string">
            <text:p>22.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office:value-type="string">
            <text:p>27.53</text:p>
          </table:table-cell>
          <table:table-cell office:value-type="string">
            <text:p>29.76</text:p>
          </table:table-cell>
          <table:table-cell office:value-type="string">
            <text:p>29.05</text:p>
          </table:table-cell>
          <table:table-cell office:value-type="string">
            <text:p>26.88</text:p>
          </table:table-cell>
          <table:table-cell office:value-type="string">
            <text:p>29.61</text:p>
          </table:table-cell>
          <table:table-cell office:value-type="string">
            <text:p>30.13</text:p>
          </table:table-cell>
          <table:table-cell office:value-type="string">
            <text:p>29.07</text:p>
          </table:table-cell>
          <table:table-cell office:value-type="string">
            <text:p>22.9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office:value-type="string">
            <text:p>27.66</text:p>
          </table:table-cell>
          <table:table-cell office:value-type="string">
            <text:p>29.87</text:p>
          </table:table-cell>
          <table:table-cell office:value-type="string">
            <text:p>29.15</text:p>
          </table:table-cell>
          <table:table-cell office:value-type="string">
            <text:p>26.99</text:p>
          </table:table-cell>
          <table:table-cell office:value-type="string">
            <text:p>29.74</text:p>
          </table:table-cell>
          <table:table-cell office:value-type="string">
            <text:p>30.25</text:p>
          </table:table-cell>
          <table:table-cell office:value-type="string">
            <text:p>29.18</text:p>
          </table:table-cell>
          <table:table-cell office:value-type="string">
            <text:p>23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office:value-type="string">
            <text:p>27.79</text:p>
          </table:table-cell>
          <table:table-cell office:value-type="string">
            <text:p>29.99</text:p>
          </table:table-cell>
          <table:table-cell office:value-type="string">
            <text:p>29.26</text:p>
          </table:table-cell>
          <table:table-cell office:value-type="string">
            <text:p>27.11</text:p>
          </table:table-cell>
          <table:table-cell office:value-type="string">
            <text:p>29.87</text:p>
          </table:table-cell>
          <table:table-cell office:value-type="string">
            <text:p>30.36</text:p>
          </table:table-cell>
          <table:table-cell office:value-type="string">
            <text:p>29.28</text:p>
          </table:table-cell>
          <table:table-cell office:value-type="string">
            <text:p>23.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5">
            <text:p>165</text:p>
          </table:table-cell>
          <table:table-cell office:value-type="string">
            <text:p>27.92</text:p>
          </table:table-cell>
          <table:table-cell office:value-type="string">
            <text:p>30.10</text:p>
          </table:table-cell>
          <table:table-cell office:value-type="string">
            <text:p>29.35</text:p>
          </table:table-cell>
          <table:table-cell office:value-type="string">
            <text:p>27.23</text:p>
          </table:table-cell>
          <table:table-cell office:value-type="string">
            <text:p>29.99</text:p>
          </table:table-cell>
          <table:table-cell office:value-type="string">
            <text:p>30.47</text:p>
          </table:table-cell>
          <table:table-cell office:value-type="string">
            <text:p>29.38</text:p>
          </table:table-cell>
          <table:table-cell office:value-type="string">
            <text:p>23.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>
            <text:p>28.04</text:p>
          </table:table-cell>
          <table:table-cell office:value-type="string">
            <text:p>30.20</text:p>
          </table:table-cell>
          <table:table-cell office:value-type="string">
            <text:p>29.45</text:p>
          </table:table-cell>
          <table:table-cell office:value-type="string">
            <text:p>27.34</text:p>
          </table:table-cell>
          <table:table-cell office:value-type="string">
            <text:p>30.11</text:p>
          </table:table-cell>
          <table:table-cell office:value-type="string">
            <text:p>30.58</text:p>
          </table:table-cell>
          <table:table-cell office:value-type="string">
            <text:p>29.47</text:p>
          </table:table-cell>
          <table:table-cell office:value-type="string">
            <text:p>23.3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string">
            <text:p>28.16</text:p>
          </table:table-cell>
          <table:table-cell office:value-type="string">
            <text:p>30.31</text:p>
          </table:table-cell>
          <table:table-cell office:value-type="string">
            <text:p>29.55</text:p>
          </table:table-cell>
          <table:table-cell office:value-type="string">
            <text:p>27.45</text:p>
          </table:table-cell>
          <table:table-cell office:value-type="string">
            <text:p>30.23</text:p>
          </table:table-cell>
          <table:table-cell office:value-type="string">
            <text:p>30.68</text:p>
          </table:table-cell>
          <table:table-cell office:value-type="string">
            <text:p>29.56</text:p>
          </table:table-cell>
          <table:table-cell office:value-type="string">
            <text:p>23.3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string">
            <text:p>28.28</text:p>
          </table:table-cell>
          <table:table-cell office:value-type="string">
            <text:p>30.42</text:p>
          </table:table-cell>
          <table:table-cell office:value-type="string">
            <text:p>29.64</text:p>
          </table:table-cell>
          <table:table-cell office:value-type="string">
            <text:p>27.55</text:p>
          </table:table-cell>
          <table:table-cell office:value-type="string">
            <text:p>30.34</text:p>
          </table:table-cell>
          <table:table-cell office:value-type="string">
            <text:p>30.79</text:p>
          </table:table-cell>
          <table:table-cell office:value-type="string">
            <text:p>29.65</text:p>
          </table:table-cell>
          <table:table-cell office:value-type="string">
            <text:p>23.4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5">
            <text:p>185</text:p>
          </table:table-cell>
          <table:table-cell office:value-type="string">
            <text:p>28.40</text:p>
          </table:table-cell>
          <table:table-cell office:value-type="string">
            <text:p>30.53</text:p>
          </table:table-cell>
          <table:table-cell office:value-type="string">
            <text:p>29.73</text:p>
          </table:table-cell>
          <table:table-cell office:value-type="string">
            <text:p>27.66</text:p>
          </table:table-cell>
          <table:table-cell office:value-type="string">
            <text:p>30.45</text:p>
          </table:table-cell>
          <table:table-cell office:value-type="string">
            <text:p>30.89</text:p>
          </table:table-cell>
          <table:table-cell office:value-type="string">
            <text:p>29.74</text:p>
          </table:table-cell>
          <table:table-cell office:value-type="string">
            <text:p>23.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28.52</text:p>
          </table:table-cell>
          <table:table-cell office:value-type="string">
            <text:p>30.63</text:p>
          </table:table-cell>
          <table:table-cell office:value-type="string">
            <text:p>29.83</text:p>
          </table:table-cell>
          <table:table-cell office:value-type="string">
            <text:p>27.76</text:p>
          </table:table-cell>
          <table:table-cell office:value-type="string">
            <text:p>30.56</text:p>
          </table:table-cell>
          <table:table-cell office:value-type="string">
            <text:p>30.98</text:p>
          </table:table-cell>
          <table:table-cell office:value-type="string">
            <text:p>29.83</text:p>
          </table:table-cell>
          <table:table-cell office:value-type="string">
            <text:p>23.6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28.63</text:p>
          </table:table-cell>
          <table:table-cell office:value-type="string">
            <text:p>30.73</text:p>
          </table:table-cell>
          <table:table-cell office:value-type="string">
            <text:p>29.91</text:p>
          </table:table-cell>
          <table:table-cell office:value-type="string">
            <text:p>27.86</text:p>
          </table:table-cell>
          <table:table-cell office:value-type="string">
            <text:p>30.68</text:p>
          </table:table-cell>
          <table:table-cell office:value-type="string">
            <text:p>31.08</text:p>
          </table:table-cell>
          <table:table-cell office:value-type="string">
            <text:p>29.91</text:p>
          </table:table-cell>
          <table:table-cell office:value-type="string">
            <text:p>23.7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">
            <text:p>200</text:p>
          </table:table-cell>
          <table:table-cell office:value-type="string">
            <text:p>28.74</text:p>
          </table:table-cell>
          <table:table-cell office:value-type="string">
            <text:p>30.83</text:p>
          </table:table-cell>
          <table:table-cell office:value-type="string">
            <text:p>30.01</text:p>
          </table:table-cell>
          <table:table-cell office:value-type="string">
            <text:p>27.96</text:p>
          </table:table-cell>
          <table:table-cell office:value-type="string">
            <text:p>30.78</text:p>
          </table:table-cell>
          <table:table-cell office:value-type="string">
            <text:p>31.17</text:p>
          </table:table-cell>
          <table:table-cell office:value-type="string">
            <text:p>30.00</text:p>
          </table:table-cell>
          <table:table-cell office:value-type="string">
            <text:p>23.7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string">
            <text:p>28.85</text:p>
          </table:table-cell>
          <table:table-cell office:value-type="string">
            <text:p>30.92</text:p>
          </table:table-cell>
          <table:table-cell office:value-type="string">
            <text:p>30.09</text:p>
          </table:table-cell>
          <table:table-cell office:value-type="string">
            <text:p>28.06</text:p>
          </table:table-cell>
          <table:table-cell office:value-type="string">
            <text:p>30.88</text:p>
          </table:table-cell>
          <table:table-cell office:value-type="string">
            <text:p>31.27</text:p>
          </table:table-cell>
          <table:table-cell office:value-type="string">
            <text:p>30.08</text:p>
          </table:table-cell>
          <table:table-cell office:value-type="string">
            <text:p>23.8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string">
            <text:p>28.96</text:p>
          </table:table-cell>
          <table:table-cell office:value-type="string">
            <text:p>31.02</text:p>
          </table:table-cell>
          <table:table-cell office:value-type="string">
            <text:p>30.18</text:p>
          </table:table-cell>
          <table:table-cell office:value-type="string">
            <text:p>28.15</text:p>
          </table:table-cell>
          <table:table-cell office:value-type="string">
            <text:p>30.98</text:p>
          </table:table-cell>
          <table:table-cell office:value-type="string">
            <text:p>31.36</text:p>
          </table:table-cell>
          <table:table-cell office:value-type="string">
            <text:p>30.17</text:p>
          </table:table-cell>
          <table:table-cell office:value-type="string">
            <text:p>23.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5">
            <text:p>215</text:p>
          </table:table-cell>
          <table:table-cell office:value-type="string">
            <text:p>29.06</text:p>
          </table:table-cell>
          <table:table-cell office:value-type="string">
            <text:p>31.11</text:p>
          </table:table-cell>
          <table:table-cell office:value-type="string">
            <text:p>30.26</text:p>
          </table:table-cell>
          <table:table-cell office:value-type="string">
            <text:p>28.24</text:p>
          </table:table-cell>
          <table:table-cell office:value-type="string">
            <text:p>31.08</text:p>
          </table:table-cell>
          <table:table-cell office:value-type="string">
            <text:p>31.44</text:p>
          </table:table-cell>
          <table:table-cell office:value-type="string">
            <text:p>30.24</text:p>
          </table:table-cell>
          <table:table-cell office:value-type="string">
            <text:p>24.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0">
            <text:p>220</text:p>
          </table:table-cell>
          <table:table-cell office:value-type="string">
            <text:p>29.17</text:p>
          </table:table-cell>
          <table:table-cell office:value-type="string">
            <text:p>31.21</text:p>
          </table:table-cell>
          <table:table-cell office:value-type="string">
            <text:p>30.35</text:p>
          </table:table-cell>
          <table:table-cell office:value-type="string">
            <text:p>28.33</text:p>
          </table:table-cell>
          <table:table-cell office:value-type="string">
            <text:p>31.17</text:p>
          </table:table-cell>
          <table:table-cell office:value-type="string">
            <text:p>31.53</text:p>
          </table:table-cell>
          <table:table-cell office:value-type="string">
            <text:p>30.31</text:p>
          </table:table-cell>
          <table:table-cell office:value-type="string">
            <text:p>24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5">
            <text:p>225</text:p>
          </table:table-cell>
          <table:table-cell office:value-type="string">
            <text:p>29.27</text:p>
          </table:table-cell>
          <table:table-cell office:value-type="string">
            <text:p>31.30</text:p>
          </table:table-cell>
          <table:table-cell office:value-type="string">
            <text:p>30.43</text:p>
          </table:table-cell>
          <table:table-cell office:value-type="string">
            <text:p>28.43</text:p>
          </table:table-cell>
          <table:table-cell office:value-type="string">
            <text:p>31.27</text:p>
          </table:table-cell>
          <table:table-cell office:value-type="string">
            <text:p>31.62</text:p>
          </table:table-cell>
          <table:table-cell office:value-type="string">
            <text:p>30.39</text:p>
          </table:table-cell>
          <table:table-cell office:value-type="string">
            <text:p>24.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office:value-type="string">
            <text:p>29.37</text:p>
          </table:table-cell>
          <table:table-cell office:value-type="string">
            <text:p>31.40</text:p>
          </table:table-cell>
          <table:table-cell office:value-type="string">
            <text:p>30.52</text:p>
          </table:table-cell>
          <table:table-cell office:value-type="string">
            <text:p>28.52</text:p>
          </table:table-cell>
          <table:table-cell office:value-type="string">
            <text:p>31.36</text:p>
          </table:table-cell>
          <table:table-cell office:value-type="string">
            <text:p>31.71</text:p>
          </table:table-cell>
          <table:table-cell office:value-type="string">
            <text:p>30.48</text:p>
          </table:table-cell>
          <table:table-cell office:value-type="string">
            <text:p>24.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5">
            <text:p>235</text:p>
          </table:table-cell>
          <table:table-cell office:value-type="string">
            <text:p>29.48</text:p>
          </table:table-cell>
          <table:table-cell office:value-type="string">
            <text:p>31.49</text:p>
          </table:table-cell>
          <table:table-cell office:value-type="string">
            <text:p>30.59</text:p>
          </table:table-cell>
          <table:table-cell office:value-type="string">
            <text:p>28.60</text:p>
          </table:table-cell>
          <table:table-cell office:value-type="string">
            <text:p>31.45</text:p>
          </table:table-cell>
          <table:table-cell office:value-type="string">
            <text:p>31.79</text:p>
          </table:table-cell>
          <table:table-cell office:value-type="string">
            <text:p>30.55</text:p>
          </table:table-cell>
          <table:table-cell office:value-type="string">
            <text:p>24.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0">
            <text:p>240</text:p>
          </table:table-cell>
          <table:table-cell office:value-type="string">
            <text:p>29.57</text:p>
          </table:table-cell>
          <table:table-cell office:value-type="string">
            <text:p>31.58</text:p>
          </table:table-cell>
          <table:table-cell office:value-type="string">
            <text:p>30.68</text:p>
          </table:table-cell>
          <table:table-cell office:value-type="string">
            <text:p>28.69</text:p>
          </table:table-cell>
          <table:table-cell office:value-type="string">
            <text:p>31.54</text:p>
          </table:table-cell>
          <table:table-cell office:value-type="string">
            <text:p>31.88</text:p>
          </table:table-cell>
          <table:table-cell office:value-type="string">
            <text:p>30.63</text:p>
          </table:table-cell>
          <table:table-cell office:value-type="string">
            <text:p>24.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5">
            <text:p>245</text:p>
          </table:table-cell>
          <table:table-cell office:value-type="string">
            <text:p>29.67</text:p>
          </table:table-cell>
          <table:table-cell office:value-type="string">
            <text:p>31.66</text:p>
          </table:table-cell>
          <table:table-cell office:value-type="string">
            <text:p>30.76</text:p>
          </table:table-cell>
          <table:table-cell office:value-type="string">
            <text:p>28.78</text:p>
          </table:table-cell>
          <table:table-cell office:value-type="string">
            <text:p>31.63</text:p>
          </table:table-cell>
          <table:table-cell office:value-type="string">
            <text:p>31.96</text:p>
          </table:table-cell>
          <table:table-cell office:value-type="string">
            <text:p>30.70</text:p>
          </table:table-cell>
          <table:table-cell office:value-type="string">
            <text:p>24.4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0">
            <text:p>250</text:p>
          </table:table-cell>
          <table:table-cell office:value-type="string">
            <text:p>29.76</text:p>
          </table:table-cell>
          <table:table-cell office:value-type="string">
            <text:p>31.75</text:p>
          </table:table-cell>
          <table:table-cell office:value-type="string">
            <text:p>30.83</text:p>
          </table:table-cell>
          <table:table-cell office:value-type="string">
            <text:p>28.87</text:p>
          </table:table-cell>
          <table:table-cell office:value-type="string">
            <text:p>31.72</text:p>
          </table:table-cell>
          <table:table-cell office:value-type="string">
            <text:p>32.04</text:p>
          </table:table-cell>
          <table:table-cell office:value-type="string">
            <text:p>30.77</text:p>
          </table:table-cell>
          <table:table-cell office:value-type="string">
            <text:p>24.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office:value-type="string">
            <text:p>29.85</text:p>
          </table:table-cell>
          <table:table-cell office:value-type="string">
            <text:p>31.84</text:p>
          </table:table-cell>
          <table:table-cell office:value-type="string">
            <text:p>30.91</text:p>
          </table:table-cell>
          <table:table-cell office:value-type="string">
            <text:p>28.94</text:p>
          </table:table-cell>
          <table:table-cell office:value-type="string">
            <text:p>31.80</text:p>
          </table:table-cell>
          <table:table-cell office:value-type="string">
            <text:p>32.12</text:p>
          </table:table-cell>
          <table:table-cell office:value-type="string">
            <text:p>30.85</text:p>
          </table:table-cell>
          <table:table-cell office:value-type="string">
            <text:p>24.5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29.95</text:p>
          </table:table-cell>
          <table:table-cell office:value-type="string">
            <text:p>31.92</text:p>
          </table:table-cell>
          <table:table-cell office:value-type="string">
            <text:p>30.99</text:p>
          </table:table-cell>
          <table:table-cell office:value-type="string">
            <text:p>29.02</text:p>
          </table:table-cell>
          <table:table-cell office:value-type="string">
            <text:p>31.89</text:p>
          </table:table-cell>
          <table:table-cell office:value-type="string">
            <text:p>32.20</text:p>
          </table:table-cell>
          <table:table-cell office:value-type="string">
            <text:p>30.92</text:p>
          </table:table-cell>
          <table:table-cell office:value-type="string">
            <text:p>24.6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65">
            <text:p>265</text:p>
          </table:table-cell>
          <table:table-cell office:value-type="string">
            <text:p>30.03</text:p>
          </table:table-cell>
          <table:table-cell office:value-type="string">
            <text:p>32.00</text:p>
          </table:table-cell>
          <table:table-cell office:value-type="string">
            <text:p>31.07</text:p>
          </table:table-cell>
          <table:table-cell office:value-type="string">
            <text:p>29.11</text:p>
          </table:table-cell>
          <table:table-cell office:value-type="string">
            <text:p>31.97</text:p>
          </table:table-cell>
          <table:table-cell office:value-type="string">
            <text:p>32.28</text:p>
          </table:table-cell>
          <table:table-cell office:value-type="string">
            <text:p>30.99</text:p>
          </table:table-cell>
          <table:table-cell office:value-type="string">
            <text:p>24.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0">
            <text:p>270</text:p>
          </table:table-cell>
          <table:table-cell office:value-type="string">
            <text:p>30.12</text:p>
          </table:table-cell>
          <table:table-cell office:value-type="string">
            <text:p>32.08</text:p>
          </table:table-cell>
          <table:table-cell office:value-type="string">
            <text:p>31.14</text:p>
          </table:table-cell>
          <table:table-cell office:value-type="string">
            <text:p>29.19</text:p>
          </table:table-cell>
          <table:table-cell office:value-type="string">
            <text:p>32.05</text:p>
          </table:table-cell>
          <table:table-cell office:value-type="string">
            <text:p>32.35</text:p>
          </table:table-cell>
          <table:table-cell office:value-type="string">
            <text:p>31.06</text:p>
          </table:table-cell>
          <table:table-cell office:value-type="string">
            <text:p>24.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5">
            <text:p>275</text:p>
          </table:table-cell>
          <table:table-cell office:value-type="string">
            <text:p>30.22</text:p>
          </table:table-cell>
          <table:table-cell office:value-type="string">
            <text:p>32.16</text:p>
          </table:table-cell>
          <table:table-cell office:value-type="string">
            <text:p>31.21</text:p>
          </table:table-cell>
          <table:table-cell office:value-type="string">
            <text:p>29.27</text:p>
          </table:table-cell>
          <table:table-cell office:value-type="string">
            <text:p>32.13</text:p>
          </table:table-cell>
          <table:table-cell office:value-type="string">
            <text:p>32.43</text:p>
          </table:table-cell>
          <table:table-cell office:value-type="string">
            <text:p>31.13</text:p>
          </table:table-cell>
          <table:table-cell office:value-type="string">
            <text:p>24.8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0">
            <text:p>280</text:p>
          </table:table-cell>
          <table:table-cell office:value-type="string">
            <text:p>30.29</text:p>
          </table:table-cell>
          <table:table-cell office:value-type="string">
            <text:p>32.25</text:p>
          </table:table-cell>
          <table:table-cell office:value-type="string">
            <text:p>31.29</text:p>
          </table:table-cell>
          <table:table-cell office:value-type="string">
            <text:p>29.34</text:p>
          </table:table-cell>
          <table:table-cell office:value-type="string">
            <text:p>32.21</text:p>
          </table:table-cell>
          <table:table-cell office:value-type="string">
            <text:p>32.51</text:p>
          </table:table-cell>
          <table:table-cell office:value-type="string">
            <text:p>31.19</text:p>
          </table:table-cell>
          <table:table-cell office:value-type="string">
            <text:p>24.8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5">
            <text:p>285</text:p>
          </table:table-cell>
          <table:table-cell office:value-type="string">
            <text:p>30.39</text:p>
          </table:table-cell>
          <table:table-cell office:value-type="string">
            <text:p>32.34</text:p>
          </table:table-cell>
          <table:table-cell office:value-type="string">
            <text:p>31.37</text:p>
          </table:table-cell>
          <table:table-cell office:value-type="string">
            <text:p>29.42</text:p>
          </table:table-cell>
          <table:table-cell office:value-type="string">
            <text:p>32.29</text:p>
          </table:table-cell>
          <table:table-cell office:value-type="string">
            <text:p>32.59</text:p>
          </table:table-cell>
          <table:table-cell office:value-type="string">
            <text:p>31.26</text:p>
          </table:table-cell>
          <table:table-cell office:value-type="string">
            <text:p>24.9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90">
            <text:p>290</text:p>
          </table:table-cell>
          <table:table-cell office:value-type="string">
            <text:p>30.47</text:p>
          </table:table-cell>
          <table:table-cell office:value-type="string">
            <text:p>32.42</text:p>
          </table:table-cell>
          <table:table-cell office:value-type="string">
            <text:p>31.44</text:p>
          </table:table-cell>
          <table:table-cell office:value-type="string">
            <text:p>29.50</text:p>
          </table:table-cell>
          <table:table-cell office:value-type="string">
            <text:p>32.37</text:p>
          </table:table-cell>
          <table:table-cell office:value-type="string">
            <text:p>32.66</text:p>
          </table:table-cell>
          <table:table-cell office:value-type="string">
            <text:p>31.33</text:p>
          </table:table-cell>
          <table:table-cell office:value-type="string">
            <text:p>25.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5">
            <text:p>295</text:p>
          </table:table-cell>
          <table:table-cell office:value-type="string">
            <text:p>30.56</text:p>
          </table:table-cell>
          <table:table-cell office:value-type="string">
            <text:p>32.49</text:p>
          </table:table-cell>
          <table:table-cell office:value-type="string">
            <text:p>31.51</text:p>
          </table:table-cell>
          <table:table-cell office:value-type="string">
            <text:p>29.58</text:p>
          </table:table-cell>
          <table:table-cell office:value-type="string">
            <text:p>32.45</text:p>
          </table:table-cell>
          <table:table-cell office:value-type="string">
            <text:p>32.73</text:p>
          </table:table-cell>
          <table:table-cell office:value-type="string">
            <text:p>31.40</text:p>
          </table:table-cell>
          <table:table-cell office:value-type="string">
            <text:p>25.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00">
            <text:p>300</text:p>
          </table:table-cell>
          <table:table-cell office:value-type="string">
            <text:p>30.64</text:p>
          </table:table-cell>
          <table:table-cell office:value-type="string">
            <text:p>32.57</text:p>
          </table:table-cell>
          <table:table-cell office:value-type="string">
            <text:p>31.58</text:p>
          </table:table-cell>
          <table:table-cell office:value-type="string">
            <text:p>29.65</text:p>
          </table:table-cell>
          <table:table-cell office:value-type="string">
            <text:p>32.53</text:p>
          </table:table-cell>
          <table:table-cell office:value-type="string">
            <text:p>32.80</text:p>
          </table:table-cell>
          <table:table-cell office:value-type="string">
            <text:p>31.47</text:p>
          </table:table-cell>
          <table:table-cell office:value-type="string">
            <text:p>25.1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">
            <text:p>305</text:p>
          </table:table-cell>
          <table:table-cell office:value-type="string">
            <text:p>30.72</text:p>
          </table:table-cell>
          <table:table-cell office:value-type="string">
            <text:p>32.64</text:p>
          </table:table-cell>
          <table:table-cell office:value-type="string">
            <text:p>31.65</text:p>
          </table:table-cell>
          <table:table-cell office:value-type="string">
            <text:p>29.72</text:p>
          </table:table-cell>
          <table:table-cell office:value-type="string">
            <text:p>32.60</text:p>
          </table:table-cell>
          <table:table-cell office:value-type="string">
            <text:p>32.87</text:p>
          </table:table-cell>
          <table:table-cell office:value-type="string">
            <text:p>31.53</text:p>
          </table:table-cell>
          <table:table-cell office:value-type="string">
            <text:p>25.2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10">
            <text:p>310</text:p>
          </table:table-cell>
          <table:table-cell office:value-type="string">
            <text:p>30.80</text:p>
          </table:table-cell>
          <table:table-cell office:value-type="string">
            <text:p>32.73</text:p>
          </table:table-cell>
          <table:table-cell office:value-type="string">
            <text:p>31.73</text:p>
          </table:table-cell>
          <table:table-cell office:value-type="string">
            <text:p>29.80</text:p>
          </table:table-cell>
          <table:table-cell office:value-type="string">
            <text:p>32.67</text:p>
          </table:table-cell>
          <table:table-cell office:value-type="string">
            <text:p>32.95</text:p>
          </table:table-cell>
          <table:table-cell office:value-type="string">
            <text:p>31.60</text:p>
          </table:table-cell>
          <table:table-cell office:value-type="string">
            <text:p>25.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15">
            <text:p>315</text:p>
          </table:table-cell>
          <table:table-cell office:value-type="string">
            <text:p>30.89</text:p>
          </table:table-cell>
          <table:table-cell office:value-type="string">
            <text:p>32.82</text:p>
          </table:table-cell>
          <table:table-cell office:value-type="string">
            <text:p>31.81</text:p>
          </table:table-cell>
          <table:table-cell office:value-type="string">
            <text:p>29.87</text:p>
          </table:table-cell>
          <table:table-cell office:value-type="string">
            <text:p>32.75</text:p>
          </table:table-cell>
          <table:table-cell office:value-type="string">
            <text:p>33.02</text:p>
          </table:table-cell>
          <table:table-cell office:value-type="string">
            <text:p>31.67</text:p>
          </table:table-cell>
          <table:table-cell office:value-type="string">
            <text:p>25.3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20">
            <text:p>320</text:p>
          </table:table-cell>
          <table:table-cell office:value-type="string">
            <text:p>30.96</text:p>
          </table:table-cell>
          <table:table-cell office:value-type="string">
            <text:p>32.90</text:p>
          </table:table-cell>
          <table:table-cell office:value-type="string">
            <text:p>31.88</text:p>
          </table:table-cell>
          <table:table-cell office:value-type="string">
            <text:p>29.94</text:p>
          </table:table-cell>
          <table:table-cell office:value-type="string">
            <text:p>32.81</text:p>
          </table:table-cell>
          <table:table-cell office:value-type="string">
            <text:p>33.10</text:p>
          </table:table-cell>
          <table:table-cell office:value-type="string">
            <text:p>31.72</text:p>
          </table:table-cell>
          <table:table-cell office:value-type="string">
            <text:p>25.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25">
            <text:p>325</text:p>
          </table:table-cell>
          <table:table-cell office:value-type="string">
            <text:p>31.04</text:p>
          </table:table-cell>
          <table:table-cell office:value-type="string">
            <text:p>32.99</text:p>
          </table:table-cell>
          <table:table-cell office:value-type="string">
            <text:p>31.97</text:p>
          </table:table-cell>
          <table:table-cell office:value-type="string">
            <text:p>30.01</text:p>
          </table:table-cell>
          <table:table-cell office:value-type="string">
            <text:p>32.89</text:p>
          </table:table-cell>
          <table:table-cell office:value-type="string">
            <text:p>33.17</text:p>
          </table:table-cell>
          <table:table-cell office:value-type="string">
            <text:p>31.81</text:p>
          </table:table-cell>
          <table:table-cell office:value-type="string">
            <text:p>25.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30">
            <text:p>330</text:p>
          </table:table-cell>
          <table:table-cell office:value-type="string">
            <text:p>31.13</text:p>
          </table:table-cell>
          <table:table-cell office:value-type="string">
            <text:p>33.08</text:p>
          </table:table-cell>
          <table:table-cell office:value-type="string">
            <text:p>32.05</text:p>
          </table:table-cell>
          <table:table-cell office:value-type="string">
            <text:p>30.10</text:p>
          </table:table-cell>
          <table:table-cell office:value-type="string">
            <text:p>32.98</text:p>
          </table:table-cell>
          <table:table-cell office:value-type="string">
            <text:p>33.25</text:p>
          </table:table-cell>
          <table:table-cell office:value-type="string">
            <text:p>31.87</text:p>
          </table:table-cell>
          <table:table-cell office:value-type="string">
            <text:p>25.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5">
            <text:p>335</text:p>
          </table:table-cell>
          <table:table-cell office:value-type="string">
            <text:p>31.21</text:p>
          </table:table-cell>
          <table:table-cell office:value-type="string">
            <text:p>33.15</text:p>
          </table:table-cell>
          <table:table-cell office:value-type="string">
            <text:p>32.12</text:p>
          </table:table-cell>
          <table:table-cell office:value-type="string">
            <text:p>30.17</text:p>
          </table:table-cell>
          <table:table-cell office:value-type="string">
            <text:p>33.06</text:p>
          </table:table-cell>
          <table:table-cell office:value-type="string">
            <text:p>33.33</text:p>
          </table:table-cell>
          <table:table-cell office:value-type="string">
            <text:p>31.94</text:p>
          </table:table-cell>
          <table:table-cell office:value-type="string">
            <text:p>25.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40">
            <text:p>340</text:p>
          </table:table-cell>
          <table:table-cell office:value-type="string">
            <text:p>31.29</text:p>
          </table:table-cell>
          <table:table-cell office:value-type="string">
            <text:p>33.23</text:p>
          </table:table-cell>
          <table:table-cell office:value-type="string">
            <text:p>32.19</text:p>
          </table:table-cell>
          <table:table-cell office:value-type="string">
            <text:p>30.24</text:p>
          </table:table-cell>
          <table:table-cell office:value-type="string">
            <text:p>33.13</text:p>
          </table:table-cell>
          <table:table-cell office:value-type="string">
            <text:p>33.40</text:p>
          </table:table-cell>
          <table:table-cell office:value-type="string">
            <text:p>32.01</text:p>
          </table:table-cell>
          <table:table-cell office:value-type="string">
            <text:p>25.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45">
            <text:p>345</text:p>
          </table:table-cell>
          <table:table-cell office:value-type="string">
            <text:p>31.37</text:p>
          </table:table-cell>
          <table:table-cell office:value-type="string">
            <text:p>33.31</text:p>
          </table:table-cell>
          <table:table-cell office:value-type="string">
            <text:p>32.26</text:p>
          </table:table-cell>
          <table:table-cell office:value-type="string">
            <text:p>30.32</text:p>
          </table:table-cell>
          <table:table-cell office:value-type="string">
            <text:p>33.21</text:p>
          </table:table-cell>
          <table:table-cell office:value-type="string">
            <text:p>33.48</text:p>
          </table:table-cell>
          <table:table-cell office:value-type="string">
            <text:p>32.08</text:p>
          </table:table-cell>
          <table:table-cell office:value-type="string">
            <text:p>25.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50">
            <text:p>350</text:p>
          </table:table-cell>
          <table:table-cell office:value-type="string">
            <text:p>31.46</text:p>
          </table:table-cell>
          <table:table-cell office:value-type="string">
            <text:p>33.39</text:p>
          </table:table-cell>
          <table:table-cell office:value-type="string">
            <text:p>32.33</text:p>
          </table:table-cell>
          <table:table-cell office:value-type="string">
            <text:p>30.40</text:p>
          </table:table-cell>
          <table:table-cell office:value-type="string">
            <text:p>33.29</text:p>
          </table:table-cell>
          <table:table-cell office:value-type="string">
            <text:p>33.55</text:p>
          </table:table-cell>
          <table:table-cell office:value-type="string">
            <text:p>32.14</text:p>
          </table:table-cell>
          <table:table-cell office:value-type="string">
            <text:p>25.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55">
            <text:p>355</text:p>
          </table:table-cell>
          <table:table-cell office:value-type="string">
            <text:p>31.53</text:p>
          </table:table-cell>
          <table:table-cell office:value-type="string">
            <text:p>33.46</text:p>
          </table:table-cell>
          <table:table-cell office:value-type="string">
            <text:p>32.40</text:p>
          </table:table-cell>
          <table:table-cell office:value-type="string">
            <text:p>30.46</text:p>
          </table:table-cell>
          <table:table-cell office:value-type="string">
            <text:p>33.37</text:p>
          </table:table-cell>
          <table:table-cell office:value-type="string">
            <text:p>33.62</text:p>
          </table:table-cell>
          <table:table-cell office:value-type="string">
            <text:p>32.21</text:p>
          </table:table-cell>
          <table:table-cell office:value-type="string">
            <text:p>25.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60">
            <text:p>360</text:p>
          </table:table-cell>
          <table:table-cell office:value-type="string">
            <text:p>31.62</text:p>
          </table:table-cell>
          <table:table-cell office:value-type="string">
            <text:p>33.54</text:p>
          </table:table-cell>
          <table:table-cell office:value-type="string">
            <text:p>32.47</text:p>
          </table:table-cell>
          <table:table-cell office:value-type="string">
            <text:p>30.53</text:p>
          </table:table-cell>
          <table:table-cell office:value-type="string">
            <text:p>33.44</text:p>
          </table:table-cell>
          <table:table-cell office:value-type="string">
            <text:p>33.70</text:p>
          </table:table-cell>
          <table:table-cell office:value-type="string">
            <text:p>32.28</text:p>
          </table:table-cell>
          <table:table-cell office:value-type="string">
            <text:p>25.8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65">
            <text:p>365</text:p>
          </table:table-cell>
          <table:table-cell office:value-type="string">
            <text:p>31.69</text:p>
          </table:table-cell>
          <table:table-cell office:value-type="string">
            <text:p>33.61</text:p>
          </table:table-cell>
          <table:table-cell office:value-type="string">
            <text:p>32.53</text:p>
          </table:table-cell>
          <table:table-cell office:value-type="string">
            <text:p>30.60</text:p>
          </table:table-cell>
          <table:table-cell office:value-type="string">
            <text:p>33.52</text:p>
          </table:table-cell>
          <table:table-cell office:value-type="string">
            <text:p>33.77</text:p>
          </table:table-cell>
          <table:table-cell office:value-type="string">
            <text:p>32.34</text:p>
          </table:table-cell>
          <table:table-cell office:value-type="string">
            <text:p>25.9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0">
            <text:p>370</text:p>
          </table:table-cell>
          <table:table-cell office:value-type="string">
            <text:p>31.77</text:p>
          </table:table-cell>
          <table:table-cell office:value-type="string">
            <text:p>33.69</text:p>
          </table:table-cell>
          <table:table-cell office:value-type="string">
            <text:p>32.60</text:p>
          </table:table-cell>
          <table:table-cell office:value-type="string">
            <text:p>30.67</text:p>
          </table:table-cell>
          <table:table-cell office:value-type="string">
            <text:p>33.59</text:p>
          </table:table-cell>
          <table:table-cell office:value-type="string">
            <text:p>33.84</text:p>
          </table:table-cell>
          <table:table-cell office:value-type="string">
            <text:p>32.40</text:p>
          </table:table-cell>
          <table:table-cell office:value-type="string">
            <text:p>26.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75">
            <text:p>375</text:p>
          </table:table-cell>
          <table:table-cell office:value-type="string">
            <text:p>31.85</text:p>
          </table:table-cell>
          <table:table-cell office:value-type="string">
            <text:p>33.76</text:p>
          </table:table-cell>
          <table:table-cell office:value-type="string">
            <text:p>32.67</text:p>
          </table:table-cell>
          <table:table-cell office:value-type="string">
            <text:p>30.73</text:p>
          </table:table-cell>
          <table:table-cell office:value-type="string">
            <text:p>33.66</text:p>
          </table:table-cell>
          <table:table-cell office:value-type="string">
            <text:p>33.91</text:p>
          </table:table-cell>
          <table:table-cell office:value-type="string">
            <text:p>32.46</text:p>
          </table:table-cell>
          <table:table-cell office:value-type="string">
            <text:p>26.0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80">
            <text:p>380</text:p>
          </table:table-cell>
          <table:table-cell office:value-type="string">
            <text:p>31.92</text:p>
          </table:table-cell>
          <table:table-cell office:value-type="string">
            <text:p>33.84</text:p>
          </table:table-cell>
          <table:table-cell office:value-type="string">
            <text:p>32.73</text:p>
          </table:table-cell>
          <table:table-cell office:value-type="string">
            <text:p>30.80</text:p>
          </table:table-cell>
          <table:table-cell office:value-type="string">
            <text:p>33.74</text:p>
          </table:table-cell>
          <table:table-cell office:value-type="string">
            <text:p>33.98</text:p>
          </table:table-cell>
          <table:table-cell office:value-type="string">
            <text:p>32.53</text:p>
          </table:table-cell>
          <table:table-cell office:value-type="string">
            <text:p>26.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85">
            <text:p>385</text:p>
          </table:table-cell>
          <table:table-cell office:value-type="string">
            <text:p>32.00</text:p>
          </table:table-cell>
          <table:table-cell office:value-type="string">
            <text:p>33.91</text:p>
          </table:table-cell>
          <table:table-cell office:value-type="string">
            <text:p>32.80</text:p>
          </table:table-cell>
          <table:table-cell office:value-type="string">
            <text:p>30.87</text:p>
          </table:table-cell>
          <table:table-cell office:value-type="string">
            <text:p>33.81</text:p>
          </table:table-cell>
          <table:table-cell office:value-type="string">
            <text:p>34.05</text:p>
          </table:table-cell>
          <table:table-cell office:value-type="string">
            <text:p>32.58</text:p>
          </table:table-cell>
          <table:table-cell office:value-type="string">
            <text:p>26.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0">
            <text:p>390</text:p>
          </table:table-cell>
          <table:table-cell office:value-type="string">
            <text:p>32.07</text:p>
          </table:table-cell>
          <table:table-cell office:value-type="string">
            <text:p>33.98</text:p>
          </table:table-cell>
          <table:table-cell office:value-type="string">
            <text:p>32.86</text:p>
          </table:table-cell>
          <table:table-cell office:value-type="string">
            <text:p>30.93</text:p>
          </table:table-cell>
          <table:table-cell office:value-type="string">
            <text:p>33.88</text:p>
          </table:table-cell>
          <table:table-cell office:value-type="string">
            <text:p>34.12</text:p>
          </table:table-cell>
          <table:table-cell office:value-type="string">
            <text:p>32.64</text:p>
          </table:table-cell>
          <table:table-cell office:value-type="string">
            <text:p>26.2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5">
            <text:p>395</text:p>
          </table:table-cell>
          <table:table-cell office:value-type="string">
            <text:p>32.15</text:p>
          </table:table-cell>
          <table:table-cell office:value-type="string">
            <text:p>34.05</text:p>
          </table:table-cell>
          <table:table-cell office:value-type="string">
            <text:p>32.92</text:p>
          </table:table-cell>
          <table:table-cell office:value-type="string">
            <text:p>31.00</text:p>
          </table:table-cell>
          <table:table-cell office:value-type="string">
            <text:p>33.95</text:p>
          </table:table-cell>
          <table:table-cell office:value-type="string">
            <text:p>34.18</text:p>
          </table:table-cell>
          <table:table-cell office:value-type="string">
            <text:p>32.71</text:p>
          </table:table-cell>
          <table:table-cell office:value-type="string">
            <text:p>26.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0">
            <text:p>400</text:p>
          </table:table-cell>
          <table:table-cell office:value-type="string">
            <text:p>32.21</text:p>
          </table:table-cell>
          <table:table-cell office:value-type="string">
            <text:p>34.12</text:p>
          </table:table-cell>
          <table:table-cell office:value-type="string">
            <text:p>32.98</text:p>
          </table:table-cell>
          <table:table-cell office:value-type="string">
            <text:p>31.06</text:p>
          </table:table-cell>
          <table:table-cell office:value-type="string">
            <text:p>34.02</text:p>
          </table:table-cell>
          <table:table-cell office:value-type="string">
            <text:p>34.25</text:p>
          </table:table-cell>
          <table:table-cell office:value-type="string">
            <text:p>32.76</text:p>
          </table:table-cell>
          <table:table-cell office:value-type="string">
            <text:p>26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5">
            <text:p>405</text:p>
          </table:table-cell>
          <table:table-cell office:value-type="string">
            <text:p>32.29</text:p>
          </table:table-cell>
          <table:table-cell office:value-type="string">
            <text:p>34.18</text:p>
          </table:table-cell>
          <table:table-cell office:value-type="string">
            <text:p>33.05</text:p>
          </table:table-cell>
          <table:table-cell office:value-type="string">
            <text:p>31.13</text:p>
          </table:table-cell>
          <table:table-cell office:value-type="string">
            <text:p>34.08</text:p>
          </table:table-cell>
          <table:table-cell office:value-type="string">
            <text:p>34.31</text:p>
          </table:table-cell>
          <table:table-cell office:value-type="string">
            <text:p>32.82</text:p>
          </table:table-cell>
          <table:table-cell office:value-type="string">
            <text:p>26.4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10">
            <text:p>410</text:p>
          </table:table-cell>
          <table:table-cell office:value-type="string">
            <text:p>32.36</text:p>
          </table:table-cell>
          <table:table-cell office:value-type="string">
            <text:p>34.25</text:p>
          </table:table-cell>
          <table:table-cell office:value-type="string">
            <text:p>33.11</text:p>
          </table:table-cell>
          <table:table-cell office:value-type="string">
            <text:p>31.18</text:p>
          </table:table-cell>
          <table:table-cell office:value-type="string">
            <text:p>34.15</text:p>
          </table:table-cell>
          <table:table-cell office:value-type="string">
            <text:p>34.38</text:p>
          </table:table-cell>
          <table:table-cell office:value-type="string">
            <text:p>32.88</text:p>
          </table:table-cell>
          <table:table-cell office:value-type="string">
            <text:p>26.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15">
            <text:p>415</text:p>
          </table:table-cell>
          <table:table-cell office:value-type="string">
            <text:p>32.43</text:p>
          </table:table-cell>
          <table:table-cell office:value-type="string">
            <text:p>34.32</text:p>
          </table:table-cell>
          <table:table-cell office:value-type="string">
            <text:p>33.17</text:p>
          </table:table-cell>
          <table:table-cell office:value-type="string">
            <text:p>31.25</text:p>
          </table:table-cell>
          <table:table-cell office:value-type="string">
            <text:p>34.22</text:p>
          </table:table-cell>
          <table:table-cell office:value-type="string">
            <text:p>34.44</text:p>
          </table:table-cell>
          <table:table-cell office:value-type="string">
            <text:p>32.94</text:p>
          </table:table-cell>
          <table:table-cell office:value-type="string">
            <text:p>26.5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0">
            <text:p>420</text:p>
          </table:table-cell>
          <table:table-cell office:value-type="string">
            <text:p>32.50</text:p>
          </table:table-cell>
          <table:table-cell office:value-type="string">
            <text:p>34.39</text:p>
          </table:table-cell>
          <table:table-cell office:value-type="string">
            <text:p>33.23</text:p>
          </table:table-cell>
          <table:table-cell office:value-type="string">
            <text:p>31.31</text:p>
          </table:table-cell>
          <table:table-cell office:value-type="string">
            <text:p>34.29</text:p>
          </table:table-cell>
          <table:table-cell office:value-type="string">
            <text:p>34.51</text:p>
          </table:table-cell>
          <table:table-cell office:value-type="string">
            <text:p>33.00</text:p>
          </table:table-cell>
          <table:table-cell office:value-type="string">
            <text:p>26.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25">
            <text:p>425</text:p>
          </table:table-cell>
          <table:table-cell office:value-type="string">
            <text:p>32.57</text:p>
          </table:table-cell>
          <table:table-cell office:value-type="string">
            <text:p>34.45</text:p>
          </table:table-cell>
          <table:table-cell office:value-type="string">
            <text:p>33.29</text:p>
          </table:table-cell>
          <table:table-cell office:value-type="string">
            <text:p>31.38</text:p>
          </table:table-cell>
          <table:table-cell office:value-type="string">
            <text:p>34.35</text:p>
          </table:table-cell>
          <table:table-cell office:value-type="string">
            <text:p>34.57</text:p>
          </table:table-cell>
          <table:table-cell office:value-type="string">
            <text:p>33.06</text:p>
          </table:table-cell>
          <table:table-cell office:value-type="string">
            <text:p>26.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30">
            <text:p>430</text:p>
          </table:table-cell>
          <table:table-cell office:value-type="string">
            <text:p>32.63</text:p>
          </table:table-cell>
          <table:table-cell office:value-type="string">
            <text:p>34.52</text:p>
          </table:table-cell>
          <table:table-cell office:value-type="string">
            <text:p>33.35</text:p>
          </table:table-cell>
          <table:table-cell office:value-type="string">
            <text:p>31.44</text:p>
          </table:table-cell>
          <table:table-cell office:value-type="string">
            <text:p>34.42</text:p>
          </table:table-cell>
          <table:table-cell office:value-type="string">
            <text:p>34.63</text:p>
          </table:table-cell>
          <table:table-cell office:value-type="string">
            <text:p>33.12</text:p>
          </table:table-cell>
          <table:table-cell office:value-type="string">
            <text:p>26.7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5">
            <text:p>435</text:p>
          </table:table-cell>
          <table:table-cell office:value-type="string">
            <text:p>32.70</text:p>
          </table:table-cell>
          <table:table-cell office:value-type="string">
            <text:p>34.58</text:p>
          </table:table-cell>
          <table:table-cell office:value-type="string">
            <text:p>33.41</text:p>
          </table:table-cell>
          <table:table-cell office:value-type="string">
            <text:p>31.50</text:p>
          </table:table-cell>
          <table:table-cell office:value-type="string">
            <text:p>34.48</text:p>
          </table:table-cell>
          <table:table-cell office:value-type="string">
            <text:p>34.69</text:p>
          </table:table-cell>
          <table:table-cell office:value-type="string">
            <text:p>33.17</text:p>
          </table:table-cell>
          <table:table-cell office:value-type="string">
            <text:p>26.7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40">
            <text:p>440</text:p>
          </table:table-cell>
          <table:table-cell office:value-type="string">
            <text:p>32.76</text:p>
          </table:table-cell>
          <table:table-cell office:value-type="string">
            <text:p>34.64</text:p>
          </table:table-cell>
          <table:table-cell office:value-type="string">
            <text:p>33.47</text:p>
          </table:table-cell>
          <table:table-cell office:value-type="string">
            <text:p>31.56</text:p>
          </table:table-cell>
          <table:table-cell office:value-type="string">
            <text:p>34.54</text:p>
          </table:table-cell>
          <table:table-cell office:value-type="string">
            <text:p>34.75</text:p>
          </table:table-cell>
          <table:table-cell office:value-type="string">
            <text:p>33.23</text:p>
          </table:table-cell>
          <table:table-cell office:value-type="string">
            <text:p>26.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  <table:table-cell office:value-type="string">
            <text:p>32.83</text:p>
          </table:table-cell>
          <table:table-cell office:value-type="string">
            <text:p>34.71</text:p>
          </table:table-cell>
          <table:table-cell office:value-type="string">
            <text:p>33.53</text:p>
          </table:table-cell>
          <table:table-cell office:value-type="string">
            <text:p>31.62</text:p>
          </table:table-cell>
          <table:table-cell office:value-type="string">
            <text:p>34.60</text:p>
          </table:table-cell>
          <table:table-cell office:value-type="string">
            <text:p>34.81</text:p>
          </table:table-cell>
          <table:table-cell office:value-type="string">
            <text:p>33.28</text:p>
          </table:table-cell>
          <table:table-cell office:value-type="string">
            <text:p>26.8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50">
            <text:p>450</text:p>
          </table:table-cell>
          <table:table-cell office:value-type="string">
            <text:p>32.89</text:p>
          </table:table-cell>
          <table:table-cell office:value-type="string">
            <text:p>34.77</text:p>
          </table:table-cell>
          <table:table-cell office:value-type="string">
            <text:p>33.58</text:p>
          </table:table-cell>
          <table:table-cell office:value-type="string">
            <text:p>31.68</text:p>
          </table:table-cell>
          <table:table-cell office:value-type="string">
            <text:p>34.67</text:p>
          </table:table-cell>
          <table:table-cell office:value-type="string">
            <text:p>34.87</text:p>
          </table:table-cell>
          <table:table-cell office:value-type="string">
            <text:p>33.34</text:p>
          </table:table-cell>
          <table:table-cell office:value-type="string">
            <text:p>26.9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55">
            <text:p>455</text:p>
          </table:table-cell>
          <table:table-cell office:value-type="string">
            <text:p>32.96</text:p>
          </table:table-cell>
          <table:table-cell office:value-type="string">
            <text:p>34.83</text:p>
          </table:table-cell>
          <table:table-cell office:value-type="string">
            <text:p>33.64</text:p>
          </table:table-cell>
          <table:table-cell office:value-type="string">
            <text:p>31.73</text:p>
          </table:table-cell>
          <table:table-cell office:value-type="string">
            <text:p>34.73</text:p>
          </table:table-cell>
          <table:table-cell office:value-type="string">
            <text:p>34.93</text:p>
          </table:table-cell>
          <table:table-cell office:value-type="string">
            <text:p>33.39</text:p>
          </table:table-cell>
          <table:table-cell office:value-type="string">
            <text:p>26.9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60">
            <text:p>460</text:p>
          </table:table-cell>
          <table:table-cell office:value-type="string">
            <text:p>33.02</text:p>
          </table:table-cell>
          <table:table-cell office:value-type="string">
            <text:p>34.89</text:p>
          </table:table-cell>
          <table:table-cell office:value-type="string">
            <text:p>33.70</text:p>
          </table:table-cell>
          <table:table-cell office:value-type="string">
            <text:p>31.78</text:p>
          </table:table-cell>
          <table:table-cell office:value-type="string">
            <text:p>34.79</text:p>
          </table:table-cell>
          <table:table-cell office:value-type="string">
            <text:p>34.99</text:p>
          </table:table-cell>
          <table:table-cell office:value-type="string">
            <text:p>33.44</text:p>
          </table:table-cell>
          <table:table-cell office:value-type="string">
            <text:p>27.0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 office:value-type="string">
            <text:p>33.08</text:p>
          </table:table-cell>
          <table:table-cell office:value-type="string">
            <text:p>34.95</text:p>
          </table:table-cell>
          <table:table-cell office:value-type="string">
            <text:p>33.76</text:p>
          </table:table-cell>
          <table:table-cell office:value-type="string">
            <text:p>31.85</text:p>
          </table:table-cell>
          <table:table-cell office:value-type="string">
            <text:p>34.85</text:p>
          </table:table-cell>
          <table:table-cell office:value-type="string">
            <text:p>35.05</text:p>
          </table:table-cell>
          <table:table-cell office:value-type="string">
            <text:p>33.50</text:p>
          </table:table-cell>
          <table:table-cell office:value-type="string">
            <text:p>27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70">
            <text:p>470</text:p>
          </table:table-cell>
          <table:table-cell office:value-type="string">
            <text:p>33.14</text:p>
          </table:table-cell>
          <table:table-cell office:value-type="string">
            <text:p>35.01</text:p>
          </table:table-cell>
          <table:table-cell office:value-type="string">
            <text:p>33.81</text:p>
          </table:table-cell>
          <table:table-cell office:value-type="string">
            <text:p>31.90</text:p>
          </table:table-cell>
          <table:table-cell office:value-type="string">
            <text:p>34.91</text:p>
          </table:table-cell>
          <table:table-cell office:value-type="string">
            <text:p>35.10</text:p>
          </table:table-cell>
          <table:table-cell office:value-type="string">
            <text:p>33.55</text:p>
          </table:table-cell>
          <table:table-cell office:value-type="string">
            <text:p>27.1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75">
            <text:p>475</text:p>
          </table:table-cell>
          <table:table-cell office:value-type="string">
            <text:p>33.21</text:p>
          </table:table-cell>
          <table:table-cell office:value-type="string">
            <text:p>35.07</text:p>
          </table:table-cell>
          <table:table-cell office:value-type="string">
            <text:p>33.86</text:p>
          </table:table-cell>
          <table:table-cell office:value-type="string">
            <text:p>31.96</text:p>
          </table:table-cell>
          <table:table-cell office:value-type="string">
            <text:p>34.96</text:p>
          </table:table-cell>
          <table:table-cell office:value-type="string">
            <text:p>35.16</text:p>
          </table:table-cell>
          <table:table-cell office:value-type="string">
            <text:p>33.60</text:p>
          </table:table-cell>
          <table:table-cell office:value-type="string">
            <text:p>27.1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0">
            <text:p>480</text:p>
          </table:table-cell>
          <table:table-cell office:value-type="string">
            <text:p>33.27</text:p>
          </table:table-cell>
          <table:table-cell office:value-type="string">
            <text:p>35.13</text:p>
          </table:table-cell>
          <table:table-cell office:value-type="string">
            <text:p>33.92</text:p>
          </table:table-cell>
          <table:table-cell office:value-type="string">
            <text:p>32.01</text:p>
          </table:table-cell>
          <table:table-cell office:value-type="string">
            <text:p>35.02</text:p>
          </table:table-cell>
          <table:table-cell office:value-type="string">
            <text:p>35.21</text:p>
          </table:table-cell>
          <table:table-cell office:value-type="string">
            <text:p>33.66</text:p>
          </table:table-cell>
          <table:table-cell office:value-type="string">
            <text:p>27.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5">
            <text:p>485</text:p>
          </table:table-cell>
          <table:table-cell office:value-type="string">
            <text:p>33.33</text:p>
          </table:table-cell>
          <table:table-cell office:value-type="string">
            <text:p>35.19</text:p>
          </table:table-cell>
          <table:table-cell office:value-type="string">
            <text:p>33.97</text:p>
          </table:table-cell>
          <table:table-cell office:value-type="string">
            <text:p>32.07</text:p>
          </table:table-cell>
          <table:table-cell office:value-type="string">
            <text:p>35.07</text:p>
          </table:table-cell>
          <table:table-cell office:value-type="string">
            <text:p>35.27</text:p>
          </table:table-cell>
          <table:table-cell office:value-type="string">
            <text:p>33.71</text:p>
          </table:table-cell>
          <table:table-cell office:value-type="string">
            <text:p>27.3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0">
            <text:p>490</text:p>
          </table:table-cell>
          <table:table-cell office:value-type="string">
            <text:p>33.39</text:p>
          </table:table-cell>
          <table:table-cell office:value-type="string">
            <text:p>35.25</text:p>
          </table:table-cell>
          <table:table-cell office:value-type="string">
            <text:p>34.03</text:p>
          </table:table-cell>
          <table:table-cell office:value-type="string">
            <text:p>32.12</text:p>
          </table:table-cell>
          <table:table-cell office:value-type="string">
            <text:p>35.13</text:p>
          </table:table-cell>
          <table:table-cell office:value-type="string">
            <text:p>35.32</text:p>
          </table:table-cell>
          <table:table-cell office:value-type="string">
            <text:p>33.76</text:p>
          </table:table-cell>
          <table:table-cell office:value-type="string">
            <text:p>27.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5">
            <text:p>495</text:p>
          </table:table-cell>
          <table:table-cell office:value-type="string">
            <text:p>33.45</text:p>
          </table:table-cell>
          <table:table-cell office:value-type="string">
            <text:p>35.30</text:p>
          </table:table-cell>
          <table:table-cell office:value-type="string">
            <text:p>34.08</text:p>
          </table:table-cell>
          <table:table-cell office:value-type="string">
            <text:p>32.17</text:p>
          </table:table-cell>
          <table:table-cell office:value-type="string">
            <text:p>35.19</text:p>
          </table:table-cell>
          <table:table-cell office:value-type="string">
            <text:p>35.38</text:p>
          </table:table-cell>
          <table:table-cell office:value-type="string">
            <text:p>33.82</text:p>
          </table:table-cell>
          <table:table-cell office:value-type="string">
            <text:p>27.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00">
            <text:p>500</text:p>
          </table:table-cell>
          <table:table-cell office:value-type="string">
            <text:p>33.51</text:p>
          </table:table-cell>
          <table:table-cell office:value-type="string">
            <text:p>35.36</text:p>
          </table:table-cell>
          <table:table-cell office:value-type="string">
            <text:p>34.13</text:p>
          </table:table-cell>
          <table:table-cell office:value-type="string">
            <text:p>32.23</text:p>
          </table:table-cell>
          <table:table-cell office:value-type="string">
            <text:p>35.25</text:p>
          </table:table-cell>
          <table:table-cell office:value-type="string">
            <text:p>35.43</text:p>
          </table:table-cell>
          <table:table-cell office:value-type="string">
            <text:p>33.86</text:p>
          </table:table-cell>
          <table:table-cell office:value-type="string">
            <text:p>27.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05">
            <text:p>505</text:p>
          </table:table-cell>
          <table:table-cell office:value-type="string">
            <text:p>33.56</text:p>
          </table:table-cell>
          <table:table-cell office:value-type="string">
            <text:p>35.42</text:p>
          </table:table-cell>
          <table:table-cell office:value-type="string">
            <text:p>34.18</text:p>
          </table:table-cell>
          <table:table-cell office:value-type="string">
            <text:p>32.28</text:p>
          </table:table-cell>
          <table:table-cell office:value-type="string">
            <text:p>35.30</text:p>
          </table:table-cell>
          <table:table-cell office:value-type="string">
            <text:p>35.48</text:p>
          </table:table-cell>
          <table:table-cell office:value-type="string">
            <text:p>33.91</text:p>
          </table:table-cell>
          <table:table-cell office:value-type="string">
            <text:p>27.5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10">
            <text:p>510</text:p>
          </table:table-cell>
          <table:table-cell office:value-type="string">
            <text:p>33.62</text:p>
          </table:table-cell>
          <table:table-cell office:value-type="string">
            <text:p>35.47</text:p>
          </table:table-cell>
          <table:table-cell office:value-type="string">
            <text:p>34.23</text:p>
          </table:table-cell>
          <table:table-cell office:value-type="string">
            <text:p>32.33</text:p>
          </table:table-cell>
          <table:table-cell office:value-type="string">
            <text:p>35.35</text:p>
          </table:table-cell>
          <table:table-cell office:value-type="string">
            <text:p>35.54</text:p>
          </table:table-cell>
          <table:table-cell office:value-type="string">
            <text:p>33.96</text:p>
          </table:table-cell>
          <table:table-cell office:value-type="string">
            <text:p>27.5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15">
            <text:p>515</text:p>
          </table:table-cell>
          <table:table-cell office:value-type="string">
            <text:p>33.68</text:p>
          </table:table-cell>
          <table:table-cell office:value-type="string">
            <text:p>35.53</text:p>
          </table:table-cell>
          <table:table-cell office:value-type="string">
            <text:p>34.28</text:p>
          </table:table-cell>
          <table:table-cell office:value-type="string">
            <text:p>32.39</text:p>
          </table:table-cell>
          <table:table-cell office:value-type="string">
            <text:p>35.41</text:p>
          </table:table-cell>
          <table:table-cell office:value-type="string">
            <text:p>35.58</text:p>
          </table:table-cell>
          <table:table-cell office:value-type="string">
            <text:p>34.01</text:p>
          </table:table-cell>
          <table:table-cell office:value-type="string">
            <text:p>27.6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20">
            <text:p>520</text:p>
          </table:table-cell>
          <table:table-cell office:value-type="string">
            <text:p>33.73</text:p>
          </table:table-cell>
          <table:table-cell office:value-type="string">
            <text:p>35.58</text:p>
          </table:table-cell>
          <table:table-cell office:value-type="string">
            <text:p>34.33</text:p>
          </table:table-cell>
          <table:table-cell office:value-type="string">
            <text:p>32.44</text:p>
          </table:table-cell>
          <table:table-cell office:value-type="string">
            <text:p>35.46</text:p>
          </table:table-cell>
          <table:table-cell office:value-type="string">
            <text:p>35.63</text:p>
          </table:table-cell>
          <table:table-cell office:value-type="string">
            <text:p>34.06</text:p>
          </table:table-cell>
          <table:table-cell office:value-type="string">
            <text:p>27.6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25">
            <text:p>525</text:p>
          </table:table-cell>
          <table:table-cell office:value-type="string">
            <text:p>33.79</text:p>
          </table:table-cell>
          <table:table-cell office:value-type="string">
            <text:p>35.63</text:p>
          </table:table-cell>
          <table:table-cell office:value-type="string">
            <text:p>34.38</text:p>
          </table:table-cell>
          <table:table-cell office:value-type="string">
            <text:p>32.49</text:p>
          </table:table-cell>
          <table:table-cell office:value-type="string">
            <text:p>35.51</text:p>
          </table:table-cell>
          <table:table-cell office:value-type="string">
            <text:p>35.69</text:p>
          </table:table-cell>
          <table:table-cell office:value-type="string">
            <text:p>34.11</text:p>
          </table:table-cell>
          <table:table-cell office:value-type="string">
            <text:p>27.7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30">
            <text:p>530</text:p>
          </table:table-cell>
          <table:table-cell office:value-type="string">
            <text:p>33.85</text:p>
          </table:table-cell>
          <table:table-cell office:value-type="string">
            <text:p>35.69</text:p>
          </table:table-cell>
          <table:table-cell office:value-type="string">
            <text:p>34.43</text:p>
          </table:table-cell>
          <table:table-cell office:value-type="string">
            <text:p>32.54</text:p>
          </table:table-cell>
          <table:table-cell office:value-type="string">
            <text:p>35.56</text:p>
          </table:table-cell>
          <table:table-cell office:value-type="string">
            <text:p>35.73</text:p>
          </table:table-cell>
          <table:table-cell office:value-type="string">
            <text:p>34.16</text:p>
          </table:table-cell>
          <table:table-cell office:value-type="string">
            <text:p>27.7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35">
            <text:p>535</text:p>
          </table:table-cell>
          <table:table-cell office:value-type="string">
            <text:p>33.90</text:p>
          </table:table-cell>
          <table:table-cell office:value-type="string">
            <text:p>35.74</text:p>
          </table:table-cell>
          <table:table-cell office:value-type="string">
            <text:p>34.48</text:p>
          </table:table-cell>
          <table:table-cell office:value-type="string">
            <text:p>32.59</text:p>
          </table:table-cell>
          <table:table-cell office:value-type="string">
            <text:p>35.62</text:p>
          </table:table-cell>
          <table:table-cell office:value-type="string">
            <text:p>35.79</text:p>
          </table:table-cell>
          <table:table-cell office:value-type="string">
            <text:p>34.20</text:p>
          </table:table-cell>
          <table:table-cell office:value-type="string">
            <text:p>27.8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40">
            <text:p>540</text:p>
          </table:table-cell>
          <table:table-cell office:value-type="string">
            <text:p>33.95</text:p>
          </table:table-cell>
          <table:table-cell office:value-type="string">
            <text:p>35.79</text:p>
          </table:table-cell>
          <table:table-cell office:value-type="string">
            <text:p>34.53</text:p>
          </table:table-cell>
          <table:table-cell office:value-type="string">
            <text:p>32.65</text:p>
          </table:table-cell>
          <table:table-cell office:value-type="string">
            <text:p>35.66</text:p>
          </table:table-cell>
          <table:table-cell office:value-type="string">
            <text:p>35.83</text:p>
          </table:table-cell>
          <table:table-cell office:value-type="string">
            <text:p>34.25</text:p>
          </table:table-cell>
          <table:table-cell office:value-type="string">
            <text:p>27.8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45">
            <text:p>545</text:p>
          </table:table-cell>
          <table:table-cell office:value-type="string">
            <text:p>34.01</text:p>
          </table:table-cell>
          <table:table-cell office:value-type="string">
            <text:p>35.84</text:p>
          </table:table-cell>
          <table:table-cell office:value-type="string">
            <text:p>34.58</text:p>
          </table:table-cell>
          <table:table-cell office:value-type="string">
            <text:p>32.69</text:p>
          </table:table-cell>
          <table:table-cell office:value-type="string">
            <text:p>35.72</text:p>
          </table:table-cell>
          <table:table-cell office:value-type="string">
            <text:p>35.88</text:p>
          </table:table-cell>
          <table:table-cell office:value-type="string">
            <text:p>34.30</text:p>
          </table:table-cell>
          <table:table-cell office:value-type="string">
            <text:p>27.9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50">
            <text:p>550</text:p>
          </table:table-cell>
          <table:table-cell office:value-type="string">
            <text:p>34.06</text:p>
          </table:table-cell>
          <table:table-cell office:value-type="string">
            <text:p>35.90</text:p>
          </table:table-cell>
          <table:table-cell office:value-type="string">
            <text:p>34.63</text:p>
          </table:table-cell>
          <table:table-cell office:value-type="string">
            <text:p>32.74</text:p>
          </table:table-cell>
          <table:table-cell office:value-type="string">
            <text:p>35.76</text:p>
          </table:table-cell>
          <table:table-cell office:value-type="string">
            <text:p>35.94</text:p>
          </table:table-cell>
          <table:table-cell office:value-type="string">
            <text:p>34.35</text:p>
          </table:table-cell>
          <table:table-cell office:value-type="string">
            <text:p>27.9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55">
            <text:p>555</text:p>
          </table:table-cell>
          <table:table-cell office:value-type="string">
            <text:p>34.11</text:p>
          </table:table-cell>
          <table:table-cell office:value-type="string">
            <text:p>35.95</text:p>
          </table:table-cell>
          <table:table-cell office:value-type="string">
            <text:p>34.68</text:p>
          </table:table-cell>
          <table:table-cell office:value-type="string">
            <text:p>32.78</text:p>
          </table:table-cell>
          <table:table-cell office:value-type="string">
            <text:p>35.81</text:p>
          </table:table-cell>
          <table:table-cell office:value-type="string">
            <text:p>35.98</text:p>
          </table:table-cell>
          <table:table-cell office:value-type="string">
            <text:p>34.39</text:p>
          </table:table-cell>
          <table:table-cell office:value-type="string">
            <text:p>28.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60">
            <text:p>560</text:p>
          </table:table-cell>
          <table:table-cell office:value-type="string">
            <text:p>34.16</text:p>
          </table:table-cell>
          <table:table-cell office:value-type="string">
            <text:p>36.00</text:p>
          </table:table-cell>
          <table:table-cell office:value-type="string">
            <text:p>34.72</text:p>
          </table:table-cell>
          <table:table-cell office:value-type="string">
            <text:p>32.83</text:p>
          </table:table-cell>
          <table:table-cell office:value-type="string">
            <text:p>35.86</text:p>
          </table:table-cell>
          <table:table-cell office:value-type="string">
            <text:p>36.03</text:p>
          </table:table-cell>
          <table:table-cell office:value-type="string">
            <text:p>34.44</text:p>
          </table:table-cell>
          <table:table-cell office:value-type="string">
            <text:p>28.0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65">
            <text:p>565</text:p>
          </table:table-cell>
          <table:table-cell office:value-type="string">
            <text:p>34.21</text:p>
          </table:table-cell>
          <table:table-cell office:value-type="string">
            <text:p>36.05</text:p>
          </table:table-cell>
          <table:table-cell office:value-type="string">
            <text:p>34.77</text:p>
          </table:table-cell>
          <table:table-cell office:value-type="string">
            <text:p>32.88</text:p>
          </table:table-cell>
          <table:table-cell office:value-type="string">
            <text:p>35.91</text:p>
          </table:table-cell>
          <table:table-cell office:value-type="string">
            <text:p>36.07</text:p>
          </table:table-cell>
          <table:table-cell office:value-type="string">
            <text:p>34.49</text:p>
          </table:table-cell>
          <table:table-cell office:value-type="string">
            <text:p>28.0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70">
            <text:p>570</text:p>
          </table:table-cell>
          <table:table-cell office:value-type="string">
            <text:p>34.27</text:p>
          </table:table-cell>
          <table:table-cell office:value-type="string">
            <text:p>36.10</text:p>
          </table:table-cell>
          <table:table-cell office:value-type="string">
            <text:p>34.82</text:p>
          </table:table-cell>
          <table:table-cell office:value-type="string">
            <text:p>32.93</text:p>
          </table:table-cell>
          <table:table-cell office:value-type="string">
            <text:p>35.96</text:p>
          </table:table-cell>
          <table:table-cell office:value-type="string">
            <text:p>36.12</text:p>
          </table:table-cell>
          <table:table-cell office:value-type="string">
            <text:p>34.53</text:p>
          </table:table-cell>
          <table:table-cell office:value-type="string">
            <text:p>28.1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75">
            <text:p>575</text:p>
          </table:table-cell>
          <table:table-cell office:value-type="string">
            <text:p>34.32</text:p>
          </table:table-cell>
          <table:table-cell office:value-type="string">
            <text:p>36.15</text:p>
          </table:table-cell>
          <table:table-cell office:value-type="string">
            <text:p>34.87</text:p>
          </table:table-cell>
          <table:table-cell office:value-type="string">
            <text:p>32.98</text:p>
          </table:table-cell>
          <table:table-cell office:value-type="string">
            <text:p>36.01</text:p>
          </table:table-cell>
          <table:table-cell office:value-type="string">
            <text:p>36.17</text:p>
          </table:table-cell>
          <table:table-cell office:value-type="string">
            <text:p>34.58</text:p>
          </table:table-cell>
          <table:table-cell office:value-type="string">
            <text:p>28.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80">
            <text:p>580</text:p>
          </table:table-cell>
          <table:table-cell office:value-type="string">
            <text:p>34.37</text:p>
          </table:table-cell>
          <table:table-cell office:value-type="string">
            <text:p>36.20</text:p>
          </table:table-cell>
          <table:table-cell office:value-type="string">
            <text:p>34.91</text:p>
          </table:table-cell>
          <table:table-cell office:value-type="string">
            <text:p>33.02</text:p>
          </table:table-cell>
          <table:table-cell office:value-type="string">
            <text:p>36.05</text:p>
          </table:table-cell>
          <table:table-cell office:value-type="string">
            <text:p>36.22</text:p>
          </table:table-cell>
          <table:table-cell office:value-type="string">
            <text:p>34.62</text:p>
          </table:table-cell>
          <table:table-cell office:value-type="string">
            <text:p>28.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85">
            <text:p>585</text:p>
          </table:table-cell>
          <table:table-cell office:value-type="string">
            <text:p>34.42</text:p>
          </table:table-cell>
          <table:table-cell office:value-type="string">
            <text:p>36.24</text:p>
          </table:table-cell>
          <table:table-cell office:value-type="string">
            <text:p>34.96</text:p>
          </table:table-cell>
          <table:table-cell office:value-type="string">
            <text:p>33.07</text:p>
          </table:table-cell>
          <table:table-cell office:value-type="string">
            <text:p>36.10</text:p>
          </table:table-cell>
          <table:table-cell office:value-type="string">
            <text:p>36.26</text:p>
          </table:table-cell>
          <table:table-cell office:value-type="string">
            <text:p>34.67</text:p>
          </table:table-cell>
          <table:table-cell office:value-type="string">
            <text:p>28.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90">
            <text:p>590</text:p>
          </table:table-cell>
          <table:table-cell office:value-type="string">
            <text:p>34.46</text:p>
          </table:table-cell>
          <table:table-cell office:value-type="string">
            <text:p>36.30</text:p>
          </table:table-cell>
          <table:table-cell office:value-type="string">
            <text:p>35.01</text:p>
          </table:table-cell>
          <table:table-cell office:value-type="string">
            <text:p>33.11</text:p>
          </table:table-cell>
          <table:table-cell office:value-type="string">
            <text:p>36.15</text:p>
          </table:table-cell>
          <table:table-cell office:value-type="string">
            <text:p>36.31</text:p>
          </table:table-cell>
          <table:table-cell office:value-type="string">
            <text:p>34.72</text:p>
          </table:table-cell>
          <table:table-cell office:value-type="string">
            <text:p>28.3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5">
            <text:p>595</text:p>
          </table:table-cell>
          <table:table-cell office:value-type="string">
            <text:p>34.51</text:p>
          </table:table-cell>
          <table:table-cell office:value-type="string">
            <text:p>36.35</text:p>
          </table:table-cell>
          <table:table-cell office:value-type="string">
            <text:p>35.05</text:p>
          </table:table-cell>
          <table:table-cell office:value-type="string">
            <text:p>33.16</text:p>
          </table:table-cell>
          <table:table-cell office:value-type="string">
            <text:p>36.19</text:p>
          </table:table-cell>
          <table:table-cell office:value-type="string">
            <text:p>36.36</text:p>
          </table:table-cell>
          <table:table-cell office:value-type="string">
            <text:p>34.77</text:p>
          </table:table-cell>
          <table:table-cell office:value-type="string">
            <text:p>28.3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00">
            <text:p>600</text:p>
          </table:table-cell>
          <table:table-cell office:value-type="string">
            <text:p>34.57</text:p>
          </table:table-cell>
          <table:table-cell office:value-type="string">
            <text:p>36.40</text:p>
          </table:table-cell>
          <table:table-cell office:value-type="string">
            <text:p>35.10</text:p>
          </table:table-cell>
          <table:table-cell office:value-type="string">
            <text:p>33.21</text:p>
          </table:table-cell>
          <table:table-cell office:value-type="string">
            <text:p>36.24</text:p>
          </table:table-cell>
          <table:table-cell office:value-type="string">
            <text:p>36.40</text:p>
          </table:table-cell>
          <table:table-cell office:value-type="string">
            <text:p>34.81</text:p>
          </table:table-cell>
          <table:table-cell office:value-type="string">
            <text:p>28.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office:value-type="string">
            <text:p>34.61</text:p>
          </table:table-cell>
          <table:table-cell office:value-type="string">
            <text:p>36.45</text:p>
          </table:table-cell>
          <table:table-cell office:value-type="string">
            <text:p>35.14</text:p>
          </table:table-cell>
          <table:table-cell office:value-type="string">
            <text:p>33.25</text:p>
          </table:table-cell>
          <table:table-cell office:value-type="string">
            <text:p>36.29</text:p>
          </table:table-cell>
          <table:table-cell office:value-type="string">
            <text:p>36.45</text:p>
          </table:table-cell>
          <table:table-cell office:value-type="string">
            <text:p>34.86</text:p>
          </table:table-cell>
          <table:table-cell office:value-type="string">
            <text:p>28.4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10">
            <text:p>610</text:p>
          </table:table-cell>
          <table:table-cell office:value-type="string">
            <text:p>34.66</text:p>
          </table:table-cell>
          <table:table-cell office:value-type="string">
            <text:p>36.49</text:p>
          </table:table-cell>
          <table:table-cell office:value-type="string">
            <text:p>35.19</text:p>
          </table:table-cell>
          <table:table-cell office:value-type="string">
            <text:p>33.30</text:p>
          </table:table-cell>
          <table:table-cell office:value-type="string">
            <text:p>36.34</text:p>
          </table:table-cell>
          <table:table-cell office:value-type="string">
            <text:p>36.49</text:p>
          </table:table-cell>
          <table:table-cell office:value-type="string">
            <text:p>34.90</text:p>
          </table:table-cell>
          <table:table-cell office:value-type="string">
            <text:p>28.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15">
            <text:p>615</text:p>
          </table:table-cell>
          <table:table-cell office:value-type="string">
            <text:p>34.71</text:p>
          </table:table-cell>
          <table:table-cell office:value-type="string">
            <text:p>36.54</text:p>
          </table:table-cell>
          <table:table-cell office:value-type="string">
            <text:p>35.23</text:p>
          </table:table-cell>
          <table:table-cell office:value-type="string">
            <text:p>33.35</text:p>
          </table:table-cell>
          <table:table-cell office:value-type="string">
            <text:p>36.38</text:p>
          </table:table-cell>
          <table:table-cell office:value-type="string">
            <text:p>36.54</text:p>
          </table:table-cell>
          <table:table-cell office:value-type="string">
            <text:p>34.94</text:p>
          </table:table-cell>
          <table:table-cell office:value-type="string">
            <text:p>28.5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20">
            <text:p>620</text:p>
          </table:table-cell>
          <table:table-cell office:value-type="string">
            <text:p>34.76</text:p>
          </table:table-cell>
          <table:table-cell office:value-type="string">
            <text:p>36.59</text:p>
          </table:table-cell>
          <table:table-cell office:value-type="string">
            <text:p>35.28</text:p>
          </table:table-cell>
          <table:table-cell office:value-type="string">
            <text:p>33.39</text:p>
          </table:table-cell>
          <table:table-cell office:value-type="string">
            <text:p>36.42</text:p>
          </table:table-cell>
          <table:table-cell office:value-type="string">
            <text:p>36.58</text:p>
          </table:table-cell>
          <table:table-cell office:value-type="string">
            <text:p>34.99</text:p>
          </table:table-cell>
          <table:table-cell office:value-type="string">
            <text:p>28.5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25">
            <text:p>625</text:p>
          </table:table-cell>
          <table:table-cell office:value-type="string">
            <text:p>34.81</text:p>
          </table:table-cell>
          <table:table-cell office:value-type="string">
            <text:p>36.63</text:p>
          </table:table-cell>
          <table:table-cell office:value-type="string">
            <text:p>35.33</text:p>
          </table:table-cell>
          <table:table-cell office:value-type="string">
            <text:p>33.44</text:p>
          </table:table-cell>
          <table:table-cell office:value-type="string">
            <text:p>36.47</text:p>
          </table:table-cell>
          <table:table-cell office:value-type="string">
            <text:p>36.63</text:p>
          </table:table-cell>
          <table:table-cell office:value-type="string">
            <text:p>35.03</text:p>
          </table:table-cell>
          <table:table-cell office:value-type="string">
            <text:p>28.6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30">
            <text:p>630</text:p>
          </table:table-cell>
          <table:table-cell office:value-type="string">
            <text:p>34.85</text:p>
          </table:table-cell>
          <table:table-cell office:value-type="string">
            <text:p>36.68</text:p>
          </table:table-cell>
          <table:table-cell office:value-type="string">
            <text:p>35.37</text:p>
          </table:table-cell>
          <table:table-cell office:value-type="string">
            <text:p>33.48</text:p>
          </table:table-cell>
          <table:table-cell office:value-type="string">
            <text:p>36.52</text:p>
          </table:table-cell>
          <table:table-cell office:value-type="string">
            <text:p>36.67</text:p>
          </table:table-cell>
          <table:table-cell office:value-type="string">
            <text:p>35.08</text:p>
          </table:table-cell>
          <table:table-cell office:value-type="string">
            <text:p>28.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35">
            <text:p>635</text:p>
          </table:table-cell>
          <table:table-cell office:value-type="string">
            <text:p>34.90</text:p>
          </table:table-cell>
          <table:table-cell office:value-type="string">
            <text:p>36.72</text:p>
          </table:table-cell>
          <table:table-cell office:value-type="string">
            <text:p>35.41</text:p>
          </table:table-cell>
          <table:table-cell office:value-type="string">
            <text:p>33.53</text:p>
          </table:table-cell>
          <table:table-cell office:value-type="string">
            <text:p>36.56</text:p>
          </table:table-cell>
          <table:table-cell office:value-type="string">
            <text:p>36.72</text:p>
          </table:table-cell>
          <table:table-cell office:value-type="string">
            <text:p>35.12</text:p>
          </table:table-cell>
          <table:table-cell office:value-type="string">
            <text:p>28.7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40">
            <text:p>640</text:p>
          </table:table-cell>
          <table:table-cell office:value-type="string">
            <text:p>34.95</text:p>
          </table:table-cell>
          <table:table-cell office:value-type="string">
            <text:p>36.77</text:p>
          </table:table-cell>
          <table:table-cell office:value-type="string">
            <text:p>35.45</text:p>
          </table:table-cell>
          <table:table-cell office:value-type="string">
            <text:p>33.57</text:p>
          </table:table-cell>
          <table:table-cell office:value-type="string">
            <text:p>36.60</text:p>
          </table:table-cell>
          <table:table-cell office:value-type="string">
            <text:p>36.76</text:p>
          </table:table-cell>
          <table:table-cell office:value-type="string">
            <text:p>35.17</text:p>
          </table:table-cell>
          <table:table-cell office:value-type="string">
            <text:p>28.7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5">
            <text:p>645</text:p>
          </table:table-cell>
          <table:table-cell office:value-type="string">
            <text:p>34.99</text:p>
          </table:table-cell>
          <table:table-cell office:value-type="string">
            <text:p>36.81</text:p>
          </table:table-cell>
          <table:table-cell office:value-type="string">
            <text:p>35.50</text:p>
          </table:table-cell>
          <table:table-cell office:value-type="string">
            <text:p>33.61</text:p>
          </table:table-cell>
          <table:table-cell office:value-type="string">
            <text:p>36.65</text:p>
          </table:table-cell>
          <table:table-cell office:value-type="string">
            <text:p>36.80</text:p>
          </table:table-cell>
          <table:table-cell office:value-type="string">
            <text:p>35.21</text:p>
          </table:table-cell>
          <table:table-cell office:value-type="string">
            <text:p>28.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50">
            <text:p>650</text:p>
          </table:table-cell>
          <table:table-cell office:value-type="string">
            <text:p>35.04</text:p>
          </table:table-cell>
          <table:table-cell office:value-type="string">
            <text:p>36.87</text:p>
          </table:table-cell>
          <table:table-cell office:value-type="string">
            <text:p>35.55</text:p>
          </table:table-cell>
          <table:table-cell office:value-type="string">
            <text:p>33.66</text:p>
          </table:table-cell>
          <table:table-cell office:value-type="string">
            <text:p>36.69</text:p>
          </table:table-cell>
          <table:table-cell office:value-type="string">
            <text:p>36.85</text:p>
          </table:table-cell>
          <table:table-cell office:value-type="string">
            <text:p>35.25</text:p>
          </table:table-cell>
          <table:table-cell office:value-type="string">
            <text:p>28.8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55">
            <text:p>655</text:p>
          </table:table-cell>
          <table:table-cell office:value-type="string">
            <text:p>35.08</text:p>
          </table:table-cell>
          <table:table-cell office:value-type="string">
            <text:p>36.91</text:p>
          </table:table-cell>
          <table:table-cell office:value-type="string">
            <text:p>35.59</text:p>
          </table:table-cell>
          <table:table-cell office:value-type="string">
            <text:p>33.70</text:p>
          </table:table-cell>
          <table:table-cell office:value-type="string">
            <text:p>36.74</text:p>
          </table:table-cell>
          <table:table-cell office:value-type="string">
            <text:p>36.89</text:p>
          </table:table-cell>
          <table:table-cell office:value-type="string">
            <text:p>35.29</text:p>
          </table:table-cell>
          <table:table-cell office:value-type="string">
            <text:p>28.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60">
            <text:p>660</text:p>
          </table:table-cell>
          <table:table-cell office:value-type="string">
            <text:p>35.13</text:p>
          </table:table-cell>
          <table:table-cell office:value-type="string">
            <text:p>36.95</text:p>
          </table:table-cell>
          <table:table-cell office:value-type="string">
            <text:p>35.63</text:p>
          </table:table-cell>
          <table:table-cell office:value-type="string">
            <text:p>33.74</text:p>
          </table:table-cell>
          <table:table-cell office:value-type="string">
            <text:p>36.78</text:p>
          </table:table-cell>
          <table:table-cell office:value-type="string">
            <text:p>36.93</text:p>
          </table:table-cell>
          <table:table-cell office:value-type="string">
            <text:p>35.33</text:p>
          </table:table-cell>
          <table:table-cell office:value-type="string">
            <text:p>28.9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65">
            <text:p>665</text:p>
          </table:table-cell>
          <table:table-cell office:value-type="string">
            <text:p>35.17</text:p>
          </table:table-cell>
          <table:table-cell office:value-type="string">
            <text:p>37.00</text:p>
          </table:table-cell>
          <table:table-cell office:value-type="string">
            <text:p>35.67</text:p>
          </table:table-cell>
          <table:table-cell office:value-type="string">
            <text:p>33.79</text:p>
          </table:table-cell>
          <table:table-cell office:value-type="string">
            <text:p>36.82</text:p>
          </table:table-cell>
          <table:table-cell office:value-type="string">
            <text:p>36.98</text:p>
          </table:table-cell>
          <table:table-cell office:value-type="string">
            <text:p>35.38</text:p>
          </table:table-cell>
          <table:table-cell office:value-type="string">
            <text:p>28.9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70">
            <text:p>670</text:p>
          </table:table-cell>
          <table:table-cell office:value-type="string">
            <text:p>35.22</text:p>
          </table:table-cell>
          <table:table-cell office:value-type="string">
            <text:p>37.05</text:p>
          </table:table-cell>
          <table:table-cell office:value-type="string">
            <text:p>35.71</text:p>
          </table:table-cell>
          <table:table-cell office:value-type="string">
            <text:p>33.83</text:p>
          </table:table-cell>
          <table:table-cell office:value-type="string">
            <text:p>36.86</text:p>
          </table:table-cell>
          <table:table-cell office:value-type="string">
            <text:p>37.02</text:p>
          </table:table-cell>
          <table:table-cell office:value-type="string">
            <text:p>35.42</text:p>
          </table:table-cell>
          <table:table-cell office:value-type="string">
            <text:p>29.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75">
            <text:p>675</text:p>
          </table:table-cell>
          <table:table-cell office:value-type="string">
            <text:p>35.25</text:p>
          </table:table-cell>
          <table:table-cell office:value-type="string">
            <text:p>37.09</text:p>
          </table:table-cell>
          <table:table-cell office:value-type="string">
            <text:p>35.76</text:p>
          </table:table-cell>
          <table:table-cell office:value-type="string">
            <text:p>33.88</text:p>
          </table:table-cell>
          <table:table-cell office:value-type="string">
            <text:p>36.91</text:p>
          </table:table-cell>
          <table:table-cell office:value-type="string">
            <text:p>37.07</text:p>
          </table:table-cell>
          <table:table-cell office:value-type="string">
            <text:p>35.46</text:p>
          </table:table-cell>
          <table:table-cell office:value-type="string">
            <text:p>29.0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80">
            <text:p>680</text:p>
          </table:table-cell>
          <table:table-cell office:value-type="string">
            <text:p>35.30</text:p>
          </table:table-cell>
          <table:table-cell office:value-type="string">
            <text:p>37.13</text:p>
          </table:table-cell>
          <table:table-cell office:value-type="string">
            <text:p>35.80</text:p>
          </table:table-cell>
          <table:table-cell office:value-type="string">
            <text:p>33.91</text:p>
          </table:table-cell>
          <table:table-cell office:value-type="string">
            <text:p>36.95</text:p>
          </table:table-cell>
          <table:table-cell office:value-type="string">
            <text:p>37.10</text:p>
          </table:table-cell>
          <table:table-cell office:value-type="string">
            <text:p>35.50</text:p>
          </table:table-cell>
          <table:table-cell office:value-type="string">
            <text:p>29.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85">
            <text:p>685</text:p>
          </table:table-cell>
          <table:table-cell office:value-type="string">
            <text:p>35.35</text:p>
          </table:table-cell>
          <table:table-cell office:value-type="string">
            <text:p>37.17</text:p>
          </table:table-cell>
          <table:table-cell office:value-type="string">
            <text:p>35.84</text:p>
          </table:table-cell>
          <table:table-cell office:value-type="string">
            <text:p>33.96</text:p>
          </table:table-cell>
          <table:table-cell office:value-type="string">
            <text:p>36.99</text:p>
          </table:table-cell>
          <table:table-cell office:value-type="string">
            <text:p>37.15</text:p>
          </table:table-cell>
          <table:table-cell office:value-type="string">
            <text:p>35.55</text:p>
          </table:table-cell>
          <table:table-cell office:value-type="string">
            <text:p>29.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35.39</text:p>
          </table:table-cell>
          <table:table-cell office:value-type="string">
            <text:p>37.22</text:p>
          </table:table-cell>
          <table:table-cell office:value-type="string">
            <text:p>35.88</text:p>
          </table:table-cell>
          <table:table-cell office:value-type="string">
            <text:p>33.99</text:p>
          </table:table-cell>
          <table:table-cell office:value-type="string">
            <text:p>37.04</text:p>
          </table:table-cell>
          <table:table-cell office:value-type="string">
            <text:p>37.19</text:p>
          </table:table-cell>
          <table:table-cell office:value-type="string">
            <text:p>35.59</text:p>
          </table:table-cell>
          <table:table-cell office:value-type="string">
            <text:p>29.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95">
            <text:p>695</text:p>
          </table:table-cell>
          <table:table-cell office:value-type="string">
            <text:p>35.43</text:p>
          </table:table-cell>
          <table:table-cell office:value-type="string">
            <text:p>37.26</text:p>
          </table:table-cell>
          <table:table-cell office:value-type="string">
            <text:p>35.92</text:p>
          </table:table-cell>
          <table:table-cell office:value-type="string">
            <text:p>34.04</text:p>
          </table:table-cell>
          <table:table-cell office:value-type="string">
            <text:p>37.08</text:p>
          </table:table-cell>
          <table:table-cell office:value-type="string">
            <text:p>37.23</text:p>
          </table:table-cell>
          <table:table-cell office:value-type="string">
            <text:p>35.63</text:p>
          </table:table-cell>
          <table:table-cell office:value-type="string">
            <text:p>29.2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00">
            <text:p>700</text:p>
          </table:table-cell>
          <table:table-cell office:value-type="string">
            <text:p>35.48</text:p>
          </table:table-cell>
          <table:table-cell office:value-type="string">
            <text:p>37.30</text:p>
          </table:table-cell>
          <table:table-cell office:value-type="string">
            <text:p>35.96</text:p>
          </table:table-cell>
          <table:table-cell office:value-type="string">
            <text:p>34.08</text:p>
          </table:table-cell>
          <table:table-cell office:value-type="string">
            <text:p>37.12</text:p>
          </table:table-cell>
          <table:table-cell office:value-type="string">
            <text:p>37.27</text:p>
          </table:table-cell>
          <table:table-cell office:value-type="string">
            <text:p>35.67</text:p>
          </table:table-cell>
          <table:table-cell office:value-type="string">
            <text:p>29.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05">
            <text:p>705</text:p>
          </table:table-cell>
          <table:table-cell office:value-type="string">
            <text:p>35.52</text:p>
          </table:table-cell>
          <table:table-cell office:value-type="string">
            <text:p>37.34</text:p>
          </table:table-cell>
          <table:table-cell office:value-type="string">
            <text:p>36.01</text:p>
          </table:table-cell>
          <table:table-cell office:value-type="string">
            <text:p>34.12</text:p>
          </table:table-cell>
          <table:table-cell office:value-type="string">
            <text:p>37.16</text:p>
          </table:table-cell>
          <table:table-cell office:value-type="string">
            <text:p>37.31</text:p>
          </table:table-cell>
          <table:table-cell office:value-type="string">
            <text:p>35.71</text:p>
          </table:table-cell>
          <table:table-cell office:value-type="string">
            <text:p>29.3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10">
            <text:p>710</text:p>
          </table:table-cell>
          <table:table-cell office:value-type="string">
            <text:p>35.56</text:p>
          </table:table-cell>
          <table:table-cell office:value-type="string">
            <text:p>37.39</text:p>
          </table:table-cell>
          <table:table-cell office:value-type="string">
            <text:p>36.05</text:p>
          </table:table-cell>
          <table:table-cell office:value-type="string">
            <text:p>34.16</text:p>
          </table:table-cell>
          <table:table-cell office:value-type="string">
            <text:p>37.20</text:p>
          </table:table-cell>
          <table:table-cell office:value-type="string">
            <text:p>37.35</text:p>
          </table:table-cell>
          <table:table-cell office:value-type="string">
            <text:p>35.75</text:p>
          </table:table-cell>
          <table:table-cell office:value-type="string">
            <text:p>29.3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15">
            <text:p>715</text:p>
          </table:table-cell>
          <table:table-cell office:value-type="string">
            <text:p>35.60</text:p>
          </table:table-cell>
          <table:table-cell office:value-type="string">
            <text:p>37.43</text:p>
          </table:table-cell>
          <table:table-cell office:value-type="string">
            <text:p>36.09</text:p>
          </table:table-cell>
          <table:table-cell office:value-type="string">
            <text:p>34.20</text:p>
          </table:table-cell>
          <table:table-cell office:value-type="string">
            <text:p>37.24</text:p>
          </table:table-cell>
          <table:table-cell office:value-type="string">
            <text:p>37.39</text:p>
          </table:table-cell>
          <table:table-cell office:value-type="string">
            <text:p>35.79</text:p>
          </table:table-cell>
          <table:table-cell office:value-type="string">
            <text:p>29.4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20">
            <text:p>720</text:p>
          </table:table-cell>
          <table:table-cell office:value-type="string">
            <text:p>35.64</text:p>
          </table:table-cell>
          <table:table-cell office:value-type="string">
            <text:p>37.48</text:p>
          </table:table-cell>
          <table:table-cell office:value-type="string">
            <text:p>36.13</text:p>
          </table:table-cell>
          <table:table-cell office:value-type="string">
            <text:p>34.24</text:p>
          </table:table-cell>
          <table:table-cell office:value-type="string">
            <text:p>37.28</text:p>
          </table:table-cell>
          <table:table-cell office:value-type="string">
            <text:p>37.44</text:p>
          </table:table-cell>
          <table:table-cell office:value-type="string">
            <text:p>35.83</text:p>
          </table:table-cell>
          <table:table-cell office:value-type="string">
            <text:p>29.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25">
            <text:p>725</text:p>
          </table:table-cell>
          <table:table-cell office:value-type="string">
            <text:p>35.69</text:p>
          </table:table-cell>
          <table:table-cell office:value-type="string">
            <text:p>37.52</text:p>
          </table:table-cell>
          <table:table-cell office:value-type="string">
            <text:p>36.17</text:p>
          </table:table-cell>
          <table:table-cell office:value-type="string">
            <text:p>34.28</text:p>
          </table:table-cell>
          <table:table-cell office:value-type="string">
            <text:p>37.32</text:p>
          </table:table-cell>
          <table:table-cell office:value-type="string">
            <text:p>37.47</text:p>
          </table:table-cell>
          <table:table-cell office:value-type="string">
            <text:p>35.87</text:p>
          </table:table-cell>
          <table:table-cell office:value-type="string">
            <text:p>29.4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30">
            <text:p>730</text:p>
          </table:table-cell>
          <table:table-cell office:value-type="string">
            <text:p>35.72</text:p>
          </table:table-cell>
          <table:table-cell office:value-type="string">
            <text:p>37.56</text:p>
          </table:table-cell>
          <table:table-cell office:value-type="string">
            <text:p>36.21</text:p>
          </table:table-cell>
          <table:table-cell office:value-type="string">
            <text:p>34.32</text:p>
          </table:table-cell>
          <table:table-cell office:value-type="string">
            <text:p>37.36</text:p>
          </table:table-cell>
          <table:table-cell office:value-type="string">
            <text:p>37.51</text:p>
          </table:table-cell>
          <table:table-cell office:value-type="string">
            <text:p>35.91</text:p>
          </table:table-cell>
          <table:table-cell office:value-type="string">
            <text:p>29.5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35">
            <text:p>735</text:p>
          </table:table-cell>
          <table:table-cell office:value-type="string">
            <text:p>35.77</text:p>
          </table:table-cell>
          <table:table-cell office:value-type="string">
            <text:p>37.60</text:p>
          </table:table-cell>
          <table:table-cell office:value-type="string">
            <text:p>36.25</text:p>
          </table:table-cell>
          <table:table-cell office:value-type="string">
            <text:p>34.35</text:p>
          </table:table-cell>
          <table:table-cell office:value-type="string">
            <text:p>37.40</text:p>
          </table:table-cell>
          <table:table-cell office:value-type="string">
            <text:p>37.55</text:p>
          </table:table-cell>
          <table:table-cell office:value-type="string">
            <text:p>35.95</text:p>
          </table:table-cell>
          <table:table-cell office:value-type="string">
            <text:p>29.5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40">
            <text:p>740</text:p>
          </table:table-cell>
          <table:table-cell office:value-type="string">
            <text:p>35.81</text:p>
          </table:table-cell>
          <table:table-cell office:value-type="string">
            <text:p>37.64</text:p>
          </table:table-cell>
          <table:table-cell office:value-type="string">
            <text:p>36.29</text:p>
          </table:table-cell>
          <table:table-cell office:value-type="string">
            <text:p>34.39</text:p>
          </table:table-cell>
          <table:table-cell office:value-type="string">
            <text:p>37.44</text:p>
          </table:table-cell>
          <table:table-cell office:value-type="string">
            <text:p>37.59</text:p>
          </table:table-cell>
          <table:table-cell office:value-type="string">
            <text:p>35.99</text:p>
          </table:table-cell>
          <table:table-cell office:value-type="string">
            <text:p>29.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45">
            <text:p>745</text:p>
          </table:table-cell>
          <table:table-cell office:value-type="string">
            <text:p>35.85</text:p>
          </table:table-cell>
          <table:table-cell office:value-type="string">
            <text:p>37.68</text:p>
          </table:table-cell>
          <table:table-cell office:value-type="string">
            <text:p>36.33</text:p>
          </table:table-cell>
          <table:table-cell office:value-type="string">
            <text:p>34.44</text:p>
          </table:table-cell>
          <table:table-cell office:value-type="string">
            <text:p>37.47</text:p>
          </table:table-cell>
          <table:table-cell office:value-type="string">
            <text:p>37.63</text:p>
          </table:table-cell>
          <table:table-cell office:value-type="string">
            <text:p>36.03</text:p>
          </table:table-cell>
          <table:table-cell office:value-type="string">
            <text:p>29.6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0">
            <text:p>750</text:p>
          </table:table-cell>
          <table:table-cell office:value-type="string">
            <text:p>35.89</text:p>
          </table:table-cell>
          <table:table-cell office:value-type="string">
            <text:p>37.72</text:p>
          </table:table-cell>
          <table:table-cell office:value-type="string">
            <text:p>36.37</text:p>
          </table:table-cell>
          <table:table-cell office:value-type="string">
            <text:p>34.48</text:p>
          </table:table-cell>
          <table:table-cell office:value-type="string">
            <text:p>37.52</text:p>
          </table:table-cell>
          <table:table-cell office:value-type="string">
            <text:p>37.67</text:p>
          </table:table-cell>
          <table:table-cell office:value-type="string">
            <text:p>36.07</text:p>
          </table:table-cell>
          <table:table-cell office:value-type="string">
            <text:p>29.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5">
            <text:p>755</text:p>
          </table:table-cell>
          <table:table-cell office:value-type="string">
            <text:p>35.93</text:p>
          </table:table-cell>
          <table:table-cell office:value-type="string">
            <text:p>37.77</text:p>
          </table:table-cell>
          <table:table-cell office:value-type="string">
            <text:p>36.41</text:p>
          </table:table-cell>
          <table:table-cell office:value-type="string">
            <text:p>34.52</text:p>
          </table:table-cell>
          <table:table-cell office:value-type="string">
            <text:p>37.55</text:p>
          </table:table-cell>
          <table:table-cell office:value-type="string">
            <text:p>37.71</text:p>
          </table:table-cell>
          <table:table-cell office:value-type="string">
            <text:p>36.11</text:p>
          </table:table-cell>
          <table:table-cell office:value-type="string">
            <text:p>29.7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60">
            <text:p>760</text:p>
          </table:table-cell>
          <table:table-cell office:value-type="string">
            <text:p>35.96</text:p>
          </table:table-cell>
          <table:table-cell office:value-type="string">
            <text:p>37.80</text:p>
          </table:table-cell>
          <table:table-cell office:value-type="string">
            <text:p>36.44</text:p>
          </table:table-cell>
          <table:table-cell office:value-type="string">
            <text:p>34.55</text:p>
          </table:table-cell>
          <table:table-cell office:value-type="string">
            <text:p>37.59</text:p>
          </table:table-cell>
          <table:table-cell office:value-type="string">
            <text:p>37.75</text:p>
          </table:table-cell>
          <table:table-cell office:value-type="string">
            <text:p>36.15</text:p>
          </table:table-cell>
          <table:table-cell office:value-type="string">
            <text:p>29.7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65">
            <text:p>765</text:p>
          </table:table-cell>
          <table:table-cell office:value-type="string">
            <text:p>36.01</text:p>
          </table:table-cell>
          <table:table-cell office:value-type="string">
            <text:p>37.85</text:p>
          </table:table-cell>
          <table:table-cell office:value-type="string">
            <text:p>36.48</text:p>
          </table:table-cell>
          <table:table-cell office:value-type="string">
            <text:p>34.59</text:p>
          </table:table-cell>
          <table:table-cell office:value-type="string">
            <text:p>37.63</text:p>
          </table:table-cell>
          <table:table-cell office:value-type="string">
            <text:p>37.79</text:p>
          </table:table-cell>
          <table:table-cell office:value-type="string">
            <text:p>36.19</text:p>
          </table:table-cell>
          <table:table-cell office:value-type="string">
            <text:p>29.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70">
            <text:p>770</text:p>
          </table:table-cell>
          <table:table-cell office:value-type="string">
            <text:p>36.05</text:p>
          </table:table-cell>
          <table:table-cell office:value-type="string">
            <text:p>37.89</text:p>
          </table:table-cell>
          <table:table-cell office:value-type="string">
            <text:p>36.52</text:p>
          </table:table-cell>
          <table:table-cell office:value-type="string">
            <text:p>34.62</text:p>
          </table:table-cell>
          <table:table-cell office:value-type="string">
            <text:p>37.66</text:p>
          </table:table-cell>
          <table:table-cell office:value-type="string">
            <text:p>37.82</text:p>
          </table:table-cell>
          <table:table-cell office:value-type="string">
            <text:p>36.22</text:p>
          </table:table-cell>
          <table:table-cell office:value-type="string">
            <text:p>29.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75">
            <text:p>775</text:p>
          </table:table-cell>
          <table:table-cell office:value-type="string">
            <text:p>36.08</text:p>
          </table:table-cell>
          <table:table-cell office:value-type="string">
            <text:p>37.92</text:p>
          </table:table-cell>
          <table:table-cell office:value-type="string">
            <text:p>36.55</text:p>
          </table:table-cell>
          <table:table-cell office:value-type="string">
            <text:p>34.65</text:p>
          </table:table-cell>
          <table:table-cell office:value-type="string">
            <text:p>37.70</text:p>
          </table:table-cell>
          <table:table-cell office:value-type="string">
            <text:p>37.85</text:p>
          </table:table-cell>
          <table:table-cell office:value-type="string">
            <text:p>36.24</text:p>
          </table:table-cell>
          <table:table-cell office:value-type="string">
            <text:p>29.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80">
            <text:p>780</text:p>
          </table:table-cell>
          <table:table-cell office:value-type="string">
            <text:p>36.12</text:p>
          </table:table-cell>
          <table:table-cell office:value-type="string">
            <text:p>37.97</text:p>
          </table:table-cell>
          <table:table-cell office:value-type="string">
            <text:p>36.60</text:p>
          </table:table-cell>
          <table:table-cell office:value-type="string">
            <text:p>34.70</text:p>
          </table:table-cell>
          <table:table-cell office:value-type="string">
            <text:p>37.74</text:p>
          </table:table-cell>
          <table:table-cell office:value-type="string">
            <text:p>37.90</text:p>
          </table:table-cell>
          <table:table-cell office:value-type="string">
            <text:p>36.30</text:p>
          </table:table-cell>
          <table:table-cell office:value-type="string">
            <text:p>29.9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85">
            <text:p>785</text:p>
          </table:table-cell>
          <table:table-cell office:value-type="string">
            <text:p>36.15</text:p>
          </table:table-cell>
          <table:table-cell office:value-type="string">
            <text:p>37.99</text:p>
          </table:table-cell>
          <table:table-cell office:value-type="string">
            <text:p>36.63</text:p>
          </table:table-cell>
          <table:table-cell office:value-type="string">
            <text:p>34.74</text:p>
          </table:table-cell>
          <table:table-cell office:value-type="string">
            <text:p>37.76</text:p>
          </table:table-cell>
          <table:table-cell office:value-type="string">
            <text:p>37.91</text:p>
          </table:table-cell>
          <table:table-cell office:value-type="string">
            <text:p>36.34</text:p>
          </table:table-cell>
          <table:table-cell office:value-type="string">
            <text:p>29.9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90">
            <text:p>790</text:p>
          </table:table-cell>
          <table:table-cell office:value-type="string">
            <text:p>36.20</text:p>
          </table:table-cell>
          <table:table-cell office:value-type="string">
            <text:p>38.04</text:p>
          </table:table-cell>
          <table:table-cell office:value-type="string">
            <text:p>36.67</text:p>
          </table:table-cell>
          <table:table-cell office:value-type="string">
            <text:p>34.78</text:p>
          </table:table-cell>
          <table:table-cell office:value-type="string">
            <text:p>37.81</text:p>
          </table:table-cell>
          <table:table-cell office:value-type="string">
            <text:p>37.96</text:p>
          </table:table-cell>
          <table:table-cell office:value-type="string">
            <text:p>36.38</text:p>
          </table:table-cell>
          <table:table-cell office:value-type="string">
            <text:p>30.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95">
            <text:p>795</text:p>
          </table:table-cell>
          <table:table-cell office:value-type="string">
            <text:p>36.24</text:p>
          </table:table-cell>
          <table:table-cell office:value-type="string">
            <text:p>38.09</text:p>
          </table:table-cell>
          <table:table-cell office:value-type="string">
            <text:p>36.70</text:p>
          </table:table-cell>
          <table:table-cell office:value-type="string">
            <text:p>34.80</text:p>
          </table:table-cell>
          <table:table-cell office:value-type="string">
            <text:p>37.84</text:p>
          </table:table-cell>
          <table:table-cell office:value-type="string">
            <text:p>38.00</text:p>
          </table:table-cell>
          <table:table-cell office:value-type="string">
            <text:p>36.41</text:p>
          </table:table-cell>
          <table:table-cell office:value-type="string">
            <text:p>30.0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0">
            <text:p>800</text:p>
          </table:table-cell>
          <table:table-cell office:value-type="string">
            <text:p>36.27</text:p>
          </table:table-cell>
          <table:table-cell office:value-type="string">
            <text:p>38.12</text:p>
          </table:table-cell>
          <table:table-cell office:value-type="string">
            <text:p>36.74</text:p>
          </table:table-cell>
          <table:table-cell office:value-type="string">
            <text:p>34.85</text:p>
          </table:table-cell>
          <table:table-cell office:value-type="string">
            <text:p>37.88</text:p>
          </table:table-cell>
          <table:table-cell office:value-type="string">
            <text:p>38.05</text:p>
          </table:table-cell>
          <table:table-cell office:value-type="string">
            <text:p>36.46</text:p>
          </table:table-cell>
          <table:table-cell office:value-type="string">
            <text:p>30.0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05">
            <text:p>805</text:p>
          </table:table-cell>
          <table:table-cell office:value-type="string">
            <text:p>36.31</text:p>
          </table:table-cell>
          <table:table-cell office:value-type="string">
            <text:p>38.15</text:p>
          </table:table-cell>
          <table:table-cell office:value-type="string">
            <text:p>36.78</text:p>
          </table:table-cell>
          <table:table-cell office:value-type="string">
            <text:p>34.88</text:p>
          </table:table-cell>
          <table:table-cell office:value-type="string">
            <text:p>37.92</text:p>
          </table:table-cell>
          <table:table-cell office:value-type="string">
            <text:p>38.08</text:p>
          </table:table-cell>
          <table:table-cell office:value-type="string">
            <text:p>36.49</text:p>
          </table:table-cell>
          <table:table-cell office:value-type="string">
            <text:p>30.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10">
            <text:p>810</text:p>
          </table:table-cell>
          <table:table-cell office:value-type="string">
            <text:p>36.34</text:p>
          </table:table-cell>
          <table:table-cell office:value-type="string">
            <text:p>38.19</text:p>
          </table:table-cell>
          <table:table-cell office:value-type="string">
            <text:p>36.82</text:p>
          </table:table-cell>
          <table:table-cell office:value-type="string">
            <text:p>34.92</text:p>
          </table:table-cell>
          <table:table-cell office:value-type="string">
            <text:p>37.95</text:p>
          </table:table-cell>
          <table:table-cell office:value-type="string">
            <text:p>38.12</text:p>
          </table:table-cell>
          <table:table-cell office:value-type="string">
            <text:p>36.53</text:p>
          </table:table-cell>
          <table:table-cell office:value-type="string">
            <text:p>30.1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15">
            <text:p>815</text:p>
          </table:table-cell>
          <table:table-cell office:value-type="string">
            <text:p>36.38</text:p>
          </table:table-cell>
          <table:table-cell office:value-type="string">
            <text:p>38.23</text:p>
          </table:table-cell>
          <table:table-cell office:value-type="string">
            <text:p>36.86</text:p>
          </table:table-cell>
          <table:table-cell office:value-type="string">
            <text:p>34.96</text:p>
          </table:table-cell>
          <table:table-cell office:value-type="string">
            <text:p>37.98</text:p>
          </table:table-cell>
          <table:table-cell office:value-type="string">
            <text:p>38.15</text:p>
          </table:table-cell>
          <table:table-cell office:value-type="string">
            <text:p>36.57</text:p>
          </table:table-cell>
          <table:table-cell office:value-type="string">
            <text:p>30.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20">
            <text:p>820</text:p>
          </table:table-cell>
          <table:table-cell office:value-type="string">
            <text:p>36.41</text:p>
          </table:table-cell>
          <table:table-cell office:value-type="string">
            <text:p>38.27</text:p>
          </table:table-cell>
          <table:table-cell office:value-type="string">
            <text:p>36.90</text:p>
          </table:table-cell>
          <table:table-cell office:value-type="string">
            <text:p>35.00</text:p>
          </table:table-cell>
          <table:table-cell office:value-type="string">
            <text:p>38.03</text:p>
          </table:table-cell>
          <table:table-cell office:value-type="string">
            <text:p>38.19</text:p>
          </table:table-cell>
          <table:table-cell office:value-type="string">
            <text:p>36.61</text:p>
          </table:table-cell>
          <table:table-cell office:value-type="string">
            <text:p>30.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25">
            <text:p>825</text:p>
          </table:table-cell>
          <table:table-cell office:value-type="string">
            <text:p>36.45</text:p>
          </table:table-cell>
          <table:table-cell office:value-type="string">
            <text:p>38.31</text:p>
          </table:table-cell>
          <table:table-cell office:value-type="string">
            <text:p>36.93</text:p>
          </table:table-cell>
          <table:table-cell office:value-type="string">
            <text:p>35.03</text:p>
          </table:table-cell>
          <table:table-cell office:value-type="string">
            <text:p>38.06</text:p>
          </table:table-cell>
          <table:table-cell office:value-type="string">
            <text:p>38.23</text:p>
          </table:table-cell>
          <table:table-cell office:value-type="string">
            <text:p>36.65</text:p>
          </table:table-cell>
          <table:table-cell office:value-type="string">
            <text:p>30.2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30">
            <text:p>830</text:p>
          </table:table-cell>
          <table:table-cell office:value-type="string">
            <text:p>36.49</text:p>
          </table:table-cell>
          <table:table-cell office:value-type="string">
            <text:p>38.34</text:p>
          </table:table-cell>
          <table:table-cell office:value-type="string">
            <text:p>36.97</text:p>
          </table:table-cell>
          <table:table-cell office:value-type="string">
            <text:p>35.06</text:p>
          </table:table-cell>
          <table:table-cell office:value-type="string">
            <text:p>38.09</text:p>
          </table:table-cell>
          <table:table-cell office:value-type="string">
            <text:p>38.26</text:p>
          </table:table-cell>
          <table:table-cell office:value-type="string">
            <text:p>36.69</text:p>
          </table:table-cell>
          <table:table-cell office:value-type="string">
            <text:p>30.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35">
            <text:p>835</text:p>
          </table:table-cell>
          <table:table-cell office:value-type="string">
            <text:p>36.52</text:p>
          </table:table-cell>
          <table:table-cell office:value-type="string">
            <text:p>38.38</text:p>
          </table:table-cell>
          <table:table-cell office:value-type="string">
            <text:p>37.00</text:p>
          </table:table-cell>
          <table:table-cell office:value-type="string">
            <text:p>35.10</text:p>
          </table:table-cell>
          <table:table-cell office:value-type="string">
            <text:p>38.13</text:p>
          </table:table-cell>
          <table:table-cell office:value-type="string">
            <text:p>38.30</text:p>
          </table:table-cell>
          <table:table-cell office:value-type="string">
            <text:p>36.72</text:p>
          </table:table-cell>
          <table:table-cell office:value-type="string">
            <text:p>30.3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40">
            <text:p>840</text:p>
          </table:table-cell>
          <table:table-cell office:value-type="string">
            <text:p>36.56</text:p>
          </table:table-cell>
          <table:table-cell office:value-type="string">
            <text:p>38.42</text:p>
          </table:table-cell>
          <table:table-cell office:value-type="string">
            <text:p>37.04</text:p>
          </table:table-cell>
          <table:table-cell office:value-type="string">
            <text:p>35.13</text:p>
          </table:table-cell>
          <table:table-cell office:value-type="string">
            <text:p>38.16</text:p>
          </table:table-cell>
          <table:table-cell office:value-type="string">
            <text:p>38.33</text:p>
          </table:table-cell>
          <table:table-cell office:value-type="string">
            <text:p>36.76</text:p>
          </table:table-cell>
          <table:table-cell office:value-type="string">
            <text:p>30.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45">
            <text:p>845</text:p>
          </table:table-cell>
          <table:table-cell office:value-type="string">
            <text:p>36.60</text:p>
          </table:table-cell>
          <table:table-cell office:value-type="string">
            <text:p>38.46</text:p>
          </table:table-cell>
          <table:table-cell office:value-type="string">
            <text:p>37.08</text:p>
          </table:table-cell>
          <table:table-cell office:value-type="string">
            <text:p>35.17</text:p>
          </table:table-cell>
          <table:table-cell office:value-type="string">
            <text:p>38.20</text:p>
          </table:table-cell>
          <table:table-cell office:value-type="string">
            <text:p>38.36</text:p>
          </table:table-cell>
          <table:table-cell office:value-type="string">
            <text:p>36.80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50">
            <text:p>850</text:p>
          </table:table-cell>
          <table:table-cell office:value-type="string">
            <text:p>36.64</text:p>
          </table:table-cell>
          <table:table-cell office:value-type="string">
            <text:p>38.50</text:p>
          </table:table-cell>
          <table:table-cell office:value-type="string">
            <text:p>37.12</text:p>
          </table:table-cell>
          <table:table-cell office:value-type="string">
            <text:p>35.21</text:p>
          </table:table-cell>
          <table:table-cell office:value-type="string">
            <text:p>38.24</text:p>
          </table:table-cell>
          <table:table-cell office:value-type="string">
            <text:p>38.40</text:p>
          </table:table-cell>
          <table:table-cell office:value-type="string">
            <text:p>36.84</text:p>
          </table:table-cell>
          <table:table-cell office:value-type="string">
            <text:p>30.4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855">
            <text:p>855</text:p>
          </table:table-cell>
          <table:table-cell office:value-type="string">
            <text:p>36.67</text:p>
          </table:table-cell>
          <table:table-cell office:value-type="string">
            <text:p>38.53</text:p>
          </table:table-cell>
          <table:table-cell office:value-type="string">
            <text:p>37.15</text:p>
          </table:table-cell>
          <table:table-cell office:value-type="string">
            <text:p>35.24</text:p>
          </table:table-cell>
          <table:table-cell office:value-type="string">
            <text:p>38.28</text:p>
          </table:table-cell>
          <table:table-cell office:value-type="string">
            <text:p>38.44</text:p>
          </table:table-cell>
          <table:table-cell office:value-type="string">
            <text:p>36.87</text:p>
          </table:table-cell>
          <table:table-cell office:value-type="string">
            <text:p>30.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60">
            <text:p>860</text:p>
          </table:table-cell>
          <table:table-cell office:value-type="string">
            <text:p>36.71</text:p>
          </table:table-cell>
          <table:table-cell office:value-type="string">
            <text:p>38.57</text:p>
          </table:table-cell>
          <table:table-cell office:value-type="string">
            <text:p>37.18</text:p>
          </table:table-cell>
          <table:table-cell office:value-type="string">
            <text:p>35.28</text:p>
          </table:table-cell>
          <table:table-cell office:value-type="string">
            <text:p>38.31</text:p>
          </table:table-cell>
          <table:table-cell office:value-type="string">
            <text:p>38.48</text:p>
          </table:table-cell>
          <table:table-cell office:value-type="string">
            <text:p>36.91</text:p>
          </table:table-cell>
          <table:table-cell office:value-type="string">
            <text:p>30.5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65">
            <text:p>865</text:p>
          </table:table-cell>
          <table:table-cell office:value-type="string">
            <text:p>36.74</text:p>
          </table:table-cell>
          <table:table-cell office:value-type="string">
            <text:p>38.61</text:p>
          </table:table-cell>
          <table:table-cell office:value-type="string">
            <text:p>37.22</text:p>
          </table:table-cell>
          <table:table-cell office:value-type="string">
            <text:p>35.31</text:p>
          </table:table-cell>
          <table:table-cell office:value-type="string">
            <text:p>38.35</text:p>
          </table:table-cell>
          <table:table-cell office:value-type="string">
            <text:p>38.52</text:p>
          </table:table-cell>
          <table:table-cell office:value-type="string">
            <text:p>36.94</text:p>
          </table:table-cell>
          <table:table-cell office:value-type="string">
            <text:p>30.5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70">
            <text:p>870</text:p>
          </table:table-cell>
          <table:table-cell office:value-type="string">
            <text:p>36.78</text:p>
          </table:table-cell>
          <table:table-cell office:value-type="string">
            <text:p>38.65</text:p>
          </table:table-cell>
          <table:table-cell office:value-type="string">
            <text:p>37.24</text:p>
          </table:table-cell>
          <table:table-cell office:value-type="string">
            <text:p>35.32</text:p>
          </table:table-cell>
          <table:table-cell office:value-type="string">
            <text:p>38.39</text:p>
          </table:table-cell>
          <table:table-cell office:value-type="string">
            <text:p>38.56</text:p>
          </table:table-cell>
          <table:table-cell office:value-type="string">
            <text:p>36.96</text:p>
          </table:table-cell>
          <table:table-cell office:value-type="string">
            <text:p>30.5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75">
            <text:p>875</text:p>
          </table:table-cell>
          <table:table-cell office:value-type="string">
            <text:p>36.81</text:p>
          </table:table-cell>
          <table:table-cell office:value-type="string">
            <text:p>38.68</text:p>
          </table:table-cell>
          <table:table-cell office:value-type="string">
            <text:p>37.28</text:p>
          </table:table-cell>
          <table:table-cell office:value-type="string">
            <text:p>35.37</text:p>
          </table:table-cell>
          <table:table-cell office:value-type="string">
            <text:p>38.43</text:p>
          </table:table-cell>
          <table:table-cell office:value-type="string">
            <text:p>38.59</text:p>
          </table:table-cell>
          <table:table-cell office:value-type="string">
            <text:p>37.01</text:p>
          </table:table-cell>
          <table:table-cell office:value-type="string">
            <text:p>30.6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880">
            <text:p>880</text:p>
          </table:table-cell>
          <table:table-cell office:value-type="string">
            <text:p>36.85</text:p>
          </table:table-cell>
          <table:table-cell office:value-type="string">
            <text:p>38.72</text:p>
          </table:table-cell>
          <table:table-cell office:value-type="string">
            <text:p>37.32</text:p>
          </table:table-cell>
          <table:table-cell office:value-type="string">
            <text:p>35.41</text:p>
          </table:table-cell>
          <table:table-cell office:value-type="string">
            <text:p>38.47</text:p>
          </table:table-cell>
          <table:table-cell office:value-type="string">
            <text:p>38.63</text:p>
          </table:table-cell>
          <table:table-cell office:value-type="string">
            <text:p>37.05</text:p>
          </table:table-cell>
          <table:table-cell office:value-type="string">
            <text:p>30.6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85">
            <text:p>885</text:p>
          </table:table-cell>
          <table:table-cell office:value-type="string">
            <text:p>36.89</text:p>
          </table:table-cell>
          <table:table-cell office:value-type="string">
            <text:p>38.75</text:p>
          </table:table-cell>
          <table:table-cell office:value-type="string">
            <text:p>37.36</text:p>
          </table:table-cell>
          <table:table-cell office:value-type="string">
            <text:p>35.45</text:p>
          </table:table-cell>
          <table:table-cell office:value-type="string">
            <text:p>38.50</text:p>
          </table:table-cell>
          <table:table-cell office:value-type="string">
            <text:p>38.67</text:p>
          </table:table-cell>
          <table:table-cell office:value-type="string">
            <text:p>37.09</text:p>
          </table:table-cell>
          <table:table-cell office:value-type="string">
            <text:p>30.7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90">
            <text:p>890</text:p>
          </table:table-cell>
          <table:table-cell office:value-type="string">
            <text:p>36.92</text:p>
          </table:table-cell>
          <table:table-cell office:value-type="string">
            <text:p>38.79</text:p>
          </table:table-cell>
          <table:table-cell office:value-type="string">
            <text:p>37.39</text:p>
          </table:table-cell>
          <table:table-cell office:value-type="string">
            <text:p>35.48</text:p>
          </table:table-cell>
          <table:table-cell office:value-type="string">
            <text:p>38.54</text:p>
          </table:table-cell>
          <table:table-cell office:value-type="string">
            <text:p>38.70</text:p>
          </table:table-cell>
          <table:table-cell office:value-type="string">
            <text:p>37.13</text:p>
          </table:table-cell>
          <table:table-cell office:value-type="string">
            <text:p>30.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95">
            <text:p>895</text:p>
          </table:table-cell>
          <table:table-cell office:value-type="string">
            <text:p>36.95</text:p>
          </table:table-cell>
          <table:table-cell office:value-type="string">
            <text:p>38.82</text:p>
          </table:table-cell>
          <table:table-cell office:value-type="string">
            <text:p>37.42</text:p>
          </table:table-cell>
          <table:table-cell office:value-type="string">
            <text:p>35.51</text:p>
          </table:table-cell>
          <table:table-cell office:value-type="string">
            <text:p>38.58</text:p>
          </table:table-cell>
          <table:table-cell office:value-type="string">
            <text:p>38.74</text:p>
          </table:table-cell>
          <table:table-cell office:value-type="string">
            <text:p>37.16</text:p>
          </table:table-cell>
          <table:table-cell office:value-type="string">
            <text:p>30.7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00">
            <text:p>900</text:p>
          </table:table-cell>
          <table:table-cell office:value-type="string">
            <text:p>36.99</text:p>
          </table:table-cell>
          <table:table-cell office:value-type="string">
            <text:p>38.86</text:p>
          </table:table-cell>
          <table:table-cell office:value-type="string">
            <text:p>37.46</text:p>
          </table:table-cell>
          <table:table-cell office:value-type="string">
            <text:p>35.55</text:p>
          </table:table-cell>
          <table:table-cell office:value-type="string">
            <text:p>38.61</text:p>
          </table:table-cell>
          <table:table-cell office:value-type="string">
            <text:p>38.78</text:p>
          </table:table-cell>
          <table:table-cell office:value-type="string">
            <text:p>37.20</text:p>
          </table:table-cell>
          <table:table-cell office:value-type="string">
            <text:p>30.8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05">
            <text:p>905</text:p>
          </table:table-cell>
          <table:table-cell office:value-type="string">
            <text:p>37.02</text:p>
          </table:table-cell>
          <table:table-cell office:value-type="string">
            <text:p>38.89</text:p>
          </table:table-cell>
          <table:table-cell office:value-type="string">
            <text:p>37.50</text:p>
          </table:table-cell>
          <table:table-cell office:value-type="string">
            <text:p>35.58</text:p>
          </table:table-cell>
          <table:table-cell office:value-type="string">
            <text:p>38.65</text:p>
          </table:table-cell>
          <table:table-cell office:value-type="string">
            <text:p>38.82</text:p>
          </table:table-cell>
          <table:table-cell office:value-type="string">
            <text:p>37.24</text:p>
          </table:table-cell>
          <table:table-cell office:value-type="string">
            <text:p>30.8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10">
            <text:p>910</text:p>
          </table:table-cell>
          <table:table-cell office:value-type="string">
            <text:p>37.06</text:p>
          </table:table-cell>
          <table:table-cell office:value-type="string">
            <text:p>38.93</text:p>
          </table:table-cell>
          <table:table-cell office:value-type="string">
            <text:p>37.53</text:p>
          </table:table-cell>
          <table:table-cell office:value-type="string">
            <text:p>35.62</text:p>
          </table:table-cell>
          <table:table-cell office:value-type="string">
            <text:p>38.68</text:p>
          </table:table-cell>
          <table:table-cell office:value-type="string">
            <text:p>38.85</text:p>
          </table:table-cell>
          <table:table-cell office:value-type="string">
            <text:p>37.27</text:p>
          </table:table-cell>
          <table:table-cell office:value-type="string">
            <text:p>30.8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15">
            <text:p>915</text:p>
          </table:table-cell>
          <table:table-cell office:value-type="string">
            <text:p>37.09</text:p>
          </table:table-cell>
          <table:table-cell office:value-type="string">
            <text:p>38.96</text:p>
          </table:table-cell>
          <table:table-cell office:value-type="string">
            <text:p>37.56</text:p>
          </table:table-cell>
          <table:table-cell office:value-type="string">
            <text:p>35.65</text:p>
          </table:table-cell>
          <table:table-cell office:value-type="string">
            <text:p>38.72</text:p>
          </table:table-cell>
          <table:table-cell office:value-type="string">
            <text:p>38.88</text:p>
          </table:table-cell>
          <table:table-cell office:value-type="string">
            <text:p>37.31</text:p>
          </table:table-cell>
          <table:table-cell office:value-type="string">
            <text:p>30.9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0">
            <text:p>920</text:p>
          </table:table-cell>
          <table:table-cell office:value-type="string">
            <text:p>37.13</text:p>
          </table:table-cell>
          <table:table-cell office:value-type="string">
            <text:p>39.00</text:p>
          </table:table-cell>
          <table:table-cell office:value-type="string">
            <text:p>37.59</text:p>
          </table:table-cell>
          <table:table-cell office:value-type="string">
            <text:p>35.68</text:p>
          </table:table-cell>
          <table:table-cell office:value-type="string">
            <text:p>38.76</text:p>
          </table:table-cell>
          <table:table-cell office:value-type="string">
            <text:p>38.92</text:p>
          </table:table-cell>
          <table:table-cell office:value-type="string">
            <text:p>37.34</text:p>
          </table:table-cell>
          <table:table-cell office:value-type="string">
            <text:p>30.9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25">
            <text:p>925</text:p>
          </table:table-cell>
          <table:table-cell office:value-type="string">
            <text:p>37.16</text:p>
          </table:table-cell>
          <table:table-cell office:value-type="string">
            <text:p>39.03</text:p>
          </table:table-cell>
          <table:table-cell office:value-type="string">
            <text:p>37.63</text:p>
          </table:table-cell>
          <table:table-cell office:value-type="string">
            <text:p>35.71</text:p>
          </table:table-cell>
          <table:table-cell office:value-type="string">
            <text:p>38.79</text:p>
          </table:table-cell>
          <table:table-cell office:value-type="string">
            <text:p>38.95</text:p>
          </table:table-cell>
          <table:table-cell office:value-type="string">
            <text:p>37.38</text:p>
          </table:table-cell>
          <table:table-cell office:value-type="string">
            <text:p>30.9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30">
            <text:p>930</text:p>
          </table:table-cell>
          <table:table-cell office:value-type="string">
            <text:p>37.19</text:p>
          </table:table-cell>
          <table:table-cell office:value-type="string">
            <text:p>39.07</text:p>
          </table:table-cell>
          <table:table-cell office:value-type="string">
            <text:p>37.66</text:p>
          </table:table-cell>
          <table:table-cell office:value-type="string">
            <text:p>35.74</text:p>
          </table:table-cell>
          <table:table-cell office:value-type="string">
            <text:p>38.83</text:p>
          </table:table-cell>
          <table:table-cell office:value-type="string">
            <text:p>38.99</text:p>
          </table:table-cell>
          <table:table-cell office:value-type="string">
            <text:p>37.41</text:p>
          </table:table-cell>
          <table:table-cell office:value-type="string">
            <text:p>31.0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35">
            <text:p>935</text:p>
          </table:table-cell>
          <table:table-cell office:value-type="string">
            <text:p>37.23</text:p>
          </table:table-cell>
          <table:table-cell office:value-type="string">
            <text:p>39.10</text:p>
          </table:table-cell>
          <table:table-cell office:value-type="string">
            <text:p>37.69</text:p>
          </table:table-cell>
          <table:table-cell office:value-type="string">
            <text:p>35.76</text:p>
          </table:table-cell>
          <table:table-cell office:value-type="string">
            <text:p>38.86</text:p>
          </table:table-cell>
          <table:table-cell office:value-type="string">
            <text:p>39.02</text:p>
          </table:table-cell>
          <table:table-cell office:value-type="string">
            <text:p>37.42</text:p>
          </table:table-cell>
          <table:table-cell office:value-type="string">
            <text:p>31.0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40">
            <text:p>940</text:p>
          </table:table-cell>
          <table:table-cell office:value-type="string">
            <text:p>37.26</text:p>
          </table:table-cell>
          <table:table-cell office:value-type="string">
            <text:p>39.13</text:p>
          </table:table-cell>
          <table:table-cell office:value-type="string">
            <text:p>37.72</text:p>
          </table:table-cell>
          <table:table-cell office:value-type="string">
            <text:p>35.80</text:p>
          </table:table-cell>
          <table:table-cell office:value-type="string">
            <text:p>38.90</text:p>
          </table:table-cell>
          <table:table-cell office:value-type="string">
            <text:p>39.06</text:p>
          </table:table-cell>
          <table:table-cell office:value-type="string">
            <text:p>37.47</text:p>
          </table:table-cell>
          <table:table-cell office:value-type="string">
            <text:p>31.0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45">
            <text:p>945</text:p>
          </table:table-cell>
          <table:table-cell office:value-type="string">
            <text:p>37.30</text:p>
          </table:table-cell>
          <table:table-cell office:value-type="string">
            <text:p>39.17</text:p>
          </table:table-cell>
          <table:table-cell office:value-type="string">
            <text:p>37.76</text:p>
          </table:table-cell>
          <table:table-cell office:value-type="string">
            <text:p>35.84</text:p>
          </table:table-cell>
          <table:table-cell office:value-type="string">
            <text:p>38.93</text:p>
          </table:table-cell>
          <table:table-cell office:value-type="string">
            <text:p>39.09</text:p>
          </table:table-cell>
          <table:table-cell office:value-type="string">
            <text:p>37.52</text:p>
          </table:table-cell>
          <table:table-cell office:value-type="string">
            <text:p>31.1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50">
            <text:p>950</text:p>
          </table:table-cell>
          <table:table-cell office:value-type="string">
            <text:p>37.33</text:p>
          </table:table-cell>
          <table:table-cell office:value-type="string">
            <text:p>39.21</text:p>
          </table:table-cell>
          <table:table-cell office:value-type="string">
            <text:p>37.79</text:p>
          </table:table-cell>
          <table:table-cell office:value-type="string">
            <text:p>35.87</text:p>
          </table:table-cell>
          <table:table-cell office:value-type="string">
            <text:p>38.97</text:p>
          </table:table-cell>
          <table:table-cell office:value-type="string">
            <text:p>39.13</text:p>
          </table:table-cell>
          <table:table-cell office:value-type="string">
            <text:p>37.55</text:p>
          </table:table-cell>
          <table:table-cell office:value-type="string">
            <text:p>31.1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55">
            <text:p>955</text:p>
          </table:table-cell>
          <table:table-cell office:value-type="string">
            <text:p>37.36</text:p>
          </table:table-cell>
          <table:table-cell office:value-type="string">
            <text:p>39.24</text:p>
          </table:table-cell>
          <table:table-cell office:value-type="string">
            <text:p>37.83</text:p>
          </table:table-cell>
          <table:table-cell office:value-type="string">
            <text:p>35.91</text:p>
          </table:table-cell>
          <table:table-cell office:value-type="string">
            <text:p>39.00</text:p>
          </table:table-cell>
          <table:table-cell office:value-type="string">
            <text:p>39.16</text:p>
          </table:table-cell>
          <table:table-cell office:value-type="string">
            <text:p>37.58</text:p>
          </table:table-cell>
          <table:table-cell office:value-type="string">
            <text:p>31.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60">
            <text:p>960</text:p>
          </table:table-cell>
          <table:table-cell office:value-type="string">
            <text:p>37.39</text:p>
          </table:table-cell>
          <table:table-cell office:value-type="string">
            <text:p>39.27</text:p>
          </table:table-cell>
          <table:table-cell office:value-type="string">
            <text:p>37.86</text:p>
          </table:table-cell>
          <table:table-cell office:value-type="string">
            <text:p>35.94</text:p>
          </table:table-cell>
          <table:table-cell office:value-type="string">
            <text:p>39.03</text:p>
          </table:table-cell>
          <table:table-cell office:value-type="string">
            <text:p>39.19</text:p>
          </table:table-cell>
          <table:table-cell office:value-type="string">
            <text:p>37.62</text:p>
          </table:table-cell>
          <table:table-cell office:value-type="string">
            <text:p>31.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65">
            <text:p>965</text:p>
          </table:table-cell>
          <table:table-cell office:value-type="string">
            <text:p>37.43</text:p>
          </table:table-cell>
          <table:table-cell office:value-type="string">
            <text:p>39.31</text:p>
          </table:table-cell>
          <table:table-cell office:value-type="string">
            <text:p>37.89</text:p>
          </table:table-cell>
          <table:table-cell office:value-type="string">
            <text:p>35.97</text:p>
          </table:table-cell>
          <table:table-cell office:value-type="string">
            <text:p>39.07</text:p>
          </table:table-cell>
          <table:table-cell office:value-type="string">
            <text:p>39.23</text:p>
          </table:table-cell>
          <table:table-cell office:value-type="string">
            <text:p>37.65</text:p>
          </table:table-cell>
          <table:table-cell office:value-type="string">
            <text:p>31.2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70">
            <text:p>970</text:p>
          </table:table-cell>
          <table:table-cell office:value-type="string">
            <text:p>37.46</text:p>
          </table:table-cell>
          <table:table-cell office:value-type="string">
            <text:p>39.34</text:p>
          </table:table-cell>
          <table:table-cell office:value-type="string">
            <text:p>37.92</text:p>
          </table:table-cell>
          <table:table-cell office:value-type="string">
            <text:p>36.00</text:p>
          </table:table-cell>
          <table:table-cell office:value-type="string">
            <text:p>39.11</text:p>
          </table:table-cell>
          <table:table-cell office:value-type="string">
            <text:p>39.26</text:p>
          </table:table-cell>
          <table:table-cell office:value-type="string">
            <text:p>37.69</text:p>
          </table:table-cell>
          <table:table-cell office:value-type="string">
            <text:p>31.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75">
            <text:p>975</text:p>
          </table:table-cell>
          <table:table-cell office:value-type="string">
            <text:p>37.50</text:p>
          </table:table-cell>
          <table:table-cell office:value-type="string">
            <text:p>39.37</text:p>
          </table:table-cell>
          <table:table-cell office:value-type="string">
            <text:p>37.95</text:p>
          </table:table-cell>
          <table:table-cell office:value-type="string">
            <text:p>36.03</text:p>
          </table:table-cell>
          <table:table-cell office:value-type="string">
            <text:p>39.14</text:p>
          </table:table-cell>
          <table:table-cell office:value-type="string">
            <text:p>39.30</text:p>
          </table:table-cell>
          <table:table-cell office:value-type="string">
            <text:p>37.72</text:p>
          </table:table-cell>
          <table:table-cell office:value-type="string">
            <text:p>31.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80">
            <text:p>980</text:p>
          </table:table-cell>
          <table:table-cell office:value-type="string">
            <text:p>37.53</text:p>
          </table:table-cell>
          <table:table-cell office:value-type="string">
            <text:p>39.41</text:p>
          </table:table-cell>
          <table:table-cell office:value-type="string">
            <text:p>37.99</text:p>
          </table:table-cell>
          <table:table-cell office:value-type="string">
            <text:p>36.06</text:p>
          </table:table-cell>
          <table:table-cell office:value-type="string">
            <text:p>39.17</text:p>
          </table:table-cell>
          <table:table-cell office:value-type="string">
            <text:p>39.33</text:p>
          </table:table-cell>
          <table:table-cell office:value-type="string">
            <text:p>37.75</text:p>
          </table:table-cell>
          <table:table-cell office:value-type="string">
            <text:p>31.3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85">
            <text:p>985</text:p>
          </table:table-cell>
          <table:table-cell office:value-type="string">
            <text:p>37.56</text:p>
          </table:table-cell>
          <table:table-cell office:value-type="string">
            <text:p>39.44</text:p>
          </table:table-cell>
          <table:table-cell office:value-type="string">
            <text:p>38.02</text:p>
          </table:table-cell>
          <table:table-cell office:value-type="string">
            <text:p>36.10</text:p>
          </table:table-cell>
          <table:table-cell office:value-type="string">
            <text:p>39.21</text:p>
          </table:table-cell>
          <table:table-cell office:value-type="string">
            <text:p>39.36</text:p>
          </table:table-cell>
          <table:table-cell office:value-type="string">
            <text:p>37.79</text:p>
          </table:table-cell>
          <table:table-cell office:value-type="string">
            <text:p>31.3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90">
            <text:p>990</text:p>
          </table:table-cell>
          <table:table-cell office:value-type="string">
            <text:p>37.59</text:p>
          </table:table-cell>
          <table:table-cell office:value-type="string">
            <text:p>39.47</text:p>
          </table:table-cell>
          <table:table-cell office:value-type="string">
            <text:p>38.05</text:p>
          </table:table-cell>
          <table:table-cell office:value-type="string">
            <text:p>36.13</text:p>
          </table:table-cell>
          <table:table-cell office:value-type="string">
            <text:p>39.24</text:p>
          </table:table-cell>
          <table:table-cell office:value-type="string">
            <text:p>39.40</text:p>
          </table:table-cell>
          <table:table-cell office:value-type="string">
            <text:p>37.82</text:p>
          </table:table-cell>
          <table:table-cell office:value-type="string">
            <text:p>31.4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95">
            <text:p>995</text:p>
          </table:table-cell>
          <table:table-cell office:value-type="string">
            <text:p>37.62</text:p>
          </table:table-cell>
          <table:table-cell office:value-type="string">
            <text:p>39.51</text:p>
          </table:table-cell>
          <table:table-cell office:value-type="string">
            <text:p>38.08</text:p>
          </table:table-cell>
          <table:table-cell office:value-type="string">
            <text:p>36.16</text:p>
          </table:table-cell>
          <table:table-cell office:value-type="string">
            <text:p>39.28</text:p>
          </table:table-cell>
          <table:table-cell office:value-type="string">
            <text:p>39.43</text:p>
          </table:table-cell>
          <table:table-cell office:value-type="string">
            <text:p>37.86</text:p>
          </table:table-cell>
          <table:table-cell office:value-type="string">
            <text:p>31.4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00">
            <text:p>1000</text:p>
          </table:table-cell>
          <table:table-cell office:value-type="string">
            <text:p>37.65</text:p>
          </table:table-cell>
          <table:table-cell office:value-type="string">
            <text:p>39.54</text:p>
          </table:table-cell>
          <table:table-cell office:value-type="string">
            <text:p>38.11</text:p>
          </table:table-cell>
          <table:table-cell office:value-type="string">
            <text:p>36.19</text:p>
          </table:table-cell>
          <table:table-cell office:value-type="string">
            <text:p>39.31</text:p>
          </table:table-cell>
          <table:table-cell office:value-type="string">
            <text:p>39.46</text:p>
          </table:table-cell>
          <table:table-cell office:value-type="string">
            <text:p>37.89</text:p>
          </table:table-cell>
          <table:table-cell office:value-type="string">
            <text:p>31.4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05">
            <text:p>1005</text:p>
          </table:table-cell>
          <table:table-cell office:value-type="string">
            <text:p>37.69</text:p>
          </table:table-cell>
          <table:table-cell office:value-type="string">
            <text:p>39.57</text:p>
          </table:table-cell>
          <table:table-cell office:value-type="string">
            <text:p>38.14</text:p>
          </table:table-cell>
          <table:table-cell office:value-type="string">
            <text:p>36.22</text:p>
          </table:table-cell>
          <table:table-cell office:value-type="string">
            <text:p>39.34</text:p>
          </table:table-cell>
          <table:table-cell office:value-type="string">
            <text:p>39.49</text:p>
          </table:table-cell>
          <table:table-cell office:value-type="string">
            <text:p>37.92</text:p>
          </table:table-cell>
          <table:table-cell office:value-type="string">
            <text:p>31.5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10">
            <text:p>1010</text:p>
          </table:table-cell>
          <table:table-cell office:value-type="string">
            <text:p>37.72</text:p>
          </table:table-cell>
          <table:table-cell office:value-type="string">
            <text:p>39.61</text:p>
          </table:table-cell>
          <table:table-cell office:value-type="string">
            <text:p>38.18</text:p>
          </table:table-cell>
          <table:table-cell office:value-type="string">
            <text:p>36.26</text:p>
          </table:table-cell>
          <table:table-cell office:value-type="string">
            <text:p>39.38</text:p>
          </table:table-cell>
          <table:table-cell office:value-type="string">
            <text:p>39.53</text:p>
          </table:table-cell>
          <table:table-cell office:value-type="string">
            <text:p>37.95</text:p>
          </table:table-cell>
          <table:table-cell office:value-type="string">
            <text:p>31.5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15">
            <text:p>1015</text:p>
          </table:table-cell>
          <table:table-cell office:value-type="string">
            <text:p>37.75</text:p>
          </table:table-cell>
          <table:table-cell office:value-type="string">
            <text:p>39.63</text:p>
          </table:table-cell>
          <table:table-cell office:value-type="string">
            <text:p>38.20</text:p>
          </table:table-cell>
          <table:table-cell office:value-type="string">
            <text:p>36.29</text:p>
          </table:table-cell>
          <table:table-cell office:value-type="string">
            <text:p>39.41</text:p>
          </table:table-cell>
          <table:table-cell office:value-type="string">
            <text:p>39.56</text:p>
          </table:table-cell>
          <table:table-cell office:value-type="string">
            <text:p>37.99</text:p>
          </table:table-cell>
          <table:table-cell office:value-type="string">
            <text:p>31.5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20">
            <text:p>1020</text:p>
          </table:table-cell>
          <table:table-cell office:value-type="string">
            <text:p>37.78</text:p>
          </table:table-cell>
          <table:table-cell office:value-type="string">
            <text:p>39.67</text:p>
          </table:table-cell>
          <table:table-cell office:value-type="string">
            <text:p>38.24</text:p>
          </table:table-cell>
          <table:table-cell office:value-type="string">
            <text:p>36.32</text:p>
          </table:table-cell>
          <table:table-cell office:value-type="string">
            <text:p>39.44</text:p>
          </table:table-cell>
          <table:table-cell office:value-type="string">
            <text:p>39.59</text:p>
          </table:table-cell>
          <table:table-cell office:value-type="string">
            <text:p>38.02</text:p>
          </table:table-cell>
          <table:table-cell office:value-type="string">
            <text:p>31.6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25">
            <text:p>1025</text:p>
          </table:table-cell>
          <table:table-cell office:value-type="string">
            <text:p>37.81</text:p>
          </table:table-cell>
          <table:table-cell office:value-type="string">
            <text:p>39.70</text:p>
          </table:table-cell>
          <table:table-cell office:value-type="string">
            <text:p>38.27</text:p>
          </table:table-cell>
          <table:table-cell office:value-type="string">
            <text:p>36.35</text:p>
          </table:table-cell>
          <table:table-cell office:value-type="string">
            <text:p>39.47</text:p>
          </table:table-cell>
          <table:table-cell office:value-type="string">
            <text:p>39.63</text:p>
          </table:table-cell>
          <table:table-cell office:value-type="string">
            <text:p>38.05</text:p>
          </table:table-cell>
          <table:table-cell office:value-type="string">
            <text:p>31.6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30">
            <text:p>1030</text:p>
          </table:table-cell>
          <table:table-cell office:value-type="string">
            <text:p>37.84</text:p>
          </table:table-cell>
          <table:table-cell office:value-type="string">
            <text:p>39.73</text:p>
          </table:table-cell>
          <table:table-cell office:value-type="string">
            <text:p>38.30</text:p>
          </table:table-cell>
          <table:table-cell office:value-type="string">
            <text:p>36.38</text:p>
          </table:table-cell>
          <table:table-cell office:value-type="string">
            <text:p>39.50</text:p>
          </table:table-cell>
          <table:table-cell office:value-type="string">
            <text:p>39.66</text:p>
          </table:table-cell>
          <table:table-cell office:value-type="string">
            <text:p>38.08</text:p>
          </table:table-cell>
          <table:table-cell office:value-type="string">
            <text:p>31.6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35">
            <text:p>1035</text:p>
          </table:table-cell>
          <table:table-cell office:value-type="string">
            <text:p>37.88</text:p>
          </table:table-cell>
          <table:table-cell office:value-type="string">
            <text:p>39.76</text:p>
          </table:table-cell>
          <table:table-cell office:value-type="string">
            <text:p>38.33</text:p>
          </table:table-cell>
          <table:table-cell office:value-type="string">
            <text:p>36.41</text:p>
          </table:table-cell>
          <table:table-cell office:value-type="string">
            <text:p>39.54</text:p>
          </table:table-cell>
          <table:table-cell office:value-type="string">
            <text:p>39.69</text:p>
          </table:table-cell>
          <table:table-cell office:value-type="string">
            <text:p>38.11</text:p>
          </table:table-cell>
          <table:table-cell office:value-type="string">
            <text:p>31.7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40">
            <text:p>1040</text:p>
          </table:table-cell>
          <table:table-cell office:value-type="string">
            <text:p>37.91</text:p>
          </table:table-cell>
          <table:table-cell office:value-type="string">
            <text:p>39.80</text:p>
          </table:table-cell>
          <table:table-cell office:value-type="string">
            <text:p>38.36</text:p>
          </table:table-cell>
          <table:table-cell office:value-type="string">
            <text:p>36.44</text:p>
          </table:table-cell>
          <table:table-cell office:value-type="string">
            <text:p>39.57</text:p>
          </table:table-cell>
          <table:table-cell office:value-type="string">
            <text:p>39.72</text:p>
          </table:table-cell>
          <table:table-cell office:value-type="string">
            <text:p>38.15</text:p>
          </table:table-cell>
          <table:table-cell office:value-type="string">
            <text:p>31.7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45">
            <text:p>1045</text:p>
          </table:table-cell>
          <table:table-cell office:value-type="string">
            <text:p>37.94</text:p>
          </table:table-cell>
          <table:table-cell office:value-type="string">
            <text:p>39.83</text:p>
          </table:table-cell>
          <table:table-cell office:value-type="string">
            <text:p>38.39</text:p>
          </table:table-cell>
          <table:table-cell office:value-type="string">
            <text:p>36.47</text:p>
          </table:table-cell>
          <table:table-cell office:value-type="string">
            <text:p>39.60</text:p>
          </table:table-cell>
          <table:table-cell office:value-type="string">
            <text:p>39.74</text:p>
          </table:table-cell>
          <table:table-cell office:value-type="string">
            <text:p>38.18</text:p>
          </table:table-cell>
          <table:table-cell office:value-type="string">
            <text:p>31.7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50">
            <text:p>1050</text:p>
          </table:table-cell>
          <table:table-cell office:value-type="string">
            <text:p>37.97</text:p>
          </table:table-cell>
          <table:table-cell office:value-type="string">
            <text:p>39.86</text:p>
          </table:table-cell>
          <table:table-cell office:value-type="string">
            <text:p>38.42</text:p>
          </table:table-cell>
          <table:table-cell office:value-type="string">
            <text:p>36.50</text:p>
          </table:table-cell>
          <table:table-cell office:value-type="string">
            <text:p>39.63</text:p>
          </table:table-cell>
          <table:table-cell office:value-type="string">
            <text:p>39.78</text:p>
          </table:table-cell>
          <table:table-cell office:value-type="string">
            <text:p>38.21</text:p>
          </table:table-cell>
          <table:table-cell office:value-type="string">
            <text:p>31.8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55">
            <text:p>1055</text:p>
          </table:table-cell>
          <table:table-cell office:value-type="string">
            <text:p>38.00</text:p>
          </table:table-cell>
          <table:table-cell office:value-type="string">
            <text:p>39.88</text:p>
          </table:table-cell>
          <table:table-cell office:value-type="string">
            <text:p>38.45</text:p>
          </table:table-cell>
          <table:table-cell office:value-type="string">
            <text:p>36.53</text:p>
          </table:table-cell>
          <table:table-cell office:value-type="string">
            <text:p>39.66</text:p>
          </table:table-cell>
          <table:table-cell office:value-type="string">
            <text:p>39.81</text:p>
          </table:table-cell>
          <table:table-cell office:value-type="string">
            <text:p>38.24</text:p>
          </table:table-cell>
          <table:table-cell office:value-type="string">
            <text:p>31.8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60">
            <text:p>1060</text:p>
          </table:table-cell>
          <table:table-cell office:value-type="string">
            <text:p>38.03</text:p>
          </table:table-cell>
          <table:table-cell office:value-type="string">
            <text:p>39.92</text:p>
          </table:table-cell>
          <table:table-cell office:value-type="string">
            <text:p>38.48</text:p>
          </table:table-cell>
          <table:table-cell office:value-type="string">
            <text:p>36.56</text:p>
          </table:table-cell>
          <table:table-cell office:value-type="string">
            <text:p>39.69</text:p>
          </table:table-cell>
          <table:table-cell office:value-type="string">
            <text:p>39.84</text:p>
          </table:table-cell>
          <table:table-cell office:value-type="string">
            <text:p>38.28</text:p>
          </table:table-cell>
          <table:table-cell office:value-type="string">
            <text:p>31.8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065">
            <text:p>1065</text:p>
          </table:table-cell>
          <table:table-cell office:value-type="string">
            <text:p>38.06</text:p>
          </table:table-cell>
          <table:table-cell office:value-type="string">
            <text:p>39.95</text:p>
          </table:table-cell>
          <table:table-cell office:value-type="string">
            <text:p>38.51</text:p>
          </table:table-cell>
          <table:table-cell office:value-type="string">
            <text:p>36.58</text:p>
          </table:table-cell>
          <table:table-cell office:value-type="string">
            <text:p>39.72</text:p>
          </table:table-cell>
          <table:table-cell office:value-type="string">
            <text:p>39.87</text:p>
          </table:table-cell>
          <table:table-cell office:value-type="string">
            <text:p>38.31</text:p>
          </table:table-cell>
          <table:table-cell office:value-type="string">
            <text:p>31.9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070">
            <text:p>1070</text:p>
          </table:table-cell>
          <table:table-cell office:value-type="string">
            <text:p>38.09</text:p>
          </table:table-cell>
          <table:table-cell office:value-type="string">
            <text:p>39.98</text:p>
          </table:table-cell>
          <table:table-cell office:value-type="string">
            <text:p>38.54</text:p>
          </table:table-cell>
          <table:table-cell office:value-type="string">
            <text:p>36.61</text:p>
          </table:table-cell>
          <table:table-cell office:value-type="string">
            <text:p>39.75</text:p>
          </table:table-cell>
          <table:table-cell office:value-type="string">
            <text:p>39.90</text:p>
          </table:table-cell>
          <table:table-cell office:value-type="string">
            <text:p>38.34</text:p>
          </table:table-cell>
          <table:table-cell office:value-type="string">
            <text:p>31.9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75">
            <text:p>1075</text:p>
          </table:table-cell>
          <table:table-cell office:value-type="string">
            <text:p>38.12</text:p>
          </table:table-cell>
          <table:table-cell office:value-type="string">
            <text:p>40.01</text:p>
          </table:table-cell>
          <table:table-cell office:value-type="string">
            <text:p>38.57</text:p>
          </table:table-cell>
          <table:table-cell office:value-type="string">
            <text:p>36.64</text:p>
          </table:table-cell>
          <table:table-cell office:value-type="string">
            <text:p>39.78</text:p>
          </table:table-cell>
          <table:table-cell office:value-type="string">
            <text:p>39.93</text:p>
          </table:table-cell>
          <table:table-cell office:value-type="string">
            <text:p>38.36</text:p>
          </table:table-cell>
          <table:table-cell office:value-type="string">
            <text:p>31.9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080">
            <text:p>1080</text:p>
          </table:table-cell>
          <table:table-cell office:value-type="string">
            <text:p>38.15</text:p>
          </table:table-cell>
          <table:table-cell office:value-type="string">
            <text:p>40.04</text:p>
          </table:table-cell>
          <table:table-cell office:value-type="string">
            <text:p>38.60</text:p>
          </table:table-cell>
          <table:table-cell office:value-type="string">
            <text:p>36.67</text:p>
          </table:table-cell>
          <table:table-cell office:value-type="string">
            <text:p>39.82</text:p>
          </table:table-cell>
          <table:table-cell office:value-type="string">
            <text:p>39.96</text:p>
          </table:table-cell>
          <table:table-cell office:value-type="string">
            <text:p>38.40</text:p>
          </table:table-cell>
          <table:table-cell office:value-type="string">
            <text:p>32.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85">
            <text:p>1085</text:p>
          </table:table-cell>
          <table:table-cell office:value-type="string">
            <text:p>38.18</text:p>
          </table:table-cell>
          <table:table-cell office:value-type="string">
            <text:p>40.07</text:p>
          </table:table-cell>
          <table:table-cell office:value-type="string">
            <text:p>38.63</text:p>
          </table:table-cell>
          <table:table-cell office:value-type="string">
            <text:p>36.70</text:p>
          </table:table-cell>
          <table:table-cell office:value-type="string">
            <text:p>39.84</text:p>
          </table:table-cell>
          <table:table-cell office:value-type="string">
            <text:p>39.99</text:p>
          </table:table-cell>
          <table:table-cell office:value-type="string">
            <text:p>38.42</text:p>
          </table:table-cell>
          <table:table-cell office:value-type="string">
            <text:p>32.0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90">
            <text:p>1090</text:p>
          </table:table-cell>
          <table:table-cell office:value-type="string">
            <text:p>38.21</text:p>
          </table:table-cell>
          <table:table-cell office:value-type="string">
            <text:p>40.10</text:p>
          </table:table-cell>
          <table:table-cell office:value-type="string">
            <text:p>38.65</text:p>
          </table:table-cell>
          <table:table-cell office:value-type="string">
            <text:p>36.73</text:p>
          </table:table-cell>
          <table:table-cell office:value-type="string">
            <text:p>39.88</text:p>
          </table:table-cell>
          <table:table-cell office:value-type="string">
            <text:p>40.02</text:p>
          </table:table-cell>
          <table:table-cell office:value-type="string">
            <text:p>38.46</text:p>
          </table:table-cell>
          <table:table-cell office:value-type="string">
            <text:p>32.0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95">
            <text:p>1095</text:p>
          </table:table-cell>
          <table:table-cell office:value-type="string">
            <text:p>38.24</text:p>
          </table:table-cell>
          <table:table-cell office:value-type="string">
            <text:p>40.13</text:p>
          </table:table-cell>
          <table:table-cell office:value-type="string">
            <text:p>38.68</text:p>
          </table:table-cell>
          <table:table-cell office:value-type="string">
            <text:p>36.76</text:p>
          </table:table-cell>
          <table:table-cell office:value-type="string">
            <text:p>39.90</text:p>
          </table:table-cell>
          <table:table-cell office:value-type="string">
            <text:p>40.05</text:p>
          </table:table-cell>
          <table:table-cell office:value-type="string">
            <text:p>38.48</text:p>
          </table:table-cell>
          <table:table-cell office:value-type="string">
            <text:p>32.0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100">
            <text:p>1100</text:p>
          </table:table-cell>
          <table:table-cell office:value-type="string">
            <text:p>38.27</text:p>
          </table:table-cell>
          <table:table-cell office:value-type="string">
            <text:p>40.16</text:p>
          </table:table-cell>
          <table:table-cell office:value-type="string">
            <text:p>38.71</text:p>
          </table:table-cell>
          <table:table-cell office:value-type="string">
            <text:p>36.78</text:p>
          </table:table-cell>
          <table:table-cell office:value-type="string">
            <text:p>39.93</text:p>
          </table:table-cell>
          <table:table-cell office:value-type="string">
            <text:p>40.08</text:p>
          </table:table-cell>
          <table:table-cell office:value-type="string">
            <text:p>38.52</text:p>
          </table:table-cell>
          <table:table-cell office:value-type="string">
            <text:p>32.1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105">
            <text:p>1105</text:p>
          </table:table-cell>
          <table:table-cell office:value-type="string">
            <text:p>38.30</text:p>
          </table:table-cell>
          <table:table-cell office:value-type="string">
            <text:p>40.19</text:p>
          </table:table-cell>
          <table:table-cell office:value-type="string">
            <text:p>38.74</text:p>
          </table:table-cell>
          <table:table-cell office:value-type="string">
            <text:p>36.82</text:p>
          </table:table-cell>
          <table:table-cell office:value-type="string">
            <text:p>39.96</text:p>
          </table:table-cell>
          <table:table-cell office:value-type="string">
            <text:p>40.11</text:p>
          </table:table-cell>
          <table:table-cell office:value-type="string">
            <text:p>38.55</text:p>
          </table:table-cell>
          <table:table-cell office:value-type="string">
            <text:p>32.1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110">
            <text:p>1110</text:p>
          </table:table-cell>
          <table:table-cell office:value-type="string">
            <text:p>38.33</text:p>
          </table:table-cell>
          <table:table-cell office:value-type="string">
            <text:p>40.21</text:p>
          </table:table-cell>
          <table:table-cell office:value-type="string">
            <text:p>38.77</text:p>
          </table:table-cell>
          <table:table-cell office:value-type="string">
            <text:p>36.84</text:p>
          </table:table-cell>
          <table:table-cell office:value-type="string">
            <text:p>39.99</text:p>
          </table:table-cell>
          <table:table-cell office:value-type="string">
            <text:p>40.14</text:p>
          </table:table-cell>
          <table:table-cell office:value-type="string">
            <text:p>38.58</text:p>
          </table:table-cell>
          <table:table-cell office:value-type="string">
            <text:p>32.1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15">
            <text:p>1115</text:p>
          </table:table-cell>
          <table:table-cell office:value-type="string">
            <text:p>38.36</text:p>
          </table:table-cell>
          <table:table-cell office:value-type="string">
            <text:p>40.25</text:p>
          </table:table-cell>
          <table:table-cell office:value-type="string">
            <text:p>38.79</text:p>
          </table:table-cell>
          <table:table-cell office:value-type="string">
            <text:p>36.87</text:p>
          </table:table-cell>
          <table:table-cell office:value-type="string">
            <text:p>40.02</text:p>
          </table:table-cell>
          <table:table-cell office:value-type="string">
            <text:p>40.16</text:p>
          </table:table-cell>
          <table:table-cell office:value-type="string">
            <text:p>38.61</text:p>
          </table:table-cell>
          <table:table-cell office:value-type="string">
            <text:p>32.2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20">
            <text:p>1120</text:p>
          </table:table-cell>
          <table:table-cell office:value-type="string">
            <text:p>38.39</text:p>
          </table:table-cell>
          <table:table-cell office:value-type="string">
            <text:p>40.27</text:p>
          </table:table-cell>
          <table:table-cell office:value-type="string">
            <text:p>38.82</text:p>
          </table:table-cell>
          <table:table-cell office:value-type="string">
            <text:p>36.90</text:p>
          </table:table-cell>
          <table:table-cell office:value-type="string">
            <text:p>40.05</text:p>
          </table:table-cell>
          <table:table-cell office:value-type="string">
            <text:p>40.19</text:p>
          </table:table-cell>
          <table:table-cell office:value-type="string">
            <text:p>38.64</text:p>
          </table:table-cell>
          <table:table-cell office:value-type="string">
            <text:p>32.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125">
            <text:p>1125</text:p>
          </table:table-cell>
          <table:table-cell office:value-type="string">
            <text:p>38.41</text:p>
          </table:table-cell>
          <table:table-cell office:value-type="string">
            <text:p>40.30</text:p>
          </table:table-cell>
          <table:table-cell office:value-type="string">
            <text:p>38.85</text:p>
          </table:table-cell>
          <table:table-cell office:value-type="string">
            <text:p>36.92</text:p>
          </table:table-cell>
          <table:table-cell office:value-type="string">
            <text:p>40.08</text:p>
          </table:table-cell>
          <table:table-cell office:value-type="string">
            <text:p>40.22</text:p>
          </table:table-cell>
          <table:table-cell office:value-type="string">
            <text:p>38.66</text:p>
          </table:table-cell>
          <table:table-cell office:value-type="string">
            <text:p>32.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130">
            <text:p>1130</text:p>
          </table:table-cell>
          <table:table-cell office:value-type="string">
            <text:p>38.44</text:p>
          </table:table-cell>
          <table:table-cell office:value-type="string">
            <text:p>40.33</text:p>
          </table:table-cell>
          <table:table-cell office:value-type="string">
            <text:p>38.88</text:p>
          </table:table-cell>
          <table:table-cell office:value-type="string">
            <text:p>36.95</text:p>
          </table:table-cell>
          <table:table-cell office:value-type="string">
            <text:p>40.10</text:p>
          </table:table-cell>
          <table:table-cell office:value-type="string">
            <text:p>40.25</text:p>
          </table:table-cell>
          <table:table-cell office:value-type="string">
            <text:p>38.69</text:p>
          </table:table-cell>
          <table:table-cell office:value-type="string">
            <text:p>32.3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35">
            <text:p>1135</text:p>
          </table:table-cell>
          <table:table-cell office:value-type="string">
            <text:p>38.47</text:p>
          </table:table-cell>
          <table:table-cell office:value-type="string">
            <text:p>40.36</text:p>
          </table:table-cell>
          <table:table-cell office:value-type="string">
            <text:p>38.91</text:p>
          </table:table-cell>
          <table:table-cell office:value-type="string">
            <text:p>36.98</text:p>
          </table:table-cell>
          <table:table-cell office:value-type="string">
            <text:p>40.13</text:p>
          </table:table-cell>
          <table:table-cell office:value-type="string">
            <text:p>40.28</text:p>
          </table:table-cell>
          <table:table-cell office:value-type="string">
            <text:p>38.72</text:p>
          </table:table-cell>
          <table:table-cell office:value-type="string">
            <text:p>32.3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140">
            <text:p>1140</text:p>
          </table:table-cell>
          <table:table-cell office:value-type="string">
            <text:p>38.50</text:p>
          </table:table-cell>
          <table:table-cell office:value-type="string">
            <text:p>40.39</text:p>
          </table:table-cell>
          <table:table-cell office:value-type="string">
            <text:p>38.93</text:p>
          </table:table-cell>
          <table:table-cell office:value-type="string">
            <text:p>37.00</text:p>
          </table:table-cell>
          <table:table-cell office:value-type="string">
            <text:p>40.16</text:p>
          </table:table-cell>
          <table:table-cell office:value-type="string">
            <text:p>40.30</text:p>
          </table:table-cell>
          <table:table-cell office:value-type="string">
            <text:p>38.74</text:p>
          </table:table-cell>
          <table:table-cell office:value-type="string">
            <text:p>32.3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45">
            <text:p>1145</text:p>
          </table:table-cell>
          <table:table-cell office:value-type="string">
            <text:p>38.53</text:p>
          </table:table-cell>
          <table:table-cell office:value-type="string">
            <text:p>40.42</text:p>
          </table:table-cell>
          <table:table-cell office:value-type="string">
            <text:p>38.96</text:p>
          </table:table-cell>
          <table:table-cell office:value-type="string">
            <text:p>37.03</text:p>
          </table:table-cell>
          <table:table-cell office:value-type="string">
            <text:p>40.19</text:p>
          </table:table-cell>
          <table:table-cell office:value-type="string">
            <text:p>40.33</text:p>
          </table:table-cell>
          <table:table-cell office:value-type="string">
            <text:p>38.77</text:p>
          </table:table-cell>
          <table:table-cell office:value-type="string">
            <text:p>32.3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150">
            <text:p>1150</text:p>
          </table:table-cell>
          <table:table-cell office:value-type="string">
            <text:p>38.55</text:p>
          </table:table-cell>
          <table:table-cell office:value-type="string">
            <text:p>40.44</text:p>
          </table:table-cell>
          <table:table-cell office:value-type="string">
            <text:p>38.98</text:p>
          </table:table-cell>
          <table:table-cell office:value-type="string">
            <text:p>37.06</text:p>
          </table:table-cell>
          <table:table-cell office:value-type="string">
            <text:p>40.21</text:p>
          </table:table-cell>
          <table:table-cell office:value-type="string">
            <text:p>40.36</text:p>
          </table:table-cell>
          <table:table-cell office:value-type="string">
            <text:p>38.80</text:p>
          </table:table-cell>
          <table:table-cell office:value-type="string">
            <text:p>32.4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155">
            <text:p>1155</text:p>
          </table:table-cell>
          <table:table-cell office:value-type="string">
            <text:p>38.58</text:p>
          </table:table-cell>
          <table:table-cell office:value-type="string">
            <text:p>40.47</text:p>
          </table:table-cell>
          <table:table-cell office:value-type="string">
            <text:p>39.01</text:p>
          </table:table-cell>
          <table:table-cell office:value-type="string">
            <text:p>37.08</text:p>
          </table:table-cell>
          <table:table-cell office:value-type="string">
            <text:p>40.24</text:p>
          </table:table-cell>
          <table:table-cell office:value-type="string">
            <text:p>40.39</text:p>
          </table:table-cell>
          <table:table-cell office:value-type="string">
            <text:p>38.83</text:p>
          </table:table-cell>
          <table:table-cell office:value-type="string">
            <text:p>32.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160">
            <text:p>1160</text:p>
          </table:table-cell>
          <table:table-cell office:value-type="string">
            <text:p>38.61</text:p>
          </table:table-cell>
          <table:table-cell office:value-type="string">
            <text:p>40.50</text:p>
          </table:table-cell>
          <table:table-cell office:value-type="string">
            <text:p>39.05</text:p>
          </table:table-cell>
          <table:table-cell office:value-type="string">
            <text:p>37.11</text:p>
          </table:table-cell>
          <table:table-cell office:value-type="string">
            <text:p>40.27</text:p>
          </table:table-cell>
          <table:table-cell office:value-type="string">
            <text:p>40.41</text:p>
          </table:table-cell>
          <table:table-cell office:value-type="string">
            <text:p>38.86</text:p>
          </table:table-cell>
          <table:table-cell office:value-type="string">
            <text:p>32.4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65">
            <text:p>1165</text:p>
          </table:table-cell>
          <table:table-cell office:value-type="string">
            <text:p>38.64</text:p>
          </table:table-cell>
          <table:table-cell office:value-type="string">
            <text:p>40.53</text:p>
          </table:table-cell>
          <table:table-cell office:value-type="string">
            <text:p>39.07</text:p>
          </table:table-cell>
          <table:table-cell office:value-type="string">
            <text:p>37.13</text:p>
          </table:table-cell>
          <table:table-cell office:value-type="string">
            <text:p>40.30</text:p>
          </table:table-cell>
          <table:table-cell office:value-type="string">
            <text:p>40.44</text:p>
          </table:table-cell>
          <table:table-cell office:value-type="string">
            <text:p>38.88</text:p>
          </table:table-cell>
          <table:table-cell office:value-type="string">
            <text:p>32.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70">
            <text:p>1170</text:p>
          </table:table-cell>
          <table:table-cell office:value-type="string">
            <text:p>38.66</text:p>
          </table:table-cell>
          <table:table-cell office:value-type="string">
            <text:p>40.56</text:p>
          </table:table-cell>
          <table:table-cell office:value-type="string">
            <text:p>39.09</text:p>
          </table:table-cell>
          <table:table-cell office:value-type="string">
            <text:p>37.16</text:p>
          </table:table-cell>
          <table:table-cell office:value-type="string">
            <text:p>40.33</text:p>
          </table:table-cell>
          <table:table-cell office:value-type="string">
            <text:p>40.47</text:p>
          </table:table-cell>
          <table:table-cell office:value-type="string">
            <text:p>38.91</text:p>
          </table:table-cell>
          <table:table-cell office:value-type="string">
            <text:p>32.5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75">
            <text:p>1175</text:p>
          </table:table-cell>
          <table:table-cell office:value-type="string">
            <text:p>38.69</text:p>
          </table:table-cell>
          <table:table-cell office:value-type="string">
            <text:p>40.58</text:p>
          </table:table-cell>
          <table:table-cell office:value-type="string">
            <text:p>39.12</text:p>
          </table:table-cell>
          <table:table-cell office:value-type="string">
            <text:p>37.19</text:p>
          </table:table-cell>
          <table:table-cell office:value-type="string">
            <text:p>40.35</text:p>
          </table:table-cell>
          <table:table-cell office:value-type="string">
            <text:p>40.50</text:p>
          </table:table-cell>
          <table:table-cell office:value-type="string">
            <text:p>38.94</text:p>
          </table:table-cell>
          <table:table-cell office:value-type="string">
            <text:p>32.5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180">
            <text:p>1180</text:p>
          </table:table-cell>
          <table:table-cell office:value-type="string">
            <text:p>38.72</text:p>
          </table:table-cell>
          <table:table-cell office:value-type="string">
            <text:p>40.61</text:p>
          </table:table-cell>
          <table:table-cell office:value-type="string">
            <text:p>39.14</text:p>
          </table:table-cell>
          <table:table-cell office:value-type="string">
            <text:p>37.22</text:p>
          </table:table-cell>
          <table:table-cell office:value-type="string">
            <text:p>40.38</text:p>
          </table:table-cell>
          <table:table-cell office:value-type="string">
            <text:p>40.52</text:p>
          </table:table-cell>
          <table:table-cell office:value-type="string">
            <text:p>38.97</text:p>
          </table:table-cell>
          <table:table-cell office:value-type="string">
            <text:p>32.5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185">
            <text:p>1185</text:p>
          </table:table-cell>
          <table:table-cell office:value-type="string">
            <text:p>38.74</text:p>
          </table:table-cell>
          <table:table-cell office:value-type="string">
            <text:p>40.64</text:p>
          </table:table-cell>
          <table:table-cell office:value-type="string">
            <text:p>39.17</text:p>
          </table:table-cell>
          <table:table-cell office:value-type="string">
            <text:p>37.24</text:p>
          </table:table-cell>
          <table:table-cell office:value-type="string">
            <text:p>40.41</text:p>
          </table:table-cell>
          <table:table-cell office:value-type="string">
            <text:p>40.55</text:p>
          </table:table-cell>
          <table:table-cell office:value-type="string">
            <text:p>39.00</text:p>
          </table:table-cell>
          <table:table-cell office:value-type="string">
            <text:p>32.6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90">
            <text:p>1190</text:p>
          </table:table-cell>
          <table:table-cell office:value-type="string">
            <text:p>38.77</text:p>
          </table:table-cell>
          <table:table-cell office:value-type="string">
            <text:p>40.67</text:p>
          </table:table-cell>
          <table:table-cell office:value-type="string">
            <text:p>39.20</text:p>
          </table:table-cell>
          <table:table-cell office:value-type="string">
            <text:p>37.27</text:p>
          </table:table-cell>
          <table:table-cell office:value-type="string">
            <text:p>40.44</text:p>
          </table:table-cell>
          <table:table-cell office:value-type="string">
            <text:p>40.58</text:p>
          </table:table-cell>
          <table:table-cell office:value-type="string">
            <text:p>39.03</text:p>
          </table:table-cell>
          <table:table-cell office:value-type="string">
            <text:p>32.6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195">
            <text:p>1195</text:p>
          </table:table-cell>
          <table:table-cell office:value-type="string">
            <text:p>38.80</text:p>
          </table:table-cell>
          <table:table-cell office:value-type="string">
            <text:p>40.69</text:p>
          </table:table-cell>
          <table:table-cell office:value-type="string">
            <text:p>39.22</text:p>
          </table:table-cell>
          <table:table-cell office:value-type="string">
            <text:p>37.29</text:p>
          </table:table-cell>
          <table:table-cell office:value-type="string">
            <text:p>40.46</text:p>
          </table:table-cell>
          <table:table-cell office:value-type="string">
            <text:p>40.61</text:p>
          </table:table-cell>
          <table:table-cell office:value-type="string">
            <text:p>39.05</text:p>
          </table:table-cell>
          <table:table-cell office:value-type="string">
            <text:p>32.6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00">
            <text:p>1200</text:p>
          </table:table-cell>
          <table:table-cell office:value-type="string">
            <text:p>38.82</text:p>
          </table:table-cell>
          <table:table-cell office:value-type="string">
            <text:p>40.72</text:p>
          </table:table-cell>
          <table:table-cell office:value-type="string">
            <text:p>39.25</text:p>
          </table:table-cell>
          <table:table-cell office:value-type="string">
            <text:p>37.32</text:p>
          </table:table-cell>
          <table:table-cell office:value-type="string">
            <text:p>40.49</text:p>
          </table:table-cell>
          <table:table-cell office:value-type="string">
            <text:p>40.63</text:p>
          </table:table-cell>
          <table:table-cell office:value-type="string">
            <text:p>39.08</text:p>
          </table:table-cell>
          <table:table-cell office:value-type="string">
            <text:p>32.7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205">
            <text:p>1205</text:p>
          </table:table-cell>
          <table:table-cell office:value-type="string">
            <text:p>38.85</text:p>
          </table:table-cell>
          <table:table-cell office:value-type="string">
            <text:p>40.75</text:p>
          </table:table-cell>
          <table:table-cell office:value-type="string">
            <text:p>39.28</text:p>
          </table:table-cell>
          <table:table-cell office:value-type="string">
            <text:p>37.34</text:p>
          </table:table-cell>
          <table:table-cell office:value-type="string">
            <text:p>40.51</text:p>
          </table:table-cell>
          <table:table-cell office:value-type="string">
            <text:p>40.66</text:p>
          </table:table-cell>
          <table:table-cell office:value-type="string">
            <text:p>39.10</text:p>
          </table:table-cell>
          <table:table-cell office:value-type="string">
            <text:p>32.7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10">
            <text:p>1210</text:p>
          </table:table-cell>
          <table:table-cell office:value-type="string">
            <text:p>38.88</text:p>
          </table:table-cell>
          <table:table-cell office:value-type="string">
            <text:p>40.77</text:p>
          </table:table-cell>
          <table:table-cell office:value-type="string">
            <text:p>39.30</text:p>
          </table:table-cell>
          <table:table-cell office:value-type="string">
            <text:p>37.37</text:p>
          </table:table-cell>
          <table:table-cell office:value-type="string">
            <text:p>40.54</text:p>
          </table:table-cell>
          <table:table-cell office:value-type="string">
            <text:p>40.68</text:p>
          </table:table-cell>
          <table:table-cell office:value-type="string">
            <text:p>39.13</text:p>
          </table:table-cell>
          <table:table-cell office:value-type="string">
            <text:p>32.7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15">
            <text:p>1215</text:p>
          </table:table-cell>
          <table:table-cell office:value-type="string">
            <text:p>38.91</text:p>
          </table:table-cell>
          <table:table-cell office:value-type="string">
            <text:p>40.80</text:p>
          </table:table-cell>
          <table:table-cell office:value-type="string">
            <text:p>39.33</text:p>
          </table:table-cell>
          <table:table-cell office:value-type="string">
            <text:p>37.39</text:p>
          </table:table-cell>
          <table:table-cell office:value-type="string">
            <text:p>40.57</text:p>
          </table:table-cell>
          <table:table-cell office:value-type="string">
            <text:p>40.71</text:p>
          </table:table-cell>
          <table:table-cell office:value-type="string">
            <text:p>39.16</text:p>
          </table:table-cell>
          <table:table-cell office:value-type="string">
            <text:p>32.7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20">
            <text:p>1220</text:p>
          </table:table-cell>
          <table:table-cell office:value-type="string">
            <text:p>38.93</text:p>
          </table:table-cell>
          <table:table-cell office:value-type="string">
            <text:p>40.83</text:p>
          </table:table-cell>
          <table:table-cell office:value-type="string">
            <text:p>39.35</text:p>
          </table:table-cell>
          <table:table-cell office:value-type="string">
            <text:p>37.42</text:p>
          </table:table-cell>
          <table:table-cell office:value-type="string">
            <text:p>40.60</text:p>
          </table:table-cell>
          <table:table-cell office:value-type="string">
            <text:p>40.74</text:p>
          </table:table-cell>
          <table:table-cell office:value-type="string">
            <text:p>39.18</text:p>
          </table:table-cell>
          <table:table-cell office:value-type="string">
            <text:p>32.8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25">
            <text:p>1225</text:p>
          </table:table-cell>
          <table:table-cell office:value-type="string">
            <text:p>38.95</text:p>
          </table:table-cell>
          <table:table-cell office:value-type="string">
            <text:p>40.85</text:p>
          </table:table-cell>
          <table:table-cell office:value-type="string">
            <text:p>39.38</text:p>
          </table:table-cell>
          <table:table-cell office:value-type="string">
            <text:p>37.45</text:p>
          </table:table-cell>
          <table:table-cell office:value-type="string">
            <text:p>40.62</text:p>
          </table:table-cell>
          <table:table-cell office:value-type="string">
            <text:p>40.77</text:p>
          </table:table-cell>
          <table:table-cell office:value-type="string">
            <text:p>39.21</text:p>
          </table:table-cell>
          <table:table-cell office:value-type="string">
            <text:p>32.8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30">
            <text:p>1230</text:p>
          </table:table-cell>
          <table:table-cell office:value-type="string">
            <text:p>38.98</text:p>
          </table:table-cell>
          <table:table-cell office:value-type="string">
            <text:p>40.88</text:p>
          </table:table-cell>
          <table:table-cell office:value-type="string">
            <text:p>39.40</text:p>
          </table:table-cell>
          <table:table-cell office:value-type="string">
            <text:p>37.47</text:p>
          </table:table-cell>
          <table:table-cell office:value-type="string">
            <text:p>40.64</text:p>
          </table:table-cell>
          <table:table-cell office:value-type="string">
            <text:p>40.79</text:p>
          </table:table-cell>
          <table:table-cell office:value-type="string">
            <text:p>39.24</text:p>
          </table:table-cell>
          <table:table-cell office:value-type="string">
            <text:p>32.8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35">
            <text:p>1235</text:p>
          </table:table-cell>
          <table:table-cell office:value-type="string">
            <text:p>39.00</text:p>
          </table:table-cell>
          <table:table-cell office:value-type="string">
            <text:p>40.90</text:p>
          </table:table-cell>
          <table:table-cell office:value-type="string">
            <text:p>39.44</text:p>
          </table:table-cell>
          <table:table-cell office:value-type="string">
            <text:p>37.50</text:p>
          </table:table-cell>
          <table:table-cell office:value-type="string">
            <text:p>40.67</text:p>
          </table:table-cell>
          <table:table-cell office:value-type="string">
            <text:p>40.81</text:p>
          </table:table-cell>
          <table:table-cell office:value-type="string">
            <text:p>39.26</text:p>
          </table:table-cell>
          <table:table-cell office:value-type="string">
            <text:p>32.8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40">
            <text:p>1240</text:p>
          </table:table-cell>
          <table:table-cell office:value-type="string">
            <text:p>39.03</text:p>
          </table:table-cell>
          <table:table-cell office:value-type="string">
            <text:p>40.93</text:p>
          </table:table-cell>
          <table:table-cell office:value-type="string">
            <text:p>39.46</text:p>
          </table:table-cell>
          <table:table-cell office:value-type="string">
            <text:p>37.52</text:p>
          </table:table-cell>
          <table:table-cell office:value-type="string">
            <text:p>40.69</text:p>
          </table:table-cell>
          <table:table-cell office:value-type="string">
            <text:p>40.84</text:p>
          </table:table-cell>
          <table:table-cell office:value-type="string">
            <text:p>39.29</text:p>
          </table:table-cell>
          <table:table-cell office:value-type="string">
            <text:p>32.9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45">
            <text:p>1245</text:p>
          </table:table-cell>
          <table:table-cell office:value-type="string">
            <text:p>39.05</text:p>
          </table:table-cell>
          <table:table-cell office:value-type="string">
            <text:p>40.96</text:p>
          </table:table-cell>
          <table:table-cell office:value-type="string">
            <text:p>39.48</text:p>
          </table:table-cell>
          <table:table-cell office:value-type="string">
            <text:p>37.55</text:p>
          </table:table-cell>
          <table:table-cell office:value-type="string">
            <text:p>40.71</text:p>
          </table:table-cell>
          <table:table-cell office:value-type="string">
            <text:p>40.86</text:p>
          </table:table-cell>
          <table:table-cell office:value-type="string">
            <text:p>39.32</text:p>
          </table:table-cell>
          <table:table-cell office:value-type="string">
            <text:p>32.9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50">
            <text:p>1250</text:p>
          </table:table-cell>
          <table:table-cell office:value-type="string">
            <text:p>39.08</text:p>
          </table:table-cell>
          <table:table-cell office:value-type="string">
            <text:p>40.98</text:p>
          </table:table-cell>
          <table:table-cell office:value-type="string">
            <text:p>39.51</text:p>
          </table:table-cell>
          <table:table-cell office:value-type="string">
            <text:p>37.57</text:p>
          </table:table-cell>
          <table:table-cell office:value-type="string">
            <text:p>40.74</text:p>
          </table:table-cell>
          <table:table-cell office:value-type="string">
            <text:p>40.89</text:p>
          </table:table-cell>
          <table:table-cell office:value-type="string">
            <text:p>39.34</text:p>
          </table:table-cell>
          <table:table-cell office:value-type="string">
            <text:p>32.9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255">
            <text:p>1255</text:p>
          </table:table-cell>
          <table:table-cell office:value-type="string">
            <text:p>39.10</text:p>
          </table:table-cell>
          <table:table-cell office:value-type="string">
            <text:p>41.01</text:p>
          </table:table-cell>
          <table:table-cell office:value-type="string">
            <text:p>39.53</text:p>
          </table:table-cell>
          <table:table-cell office:value-type="string">
            <text:p>37.60</text:p>
          </table:table-cell>
          <table:table-cell office:value-type="string">
            <text:p>40.77</text:p>
          </table:table-cell>
          <table:table-cell office:value-type="string">
            <text:p>40.91</text:p>
          </table:table-cell>
          <table:table-cell office:value-type="string">
            <text:p>39.37</text:p>
          </table:table-cell>
          <table:table-cell office:value-type="string">
            <text:p>33.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260">
            <text:p>1260</text:p>
          </table:table-cell>
          <table:table-cell office:value-type="string">
            <text:p>39.12</text:p>
          </table:table-cell>
          <table:table-cell office:value-type="string">
            <text:p>41.02</text:p>
          </table:table-cell>
          <table:table-cell office:value-type="string">
            <text:p>39.55</text:p>
          </table:table-cell>
          <table:table-cell office:value-type="string">
            <text:p>37.62</text:p>
          </table:table-cell>
          <table:table-cell office:value-type="string">
            <text:p>40.79</text:p>
          </table:table-cell>
          <table:table-cell office:value-type="string">
            <text:p>40.94</text:p>
          </table:table-cell>
          <table:table-cell office:value-type="string">
            <text:p>39.40</text:p>
          </table:table-cell>
          <table:table-cell office:value-type="string">
            <text:p>33.0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265">
            <text:p>1265</text:p>
          </table:table-cell>
          <table:table-cell office:value-type="string">
            <text:p>39.15</text:p>
          </table:table-cell>
          <table:table-cell office:value-type="string">
            <text:p>41.05</text:p>
          </table:table-cell>
          <table:table-cell office:value-type="string">
            <text:p>39.57</text:p>
          </table:table-cell>
          <table:table-cell office:value-type="string">
            <text:p>37.64</text:p>
          </table:table-cell>
          <table:table-cell office:value-type="string">
            <text:p>40.82</text:p>
          </table:table-cell>
          <table:table-cell office:value-type="string">
            <text:p>40.97</text:p>
          </table:table-cell>
          <table:table-cell office:value-type="string">
            <text:p>39.42</text:p>
          </table:table-cell>
          <table:table-cell office:value-type="string">
            <text:p>33.0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70">
            <text:p>1270</text:p>
          </table:table-cell>
          <table:table-cell office:value-type="string">
            <text:p>39.18</text:p>
          </table:table-cell>
          <table:table-cell office:value-type="string">
            <text:p>41.08</text:p>
          </table:table-cell>
          <table:table-cell office:value-type="string">
            <text:p>39.60</text:p>
          </table:table-cell>
          <table:table-cell office:value-type="string">
            <text:p>37.67</text:p>
          </table:table-cell>
          <table:table-cell office:value-type="string">
            <text:p>40.84</text:p>
          </table:table-cell>
          <table:table-cell office:value-type="string">
            <text:p>40.99</text:p>
          </table:table-cell>
          <table:table-cell office:value-type="string">
            <text:p>39.45</text:p>
          </table:table-cell>
          <table:table-cell office:value-type="string">
            <text:p>33.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75">
            <text:p>1275</text:p>
          </table:table-cell>
          <table:table-cell office:value-type="string">
            <text:p>39.20</text:p>
          </table:table-cell>
          <table:table-cell office:value-type="string">
            <text:p>41.10</text:p>
          </table:table-cell>
          <table:table-cell office:value-type="string">
            <text:p>39.62</text:p>
          </table:table-cell>
          <table:table-cell office:value-type="string">
            <text:p>37.69</text:p>
          </table:table-cell>
          <table:table-cell office:value-type="string">
            <text:p>40.87</text:p>
          </table:table-cell>
          <table:table-cell office:value-type="string">
            <text:p>41.01</text:p>
          </table:table-cell>
          <table:table-cell office:value-type="string">
            <text:p>39.48</text:p>
          </table:table-cell>
          <table:table-cell office:value-type="string">
            <text:p>33.1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80">
            <text:p>1280</text:p>
          </table:table-cell>
          <table:table-cell office:value-type="string">
            <text:p>39.22</text:p>
          </table:table-cell>
          <table:table-cell office:value-type="string">
            <text:p>41.13</text:p>
          </table:table-cell>
          <table:table-cell office:value-type="string">
            <text:p>39.65</text:p>
          </table:table-cell>
          <table:table-cell office:value-type="string">
            <text:p>37.71</text:p>
          </table:table-cell>
          <table:table-cell office:value-type="string">
            <text:p>40.89</text:p>
          </table:table-cell>
          <table:table-cell office:value-type="string">
            <text:p>41.04</text:p>
          </table:table-cell>
          <table:table-cell office:value-type="string">
            <text:p>39.50</text:p>
          </table:table-cell>
          <table:table-cell office:value-type="string">
            <text:p>33.1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285">
            <text:p>1285</text:p>
          </table:table-cell>
          <table:table-cell office:value-type="string">
            <text:p>39.24</text:p>
          </table:table-cell>
          <table:table-cell office:value-type="string">
            <text:p>41.15</text:p>
          </table:table-cell>
          <table:table-cell office:value-type="string">
            <text:p>39.67</text:p>
          </table:table-cell>
          <table:table-cell office:value-type="string">
            <text:p>37.74</text:p>
          </table:table-cell>
          <table:table-cell office:value-type="string">
            <text:p>40.91</text:p>
          </table:table-cell>
          <table:table-cell office:value-type="string">
            <text:p>41.06</text:p>
          </table:table-cell>
          <table:table-cell office:value-type="string">
            <text:p>39.53</text:p>
          </table:table-cell>
          <table:table-cell office:value-type="string">
            <text:p>33.1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290">
            <text:p>1290</text:p>
          </table:table-cell>
          <table:table-cell office:value-type="string">
            <text:p>39.27</text:p>
          </table:table-cell>
          <table:table-cell office:value-type="string">
            <text:p>41.17</text:p>
          </table:table-cell>
          <table:table-cell office:value-type="string">
            <text:p>39.70</text:p>
          </table:table-cell>
          <table:table-cell office:value-type="string">
            <text:p>37.76</text:p>
          </table:table-cell>
          <table:table-cell office:value-type="string">
            <text:p>40.94</text:p>
          </table:table-cell>
          <table:table-cell office:value-type="string">
            <text:p>41.08</text:p>
          </table:table-cell>
          <table:table-cell office:value-type="string">
            <text:p>39.55</text:p>
          </table:table-cell>
          <table:table-cell office:value-type="string">
            <text:p>33.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95">
            <text:p>1295</text:p>
          </table:table-cell>
          <table:table-cell office:value-type="string">
            <text:p>39.30</text:p>
          </table:table-cell>
          <table:table-cell office:value-type="string">
            <text:p>41.20</text:p>
          </table:table-cell>
          <table:table-cell office:value-type="string">
            <text:p>39.72</text:p>
          </table:table-cell>
          <table:table-cell office:value-type="string">
            <text:p>37.79</text:p>
          </table:table-cell>
          <table:table-cell office:value-type="string">
            <text:p>40.96</text:p>
          </table:table-cell>
          <table:table-cell office:value-type="string">
            <text:p>41.11</text:p>
          </table:table-cell>
          <table:table-cell office:value-type="string">
            <text:p>39.57</text:p>
          </table:table-cell>
          <table:table-cell office:value-type="string">
            <text:p>33.2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300">
            <text:p>1300</text:p>
          </table:table-cell>
          <table:table-cell office:value-type="string">
            <text:p>39.32</text:p>
          </table:table-cell>
          <table:table-cell office:value-type="string">
            <text:p>41.22</text:p>
          </table:table-cell>
          <table:table-cell office:value-type="string">
            <text:p>39.74</text:p>
          </table:table-cell>
          <table:table-cell office:value-type="string">
            <text:p>37.81</text:p>
          </table:table-cell>
          <table:table-cell office:value-type="string">
            <text:p>40.98</text:p>
          </table:table-cell>
          <table:table-cell office:value-type="string">
            <text:p>41.13</text:p>
          </table:table-cell>
          <table:table-cell office:value-type="string">
            <text:p>39.60</text:p>
          </table:table-cell>
          <table:table-cell office:value-type="string">
            <text:p>33.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305">
            <text:p>1305</text:p>
          </table:table-cell>
          <table:table-cell office:value-type="string">
            <text:p>39.34</text:p>
          </table:table-cell>
          <table:table-cell office:value-type="string">
            <text:p>41.25</text:p>
          </table:table-cell>
          <table:table-cell office:value-type="string">
            <text:p>39.76</text:p>
          </table:table-cell>
          <table:table-cell office:value-type="string">
            <text:p>37.83</text:p>
          </table:table-cell>
          <table:table-cell office:value-type="string">
            <text:p>41.01</text:p>
          </table:table-cell>
          <table:table-cell office:value-type="string">
            <text:p>41.16</text:p>
          </table:table-cell>
          <table:table-cell office:value-type="string">
            <text:p>39.62</text:p>
          </table:table-cell>
          <table:table-cell office:value-type="string">
            <text:p>33.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310">
            <text:p>1310</text:p>
          </table:table-cell>
          <table:table-cell office:value-type="string">
            <text:p>39.37</text:p>
          </table:table-cell>
          <table:table-cell office:value-type="string">
            <text:p>41.27</text:p>
          </table:table-cell>
          <table:table-cell office:value-type="string">
            <text:p>39.79</text:p>
          </table:table-cell>
          <table:table-cell office:value-type="string">
            <text:p>37.85</text:p>
          </table:table-cell>
          <table:table-cell office:value-type="string">
            <text:p>41.03</text:p>
          </table:table-cell>
          <table:table-cell office:value-type="string">
            <text:p>41.18</text:p>
          </table:table-cell>
          <table:table-cell office:value-type="string">
            <text:p>39.65</text:p>
          </table:table-cell>
          <table:table-cell office:value-type="string">
            <text:p>33.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315">
            <text:p>1315</text:p>
          </table:table-cell>
          <table:table-cell office:value-type="string">
            <text:p>39.39</text:p>
          </table:table-cell>
          <table:table-cell office:value-type="string">
            <text:p>41.29</text:p>
          </table:table-cell>
          <table:table-cell office:value-type="string">
            <text:p>39.81</text:p>
          </table:table-cell>
          <table:table-cell office:value-type="string">
            <text:p>37.88</text:p>
          </table:table-cell>
          <table:table-cell office:value-type="string">
            <text:p>41.05</text:p>
          </table:table-cell>
          <table:table-cell office:value-type="string">
            <text:p>41.20</text:p>
          </table:table-cell>
          <table:table-cell office:value-type="string">
            <text:p>39.67</text:p>
          </table:table-cell>
          <table:table-cell office:value-type="string">
            <text:p>33.3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320">
            <text:p>1320</text:p>
          </table:table-cell>
          <table:table-cell office:value-type="string">
            <text:p>39.41</text:p>
          </table:table-cell>
          <table:table-cell office:value-type="string">
            <text:p>41.32</text:p>
          </table:table-cell>
          <table:table-cell office:value-type="string">
            <text:p>39.83</text:p>
          </table:table-cell>
          <table:table-cell office:value-type="string">
            <text:p>37.91</text:p>
          </table:table-cell>
          <table:table-cell office:value-type="string">
            <text:p>41.08</text:p>
          </table:table-cell>
          <table:table-cell office:value-type="string">
            <text:p>41.23</text:p>
          </table:table-cell>
          <table:table-cell office:value-type="string">
            <text:p>39.69</text:p>
          </table:table-cell>
          <table:table-cell office:value-type="string">
            <text:p>33.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25">
            <text:p>1325</text:p>
          </table:table-cell>
          <table:table-cell office:value-type="string">
            <text:p>39.44</text:p>
          </table:table-cell>
          <table:table-cell office:value-type="string">
            <text:p>41.34</text:p>
          </table:table-cell>
          <table:table-cell office:value-type="string">
            <text:p>39.86</text:p>
          </table:table-cell>
          <table:table-cell office:value-type="string">
            <text:p>37.92</text:p>
          </table:table-cell>
          <table:table-cell office:value-type="string">
            <text:p>41.10</text:p>
          </table:table-cell>
          <table:table-cell office:value-type="string">
            <text:p>41.25</text:p>
          </table:table-cell>
          <table:table-cell office:value-type="string">
            <text:p>39.72</text:p>
          </table:table-cell>
          <table:table-cell office:value-type="string">
            <text:p>33.3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330">
            <text:p>1330</text:p>
          </table:table-cell>
          <table:table-cell office:value-type="string">
            <text:p>39.46</text:p>
          </table:table-cell>
          <table:table-cell office:value-type="string">
            <text:p>41.36</text:p>
          </table:table-cell>
          <table:table-cell office:value-type="string">
            <text:p>39.88</text:p>
          </table:table-cell>
          <table:table-cell office:value-type="string">
            <text:p>37.94</text:p>
          </table:table-cell>
          <table:table-cell office:value-type="string">
            <text:p>41.13</text:p>
          </table:table-cell>
          <table:table-cell office:value-type="string">
            <text:p>41.27</text:p>
          </table:table-cell>
          <table:table-cell office:value-type="string">
            <text:p>39.74</text:p>
          </table:table-cell>
          <table:table-cell office:value-type="string">
            <text:p>33.3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335">
            <text:p>1335</text:p>
          </table:table-cell>
          <table:table-cell office:value-type="string">
            <text:p>39.48</text:p>
          </table:table-cell>
          <table:table-cell office:value-type="string">
            <text:p>41.39</text:p>
          </table:table-cell>
          <table:table-cell office:value-type="string">
            <text:p>39.90</text:p>
          </table:table-cell>
          <table:table-cell office:value-type="string">
            <text:p>37.97</text:p>
          </table:table-cell>
          <table:table-cell office:value-type="string">
            <text:p>41.15</text:p>
          </table:table-cell>
          <table:table-cell office:value-type="string">
            <text:p>41.30</text:p>
          </table:table-cell>
          <table:table-cell office:value-type="string">
            <text:p>39.76</text:p>
          </table:table-cell>
          <table:table-cell office:value-type="string">
            <text:p>33.4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340">
            <text:p>1340</text:p>
          </table:table-cell>
          <table:table-cell office:value-type="string">
            <text:p>39.50</text:p>
          </table:table-cell>
          <table:table-cell office:value-type="string">
            <text:p>41.41</text:p>
          </table:table-cell>
          <table:table-cell office:value-type="string">
            <text:p>39.93</text:p>
          </table:table-cell>
          <table:table-cell office:value-type="string">
            <text:p>37.99</text:p>
          </table:table-cell>
          <table:table-cell office:value-type="string">
            <text:p>41.18</text:p>
          </table:table-cell>
          <table:table-cell office:value-type="string">
            <text:p>41.32</text:p>
          </table:table-cell>
          <table:table-cell office:value-type="string">
            <text:p>39.79</text:p>
          </table:table-cell>
          <table:table-cell office:value-type="string">
            <text:p>33.4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45">
            <text:p>1345</text:p>
          </table:table-cell>
          <table:table-cell office:value-type="string">
            <text:p>39.53</text:p>
          </table:table-cell>
          <table:table-cell office:value-type="string">
            <text:p>41.44</text:p>
          </table:table-cell>
          <table:table-cell office:value-type="string">
            <text:p>39.95</text:p>
          </table:table-cell>
          <table:table-cell office:value-type="string">
            <text:p>38.01</text:p>
          </table:table-cell>
          <table:table-cell office:value-type="string">
            <text:p>41.20</text:p>
          </table:table-cell>
          <table:table-cell office:value-type="string">
            <text:p>41.34</text:p>
          </table:table-cell>
          <table:table-cell office:value-type="string">
            <text:p>39.81</text:p>
          </table:table-cell>
          <table:table-cell office:value-type="string">
            <text:p>33.4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50">
            <text:p>1350</text:p>
          </table:table-cell>
          <table:table-cell office:value-type="string">
            <text:p>39.55</text:p>
          </table:table-cell>
          <table:table-cell office:value-type="string">
            <text:p>41.46</text:p>
          </table:table-cell>
          <table:table-cell office:value-type="string">
            <text:p>39.97</text:p>
          </table:table-cell>
          <table:table-cell office:value-type="string">
            <text:p>38.03</text:p>
          </table:table-cell>
          <table:table-cell office:value-type="string">
            <text:p>41.22</text:p>
          </table:table-cell>
          <table:table-cell office:value-type="string">
            <text:p>41.37</text:p>
          </table:table-cell>
          <table:table-cell office:value-type="string">
            <text:p>39.84</text:p>
          </table:table-cell>
          <table:table-cell office:value-type="string">
            <text:p>33.4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355">
            <text:p>1355</text:p>
          </table:table-cell>
          <table:table-cell office:value-type="string">
            <text:p>39.57</text:p>
          </table:table-cell>
          <table:table-cell office:value-type="string">
            <text:p>41.48</text:p>
          </table:table-cell>
          <table:table-cell office:value-type="string">
            <text:p>39.99</text:p>
          </table:table-cell>
          <table:table-cell office:value-type="string">
            <text:p>38.05</text:p>
          </table:table-cell>
          <table:table-cell office:value-type="string">
            <text:p>41.24</text:p>
          </table:table-cell>
          <table:table-cell office:value-type="string">
            <text:p>41.39</text:p>
          </table:table-cell>
          <table:table-cell office:value-type="string">
            <text:p>39.86</text:p>
          </table:table-cell>
          <table:table-cell office:value-type="string">
            <text:p>33.5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360">
            <text:p>1360</text:p>
          </table:table-cell>
          <table:table-cell office:value-type="string">
            <text:p>39.59</text:p>
          </table:table-cell>
          <table:table-cell office:value-type="string">
            <text:p>41.50</text:p>
          </table:table-cell>
          <table:table-cell office:value-type="string">
            <text:p>40.01</text:p>
          </table:table-cell>
          <table:table-cell office:value-type="string">
            <text:p>38.08</text:p>
          </table:table-cell>
          <table:table-cell office:value-type="string">
            <text:p>41.27</text:p>
          </table:table-cell>
          <table:table-cell office:value-type="string">
            <text:p>41.41</text:p>
          </table:table-cell>
          <table:table-cell office:value-type="string">
            <text:p>39.88</text:p>
          </table:table-cell>
          <table:table-cell office:value-type="string">
            <text:p>33.5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365">
            <text:p>1365</text:p>
          </table:table-cell>
          <table:table-cell office:value-type="string">
            <text:p>39.62</text:p>
          </table:table-cell>
          <table:table-cell office:value-type="string">
            <text:p>41.53</text:p>
          </table:table-cell>
          <table:table-cell office:value-type="string">
            <text:p>40.03</text:p>
          </table:table-cell>
          <table:table-cell office:value-type="string">
            <text:p>38.10</text:p>
          </table:table-cell>
          <table:table-cell office:value-type="string">
            <text:p>41.29</text:p>
          </table:table-cell>
          <table:table-cell office:value-type="string">
            <text:p>41.44</text:p>
          </table:table-cell>
          <table:table-cell office:value-type="string">
            <text:p>39.91</text:p>
          </table:table-cell>
          <table:table-cell office:value-type="string">
            <text:p>33.5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370">
            <text:p>1370</text:p>
          </table:table-cell>
          <table:table-cell office:value-type="string">
            <text:p>39.64</text:p>
          </table:table-cell>
          <table:table-cell office:value-type="string">
            <text:p>41.55</text:p>
          </table:table-cell>
          <table:table-cell office:value-type="string">
            <text:p>40.06</text:p>
          </table:table-cell>
          <table:table-cell office:value-type="string">
            <text:p>38.12</text:p>
          </table:table-cell>
          <table:table-cell office:value-type="string">
            <text:p>41.31</text:p>
          </table:table-cell>
          <table:table-cell office:value-type="string">
            <text:p>41.46</text:p>
          </table:table-cell>
          <table:table-cell office:value-type="string">
            <text:p>39.93</text:p>
          </table:table-cell>
          <table:table-cell office:value-type="string">
            <text:p>33.5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375">
            <text:p>1375</text:p>
          </table:table-cell>
          <table:table-cell office:value-type="string">
            <text:p>39.66</text:p>
          </table:table-cell>
          <table:table-cell office:value-type="string">
            <text:p>41.57</text:p>
          </table:table-cell>
          <table:table-cell office:value-type="string">
            <text:p>40.07</text:p>
          </table:table-cell>
          <table:table-cell office:value-type="string">
            <text:p>38.14</text:p>
          </table:table-cell>
          <table:table-cell office:value-type="string">
            <text:p>41.33</text:p>
          </table:table-cell>
          <table:table-cell office:value-type="string">
            <text:p>41.48</text:p>
          </table:table-cell>
          <table:table-cell office:value-type="string">
            <text:p>39.95</text:p>
          </table:table-cell>
          <table:table-cell office:value-type="string">
            <text:p>33.5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380">
            <text:p>1380</text:p>
          </table:table-cell>
          <table:table-cell office:value-type="string">
            <text:p>39.68</text:p>
          </table:table-cell>
          <table:table-cell office:value-type="string">
            <text:p>41.59</text:p>
          </table:table-cell>
          <table:table-cell office:value-type="string">
            <text:p>40.10</text:p>
          </table:table-cell>
          <table:table-cell office:value-type="string">
            <text:p>38.16</text:p>
          </table:table-cell>
          <table:table-cell office:value-type="string">
            <text:p>41.36</text:p>
          </table:table-cell>
          <table:table-cell office:value-type="string">
            <text:p>41.50</text:p>
          </table:table-cell>
          <table:table-cell office:value-type="string">
            <text:p>39.98</text:p>
          </table:table-cell>
          <table:table-cell office:value-type="string">
            <text:p>33.6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385">
            <text:p>1385</text:p>
          </table:table-cell>
          <table:table-cell office:value-type="string">
            <text:p>39.70</text:p>
          </table:table-cell>
          <table:table-cell office:value-type="string">
            <text:p>41.61</text:p>
          </table:table-cell>
          <table:table-cell office:value-type="string">
            <text:p>40.12</text:p>
          </table:table-cell>
          <table:table-cell office:value-type="string">
            <text:p>38.18</text:p>
          </table:table-cell>
          <table:table-cell office:value-type="string">
            <text:p>41.38</text:p>
          </table:table-cell>
          <table:table-cell office:value-type="string">
            <text:p>41.53</text:p>
          </table:table-cell>
          <table:table-cell office:value-type="string">
            <text:p>40.00</text:p>
          </table:table-cell>
          <table:table-cell office:value-type="string">
            <text:p>33.6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90">
            <text:p>1390</text:p>
          </table:table-cell>
          <table:table-cell office:value-type="string">
            <text:p>39.72</text:p>
          </table:table-cell>
          <table:table-cell office:value-type="string">
            <text:p>41.64</text:p>
          </table:table-cell>
          <table:table-cell office:value-type="string">
            <text:p>40.14</text:p>
          </table:table-cell>
          <table:table-cell office:value-type="string">
            <text:p>38.19</text:p>
          </table:table-cell>
          <table:table-cell office:value-type="string">
            <text:p>41.40</text:p>
          </table:table-cell>
          <table:table-cell office:value-type="string">
            <text:p>41.55</text:p>
          </table:table-cell>
          <table:table-cell office:value-type="string">
            <text:p>40.02</text:p>
          </table:table-cell>
          <table:table-cell office:value-type="string">
            <text:p>33.6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95">
            <text:p>1395</text:p>
          </table:table-cell>
          <table:table-cell office:value-type="string">
            <text:p>39.74</text:p>
          </table:table-cell>
          <table:table-cell office:value-type="string">
            <text:p>41.66</text:p>
          </table:table-cell>
          <table:table-cell office:value-type="string">
            <text:p>40.16</text:p>
          </table:table-cell>
          <table:table-cell office:value-type="string">
            <text:p>38.22</text:p>
          </table:table-cell>
          <table:table-cell office:value-type="string">
            <text:p>41.43</text:p>
          </table:table-cell>
          <table:table-cell office:value-type="string">
            <text:p>41.58</text:p>
          </table:table-cell>
          <table:table-cell office:value-type="string">
            <text:p>40.04</text:p>
          </table:table-cell>
          <table:table-cell office:value-type="string">
            <text:p>33.6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00">
            <text:p>1400</text:p>
          </table:table-cell>
          <table:table-cell office:value-type="string">
            <text:p>39.76</text:p>
          </table:table-cell>
          <table:table-cell office:value-type="string">
            <text:p>41.68</text:p>
          </table:table-cell>
          <table:table-cell office:value-type="string">
            <text:p>40.18</text:p>
          </table:table-cell>
          <table:table-cell office:value-type="string">
            <text:p>38.24</text:p>
          </table:table-cell>
          <table:table-cell office:value-type="string">
            <text:p>41.45</text:p>
          </table:table-cell>
          <table:table-cell office:value-type="string">
            <text:p>41.60</text:p>
          </table:table-cell>
          <table:table-cell office:value-type="string">
            <text:p>40.07</text:p>
          </table:table-cell>
          <table:table-cell office:value-type="string">
            <text:p>33.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405">
            <text:p>1405</text:p>
          </table:table-cell>
          <table:table-cell office:value-type="string">
            <text:p>39.78</text:p>
          </table:table-cell>
          <table:table-cell office:value-type="string">
            <text:p>41.70</text:p>
          </table:table-cell>
          <table:table-cell office:value-type="string">
            <text:p>40.20</text:p>
          </table:table-cell>
          <table:table-cell office:value-type="string">
            <text:p>38.26</text:p>
          </table:table-cell>
          <table:table-cell office:value-type="string">
            <text:p>41.46</text:p>
          </table:table-cell>
          <table:table-cell office:value-type="string">
            <text:p>41.62</text:p>
          </table:table-cell>
          <table:table-cell office:value-type="string">
            <text:p>40.09</text:p>
          </table:table-cell>
          <table:table-cell office:value-type="string">
            <text:p>33.7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410">
            <text:p>1410</text:p>
          </table:table-cell>
          <table:table-cell office:value-type="string">
            <text:p>39.80</text:p>
          </table:table-cell>
          <table:table-cell office:value-type="string">
            <text:p>41.72</text:p>
          </table:table-cell>
          <table:table-cell office:value-type="string">
            <text:p>40.22</text:p>
          </table:table-cell>
          <table:table-cell office:value-type="string">
            <text:p>38.28</text:p>
          </table:table-cell>
          <table:table-cell office:value-type="string">
            <text:p>41.48</text:p>
          </table:table-cell>
          <table:table-cell office:value-type="string">
            <text:p>41.64</text:p>
          </table:table-cell>
          <table:table-cell office:value-type="string">
            <text:p>40.11</text:p>
          </table:table-cell>
          <table:table-cell office:value-type="string">
            <text:p>33.7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15">
            <text:p>1415</text:p>
          </table:table-cell>
          <table:table-cell office:value-type="string">
            <text:p>39.82</text:p>
          </table:table-cell>
          <table:table-cell office:value-type="string">
            <text:p>41.74</text:p>
          </table:table-cell>
          <table:table-cell office:value-type="string">
            <text:p>40.24</text:p>
          </table:table-cell>
          <table:table-cell office:value-type="string">
            <text:p>38.30</text:p>
          </table:table-cell>
          <table:table-cell office:value-type="string">
            <text:p>41.51</text:p>
          </table:table-cell>
          <table:table-cell office:value-type="string">
            <text:p>41.66</text:p>
          </table:table-cell>
          <table:table-cell office:value-type="string">
            <text:p>40.14</text:p>
          </table:table-cell>
          <table:table-cell office:value-type="string">
            <text:p>33.7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420">
            <text:p>1420</text:p>
          </table:table-cell>
          <table:table-cell office:value-type="string">
            <text:p>39.84</text:p>
          </table:table-cell>
          <table:table-cell office:value-type="string">
            <text:p>41.76</text:p>
          </table:table-cell>
          <table:table-cell office:value-type="string">
            <text:p>40.25</text:p>
          </table:table-cell>
          <table:table-cell office:value-type="string">
            <text:p>38.32</text:p>
          </table:table-cell>
          <table:table-cell office:value-type="string">
            <text:p>41.52</text:p>
          </table:table-cell>
          <table:table-cell office:value-type="string">
            <text:p>41.68</text:p>
          </table:table-cell>
          <table:table-cell office:value-type="string">
            <text:p>40.17</text:p>
          </table:table-cell>
          <table:table-cell office:value-type="string">
            <text:p>33.8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25">
            <text:p>1425</text:p>
          </table:table-cell>
          <table:table-cell office:value-type="string">
            <text:p>39.85</text:p>
          </table:table-cell>
          <table:table-cell office:value-type="string">
            <text:p>41.78</text:p>
          </table:table-cell>
          <table:table-cell office:value-type="string">
            <text:p>40.28</text:p>
          </table:table-cell>
          <table:table-cell office:value-type="string">
            <text:p>38.34</text:p>
          </table:table-cell>
          <table:table-cell office:value-type="string">
            <text:p>41.55</text:p>
          </table:table-cell>
          <table:table-cell office:value-type="string">
            <text:p>41.71</text:p>
          </table:table-cell>
          <table:table-cell office:value-type="string">
            <text:p>40.19</text:p>
          </table:table-cell>
          <table:table-cell office:value-type="string">
            <text:p>33.8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430">
            <text:p>1430</text:p>
          </table:table-cell>
          <table:table-cell office:value-type="string">
            <text:p>39.87</text:p>
          </table:table-cell>
          <table:table-cell office:value-type="string">
            <text:p>41.80</text:p>
          </table:table-cell>
          <table:table-cell office:value-type="string">
            <text:p>40.29</text:p>
          </table:table-cell>
          <table:table-cell office:value-type="string">
            <text:p>38.36</text:p>
          </table:table-cell>
          <table:table-cell office:value-type="string">
            <text:p>41.57</text:p>
          </table:table-cell>
          <table:table-cell office:value-type="string">
            <text:p>41.73</text:p>
          </table:table-cell>
          <table:table-cell office:value-type="string">
            <text:p>40.21</text:p>
          </table:table-cell>
          <table:table-cell office:value-type="string">
            <text:p>33.8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435">
            <text:p>1435</text:p>
          </table:table-cell>
          <table:table-cell office:value-type="string">
            <text:p>39.89</text:p>
          </table:table-cell>
          <table:table-cell office:value-type="string">
            <text:p>41.82</text:p>
          </table:table-cell>
          <table:table-cell office:value-type="string">
            <text:p>40.31</text:p>
          </table:table-cell>
          <table:table-cell office:value-type="string">
            <text:p>38.37</text:p>
          </table:table-cell>
          <table:table-cell office:value-type="string">
            <text:p>41.59</text:p>
          </table:table-cell>
          <table:table-cell office:value-type="string">
            <text:p>41.75</text:p>
          </table:table-cell>
          <table:table-cell office:value-type="string">
            <text:p>40.23</text:p>
          </table:table-cell>
          <table:table-cell office:value-type="string">
            <text:p>33.8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40">
            <text:p>1440</text:p>
          </table:table-cell>
          <table:table-cell office:value-type="string">
            <text:p>39.91</text:p>
          </table:table-cell>
          <table:table-cell office:value-type="string">
            <text:p>41.84</text:p>
          </table:table-cell>
          <table:table-cell office:value-type="string">
            <text:p>40.33</text:p>
          </table:table-cell>
          <table:table-cell office:value-type="string">
            <text:p>38.39</text:p>
          </table:table-cell>
          <table:table-cell office:value-type="string">
            <text:p>41.61</text:p>
          </table:table-cell>
          <table:table-cell office:value-type="string">
            <text:p>41.77</text:p>
          </table:table-cell>
          <table:table-cell office:value-type="string">
            <text:p>40.25</text:p>
          </table:table-cell>
          <table:table-cell office:value-type="string">
            <text:p>33.9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45">
            <text:p>1445</text:p>
          </table:table-cell>
          <table:table-cell office:value-type="string">
            <text:p>39.92</text:p>
          </table:table-cell>
          <table:table-cell office:value-type="string">
            <text:p>41.85</text:p>
          </table:table-cell>
          <table:table-cell office:value-type="string">
            <text:p>40.35</text:p>
          </table:table-cell>
          <table:table-cell office:value-type="string">
            <text:p>38.41</text:p>
          </table:table-cell>
          <table:table-cell office:value-type="string">
            <text:p>41.62</text:p>
          </table:table-cell>
          <table:table-cell office:value-type="string">
            <text:p>41.79</text:p>
          </table:table-cell>
          <table:table-cell office:value-type="string">
            <text:p>40.27</text:p>
          </table:table-cell>
          <table:table-cell office:value-type="string">
            <text:p>33.9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50">
            <text:p>1450</text:p>
          </table:table-cell>
          <table:table-cell office:value-type="string">
            <text:p>39.94</text:p>
          </table:table-cell>
          <table:table-cell office:value-type="string">
            <text:p>41.88</text:p>
          </table:table-cell>
          <table:table-cell office:value-type="string">
            <text:p>40.37</text:p>
          </table:table-cell>
          <table:table-cell office:value-type="string">
            <text:p>38.43</text:p>
          </table:table-cell>
          <table:table-cell office:value-type="string">
            <text:p>41.63</text:p>
          </table:table-cell>
          <table:table-cell office:value-type="string">
            <text:p>41.80</text:p>
          </table:table-cell>
          <table:table-cell office:value-type="string">
            <text:p>40.30</text:p>
          </table:table-cell>
          <table:table-cell office:value-type="string">
            <text:p>33.9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55">
            <text:p>1455</text:p>
          </table:table-cell>
          <table:table-cell office:value-type="string">
            <text:p>39.96</text:p>
          </table:table-cell>
          <table:table-cell office:value-type="string">
            <text:p>41.90</text:p>
          </table:table-cell>
          <table:table-cell office:value-type="string">
            <text:p>40.39</text:p>
          </table:table-cell>
          <table:table-cell office:value-type="string">
            <text:p>38.44</text:p>
          </table:table-cell>
          <table:table-cell office:value-type="string">
            <text:p>41.64</text:p>
          </table:table-cell>
          <table:table-cell office:value-type="string">
            <text:p>41.81</text:p>
          </table:table-cell>
          <table:table-cell office:value-type="string">
            <text:p>40.31</text:p>
          </table:table-cell>
          <table:table-cell office:value-type="string">
            <text:p>33.9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0">
            <text:p>1460</text:p>
          </table:table-cell>
          <table:table-cell office:value-type="string">
            <text:p>39.98</text:p>
          </table:table-cell>
          <table:table-cell office:value-type="string">
            <text:p>41.92</text:p>
          </table:table-cell>
          <table:table-cell office:value-type="string">
            <text:p>40.41</text:p>
          </table:table-cell>
          <table:table-cell office:value-type="string">
            <text:p>38.47</text:p>
          </table:table-cell>
          <table:table-cell office:value-type="string">
            <text:p>41.67</text:p>
          </table:table-cell>
          <table:table-cell office:value-type="string">
            <text:p>41.84</text:p>
          </table:table-cell>
          <table:table-cell office:value-type="string">
            <text:p>40.33</text:p>
          </table:table-cell>
          <table:table-cell office:value-type="string">
            <text:p>33.9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65">
            <text:p>1465</text:p>
          </table:table-cell>
          <table:table-cell office:value-type="string">
            <text:p>40.00</text:p>
          </table:table-cell>
          <table:table-cell office:value-type="string">
            <text:p>41.94</text:p>
          </table:table-cell>
          <table:table-cell office:value-type="string">
            <text:p>40.44</text:p>
          </table:table-cell>
          <table:table-cell office:value-type="string">
            <text:p>38.49</text:p>
          </table:table-cell>
          <table:table-cell office:value-type="string">
            <text:p>41.70</text:p>
          </table:table-cell>
          <table:table-cell office:value-type="string">
            <text:p>41.86</text:p>
          </table:table-cell>
          <table:table-cell office:value-type="string">
            <text:p>40.35</text:p>
          </table:table-cell>
          <table:table-cell office:value-type="string">
            <text:p>34.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70">
            <text:p>1470</text:p>
          </table:table-cell>
          <table:table-cell office:value-type="string">
            <text:p>40.02</text:p>
          </table:table-cell>
          <table:table-cell office:value-type="string">
            <text:p>41.96</text:p>
          </table:table-cell>
          <table:table-cell office:value-type="string">
            <text:p>40.46</text:p>
          </table:table-cell>
          <table:table-cell office:value-type="string">
            <text:p>38.51</text:p>
          </table:table-cell>
          <table:table-cell office:value-type="string">
            <text:p>41.72</text:p>
          </table:table-cell>
          <table:table-cell office:value-type="string">
            <text:p>41.88</text:p>
          </table:table-cell>
          <table:table-cell office:value-type="string">
            <text:p>40.37</text:p>
          </table:table-cell>
          <table:table-cell office:value-type="string">
            <text:p>34.0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75">
            <text:p>1475</text:p>
          </table:table-cell>
          <table:table-cell office:value-type="string">
            <text:p>40.04</text:p>
          </table:table-cell>
          <table:table-cell office:value-type="string">
            <text:p>41.98</text:p>
          </table:table-cell>
          <table:table-cell office:value-type="string">
            <text:p>40.48</text:p>
          </table:table-cell>
          <table:table-cell office:value-type="string">
            <text:p>38.53</text:p>
          </table:table-cell>
          <table:table-cell office:value-type="string">
            <text:p>41.74</text:p>
          </table:table-cell>
          <table:table-cell office:value-type="string">
            <text:p>41.90</text:p>
          </table:table-cell>
          <table:table-cell office:value-type="string">
            <text:p>40.40</text:p>
          </table:table-cell>
          <table:table-cell office:value-type="string">
            <text:p>34.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480">
            <text:p>1480</text:p>
          </table:table-cell>
          <table:table-cell office:value-type="string">
            <text:p>40.06</text:p>
          </table:table-cell>
          <table:table-cell office:value-type="string">
            <text:p>42.00</text:p>
          </table:table-cell>
          <table:table-cell office:value-type="string">
            <text:p>40.50</text:p>
          </table:table-cell>
          <table:table-cell office:value-type="string">
            <text:p>38.55</text:p>
          </table:table-cell>
          <table:table-cell office:value-type="string">
            <text:p>41.76</text:p>
          </table:table-cell>
          <table:table-cell office:value-type="string">
            <text:p>41.93</text:p>
          </table:table-cell>
          <table:table-cell office:value-type="string">
            <text:p>40.42</text:p>
          </table:table-cell>
          <table:table-cell office:value-type="string">
            <text:p>34.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485">
            <text:p>1485</text:p>
          </table:table-cell>
          <table:table-cell office:value-type="string">
            <text:p>40.09</text:p>
          </table:table-cell>
          <table:table-cell office:value-type="string">
            <text:p>42.02</text:p>
          </table:table-cell>
          <table:table-cell office:value-type="string">
            <text:p>40.52</text:p>
          </table:table-cell>
          <table:table-cell office:value-type="string">
            <text:p>38.57</text:p>
          </table:table-cell>
          <table:table-cell office:value-type="string">
            <text:p>41.78</text:p>
          </table:table-cell>
          <table:table-cell office:value-type="string">
            <text:p>41.94</text:p>
          </table:table-cell>
          <table:table-cell office:value-type="string">
            <text:p>40.44</text:p>
          </table:table-cell>
          <table:table-cell office:value-type="string">
            <text:p>34.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490">
            <text:p>1490</text:p>
          </table:table-cell>
          <table:table-cell office:value-type="string">
            <text:p>40.11</text:p>
          </table:table-cell>
          <table:table-cell office:value-type="string">
            <text:p>42.04</text:p>
          </table:table-cell>
          <table:table-cell office:value-type="string">
            <text:p>40.54</text:p>
          </table:table-cell>
          <table:table-cell office:value-type="string">
            <text:p>38.59</text:p>
          </table:table-cell>
          <table:table-cell office:value-type="string">
            <text:p>41.80</text:p>
          </table:table-cell>
          <table:table-cell office:value-type="string">
            <text:p>41.97</text:p>
          </table:table-cell>
          <table:table-cell office:value-type="string">
            <text:p>40.46</text:p>
          </table:table-cell>
          <table:table-cell office:value-type="string">
            <text:p>34.1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495">
            <text:p>1495</text:p>
          </table:table-cell>
          <table:table-cell office:value-type="string">
            <text:p>40.13</text:p>
          </table:table-cell>
          <table:table-cell office:value-type="string">
            <text:p>42.06</text:p>
          </table:table-cell>
          <table:table-cell office:value-type="string">
            <text:p>40.56</text:p>
          </table:table-cell>
          <table:table-cell office:value-type="string">
            <text:p>38.61</text:p>
          </table:table-cell>
          <table:table-cell office:value-type="string">
            <text:p>41.83</text:p>
          </table:table-cell>
          <table:table-cell office:value-type="string">
            <text:p>41.99</text:p>
          </table:table-cell>
          <table:table-cell office:value-type="string">
            <text:p>40.48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00">
            <text:p>1500</text:p>
          </table:table-cell>
          <table:table-cell office:value-type="string">
            <text:p>40.15</text:p>
          </table:table-cell>
          <table:table-cell office:value-type="string">
            <text:p>42.09</text:p>
          </table:table-cell>
          <table:table-cell office:value-type="string">
            <text:p>40.58</text:p>
          </table:table-cell>
          <table:table-cell office:value-type="string">
            <text:p>38.64</text:p>
          </table:table-cell>
          <table:table-cell office:value-type="string">
            <text:p>41.85</text:p>
          </table:table-cell>
          <table:table-cell office:value-type="string">
            <text:p>42.00</text:p>
          </table:table-cell>
          <table:table-cell office:value-type="string">
            <text:p>40.50</text:p>
          </table:table-cell>
          <table:table-cell office:value-type="string">
            <text:p>34.1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05">
            <text:p>1505</text:p>
          </table:table-cell>
          <table:table-cell office:value-type="string">
            <text:p>40.17</text:p>
          </table:table-cell>
          <table:table-cell office:value-type="string">
            <text:p>42.10</text:p>
          </table:table-cell>
          <table:table-cell office:value-type="string">
            <text:p>40.60</text:p>
          </table:table-cell>
          <table:table-cell office:value-type="string">
            <text:p>38.66</text:p>
          </table:table-cell>
          <table:table-cell office:value-type="string">
            <text:p>41.86</text:p>
          </table:table-cell>
          <table:table-cell office:value-type="string">
            <text:p>42.03</text:p>
          </table:table-cell>
          <table:table-cell office:value-type="string">
            <text:p>40.53</text:p>
          </table:table-cell>
          <table:table-cell office:value-type="string">
            <text:p>34.1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10">
            <text:p>1510</text:p>
          </table:table-cell>
          <table:table-cell office:value-type="string">
            <text:p>40.19</text:p>
          </table:table-cell>
          <table:table-cell office:value-type="string">
            <text:p>42.12</text:p>
          </table:table-cell>
          <table:table-cell office:value-type="string">
            <text:p>40.61</text:p>
          </table:table-cell>
          <table:table-cell office:value-type="string">
            <text:p>38.66</text:p>
          </table:table-cell>
          <table:table-cell office:value-type="string">
            <text:p>41.87</text:p>
          </table:table-cell>
          <table:table-cell office:value-type="string">
            <text:p>42.02</text:p>
          </table:table-cell>
          <table:table-cell office:value-type="string">
            <text:p>40.53</text:p>
          </table:table-cell>
          <table:table-cell office:value-type="string">
            <text:p>34.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15">
            <text:p>1515</text:p>
          </table:table-cell>
          <table:table-cell office:value-type="string">
            <text:p>40.21</text:p>
          </table:table-cell>
          <table:table-cell office:value-type="string">
            <text:p>42.13</text:p>
          </table:table-cell>
          <table:table-cell office:value-type="string">
            <text:p>40.63</text:p>
          </table:table-cell>
          <table:table-cell office:value-type="string">
            <text:p>38.69</text:p>
          </table:table-cell>
          <table:table-cell office:value-type="string">
            <text:p>41.90</text:p>
          </table:table-cell>
          <table:table-cell office:value-type="string">
            <text:p>42.04</text:p>
          </table:table-cell>
          <table:table-cell office:value-type="string">
            <text:p>40.55</text:p>
          </table:table-cell>
          <table:table-cell office:value-type="string">
            <text:p>34.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20">
            <text:p>1520</text:p>
          </table:table-cell>
          <table:table-cell office:value-type="string">
            <text:p>40.23</text:p>
          </table:table-cell>
          <table:table-cell office:value-type="string">
            <text:p>42.15</text:p>
          </table:table-cell>
          <table:table-cell office:value-type="string">
            <text:p>40.64</text:p>
          </table:table-cell>
          <table:table-cell office:value-type="string">
            <text:p>38.71</text:p>
          </table:table-cell>
          <table:table-cell office:value-type="string">
            <text:p>41.92</text:p>
          </table:table-cell>
          <table:table-cell office:value-type="string">
            <text:p>42.05</text:p>
          </table:table-cell>
          <table:table-cell office:value-type="string">
            <text:p>40.58</text:p>
          </table:table-cell>
          <table:table-cell office:value-type="string">
            <text:p>34.2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25">
            <text:p>1525</text:p>
          </table:table-cell>
          <table:table-cell office:value-type="string">
            <text:p>40.25</text:p>
          </table:table-cell>
          <table:table-cell office:value-type="string">
            <text:p>42.16</text:p>
          </table:table-cell>
          <table:table-cell office:value-type="string">
            <text:p>40.66</text:p>
          </table:table-cell>
          <table:table-cell office:value-type="string">
            <text:p>38.73</text:p>
          </table:table-cell>
          <table:table-cell office:value-type="string">
            <text:p>41.93</text:p>
          </table:table-cell>
          <table:table-cell office:value-type="string">
            <text:p>42.06</text:p>
          </table:table-cell>
          <table:table-cell office:value-type="string">
            <text:p>40.60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530">
            <text:p>1530</text:p>
          </table:table-cell>
          <table:table-cell office:value-type="string">
            <text:p>40.27</text:p>
          </table:table-cell>
          <table:table-cell office:value-type="string">
            <text:p>42.18</text:p>
          </table:table-cell>
          <table:table-cell office:value-type="string">
            <text:p>40.67</text:p>
          </table:table-cell>
          <table:table-cell office:value-type="string">
            <text:p>38.75</text:p>
          </table:table-cell>
          <table:table-cell office:value-type="string">
            <text:p>41.95</text:p>
          </table:table-cell>
          <table:table-cell office:value-type="string">
            <text:p>42.08</text:p>
          </table:table-cell>
          <table:table-cell office:value-type="string">
            <text:p>40.61</text:p>
          </table:table-cell>
          <table:table-cell office:value-type="string">
            <text:p>34.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35">
            <text:p>1535</text:p>
          </table:table-cell>
          <table:table-cell office:value-type="string">
            <text:p>40.29</text:p>
          </table:table-cell>
          <table:table-cell office:value-type="string">
            <text:p>42.20</text:p>
          </table:table-cell>
          <table:table-cell office:value-type="string">
            <text:p>40.69</text:p>
          </table:table-cell>
          <table:table-cell office:value-type="string">
            <text:p>38.77</text:p>
          </table:table-cell>
          <table:table-cell office:value-type="string">
            <text:p>41.97</text:p>
          </table:table-cell>
          <table:table-cell office:value-type="string">
            <text:p>42.10</text:p>
          </table:table-cell>
          <table:table-cell office:value-type="string">
            <text:p>40.62</text:p>
          </table:table-cell>
          <table:table-cell office:value-type="string">
            <text:p>34.3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540">
            <text:p>1540</text:p>
          </table:table-cell>
          <table:table-cell office:value-type="string">
            <text:p>40.31</text:p>
          </table:table-cell>
          <table:table-cell office:value-type="string">
            <text:p>42.21</text:p>
          </table:table-cell>
          <table:table-cell office:value-type="string">
            <text:p>40.70</text:p>
          </table:table-cell>
          <table:table-cell office:value-type="string">
            <text:p>38.79</text:p>
          </table:table-cell>
          <table:table-cell office:value-type="string">
            <text:p>41.98</text:p>
          </table:table-cell>
          <table:table-cell office:value-type="string">
            <text:p>42.11</text:p>
          </table:table-cell>
          <table:table-cell office:value-type="string">
            <text:p>40.64</text:p>
          </table:table-cell>
          <table:table-cell office:value-type="string">
            <text:p>34.3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45">
            <text:p>1545</text:p>
          </table:table-cell>
          <table:table-cell office:value-type="string">
            <text:p>40.33</text:p>
          </table:table-cell>
          <table:table-cell office:value-type="string">
            <text:p>42.23</text:p>
          </table:table-cell>
          <table:table-cell office:value-type="string">
            <text:p>40.72</text:p>
          </table:table-cell>
          <table:table-cell office:value-type="string">
            <text:p>38.80</text:p>
          </table:table-cell>
          <table:table-cell office:value-type="string">
            <text:p>42.00</text:p>
          </table:table-cell>
          <table:table-cell office:value-type="string">
            <text:p>42.13</text:p>
          </table:table-cell>
          <table:table-cell office:value-type="string">
            <text:p>40.65</text:p>
          </table:table-cell>
          <table:table-cell office:value-type="string">
            <text:p>34.3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550">
            <text:p>1550</text:p>
          </table:table-cell>
          <table:table-cell office:value-type="string">
            <text:p>40.35</text:p>
          </table:table-cell>
          <table:table-cell office:value-type="string">
            <text:p>42.24</text:p>
          </table:table-cell>
          <table:table-cell office:value-type="string">
            <text:p>40.73</text:p>
          </table:table-cell>
          <table:table-cell office:value-type="string">
            <text:p>38.82</text:p>
          </table:table-cell>
          <table:table-cell office:value-type="string">
            <text:p>42.01</text:p>
          </table:table-cell>
          <table:table-cell office:value-type="string">
            <text:p>42.14</text:p>
          </table:table-cell>
          <table:table-cell office:value-type="string">
            <text:p>40.67</text:p>
          </table:table-cell>
          <table:table-cell office:value-type="string">
            <text:p>34.3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555">
            <text:p>1555</text:p>
          </table:table-cell>
          <table:table-cell office:value-type="string">
            <text:p>40.37</text:p>
          </table:table-cell>
          <table:table-cell office:value-type="string">
            <text:p>42.26</text:p>
          </table:table-cell>
          <table:table-cell office:value-type="string">
            <text:p>40.75</text:p>
          </table:table-cell>
          <table:table-cell office:value-type="string">
            <text:p>38.84</text:p>
          </table:table-cell>
          <table:table-cell office:value-type="string">
            <text:p>42.03</text:p>
          </table:table-cell>
          <table:table-cell office:value-type="string">
            <text:p>42.17</text:p>
          </table:table-cell>
          <table:table-cell office:value-type="string">
            <text:p>40.69</text:p>
          </table:table-cell>
          <table:table-cell office:value-type="string">
            <text:p>34.3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560">
            <text:p>1560</text:p>
          </table:table-cell>
          <table:table-cell office:value-type="string">
            <text:p>40.39</text:p>
          </table:table-cell>
          <table:table-cell office:value-type="string">
            <text:p>42.28</text:p>
          </table:table-cell>
          <table:table-cell office:value-type="string">
            <text:p>40.77</text:p>
          </table:table-cell>
          <table:table-cell office:value-type="string">
            <text:p>38.85</text:p>
          </table:table-cell>
          <table:table-cell office:value-type="string">
            <text:p>42.04</text:p>
          </table:table-cell>
          <table:table-cell office:value-type="string">
            <text:p>42.17</text:p>
          </table:table-cell>
          <table:table-cell office:value-type="string">
            <text:p>40.70</text:p>
          </table:table-cell>
          <table:table-cell office:value-type="string">
            <text:p>34.4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65">
            <text:p>1565</text:p>
          </table:table-cell>
          <table:table-cell office:value-type="string">
            <text:p>40.41</text:p>
          </table:table-cell>
          <table:table-cell office:value-type="string">
            <text:p>42.30</text:p>
          </table:table-cell>
          <table:table-cell office:value-type="string">
            <text:p>40.78</text:p>
          </table:table-cell>
          <table:table-cell office:value-type="string">
            <text:p>38.87</text:p>
          </table:table-cell>
          <table:table-cell office:value-type="string">
            <text:p>42.06</text:p>
          </table:table-cell>
          <table:table-cell office:value-type="string">
            <text:p>42.19</text:p>
          </table:table-cell>
          <table:table-cell office:value-type="string">
            <text:p>40.72</text:p>
          </table:table-cell>
          <table:table-cell office:value-type="string">
            <text:p>34.4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70">
            <text:p>1570</text:p>
          </table:table-cell>
          <table:table-cell office:value-type="string">
            <text:p>40.42</text:p>
          </table:table-cell>
          <table:table-cell office:value-type="string">
            <text:p>42.32</text:p>
          </table:table-cell>
          <table:table-cell office:value-type="string">
            <text:p>40.80</text:p>
          </table:table-cell>
          <table:table-cell office:value-type="string">
            <text:p>38.89</text:p>
          </table:table-cell>
          <table:table-cell office:value-type="string">
            <text:p>42.08</text:p>
          </table:table-cell>
          <table:table-cell office:value-type="string">
            <text:p>42.21</text:p>
          </table:table-cell>
          <table:table-cell office:value-type="string">
            <text:p>40.74</text:p>
          </table:table-cell>
          <table:table-cell office:value-type="string">
            <text:p>34.4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75">
            <text:p>1575</text:p>
          </table:table-cell>
          <table:table-cell office:value-type="string">
            <text:p>40.44</text:p>
          </table:table-cell>
          <table:table-cell office:value-type="string">
            <text:p>42.33</text:p>
          </table:table-cell>
          <table:table-cell office:value-type="string">
            <text:p>40.82</text:p>
          </table:table-cell>
          <table:table-cell office:value-type="string">
            <text:p>38.90</text:p>
          </table:table-cell>
          <table:table-cell office:value-type="string">
            <text:p>42.10</text:p>
          </table:table-cell>
          <table:table-cell office:value-type="string">
            <text:p>42.22</text:p>
          </table:table-cell>
          <table:table-cell office:value-type="string">
            <text:p>40.74</text:p>
          </table:table-cell>
          <table:table-cell office:value-type="string">
            <text:p>34.4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580">
            <text:p>1580</text:p>
          </table:table-cell>
          <table:table-cell office:value-type="string">
            <text:p>40.46</text:p>
          </table:table-cell>
          <table:table-cell office:value-type="string">
            <text:p>42.35</text:p>
          </table:table-cell>
          <table:table-cell office:value-type="string">
            <text:p>40.84</text:p>
          </table:table-cell>
          <table:table-cell office:value-type="string">
            <text:p>38.92</text:p>
          </table:table-cell>
          <table:table-cell office:value-type="string">
            <text:p>42.11</text:p>
          </table:table-cell>
          <table:table-cell office:value-type="string">
            <text:p>42.23</text:p>
          </table:table-cell>
          <table:table-cell office:value-type="string">
            <text:p>40.76</text:p>
          </table:table-cell>
          <table:table-cell office:value-type="string">
            <text:p>34.4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85">
            <text:p>1585</text:p>
          </table:table-cell>
          <table:table-cell office:value-type="string">
            <text:p>40.48</text:p>
          </table:table-cell>
          <table:table-cell office:value-type="string">
            <text:p>42.37</text:p>
          </table:table-cell>
          <table:table-cell office:value-type="string">
            <text:p>40.85</text:p>
          </table:table-cell>
          <table:table-cell office:value-type="string">
            <text:p>38.94</text:p>
          </table:table-cell>
          <table:table-cell office:value-type="string">
            <text:p>42.13</text:p>
          </table:table-cell>
          <table:table-cell office:value-type="string">
            <text:p>42.25</text:p>
          </table:table-cell>
          <table:table-cell office:value-type="string">
            <text:p>40.78</text:p>
          </table:table-cell>
          <table:table-cell office:value-type="string">
            <text:p>34.5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590">
            <text:p>1590</text:p>
          </table:table-cell>
          <table:table-cell office:value-type="string">
            <text:p>40.50</text:p>
          </table:table-cell>
          <table:table-cell office:value-type="string">
            <text:p>42.39</text:p>
          </table:table-cell>
          <table:table-cell office:value-type="string">
            <text:p>40.87</text:p>
          </table:table-cell>
          <table:table-cell office:value-type="string">
            <text:p>38.96</text:p>
          </table:table-cell>
          <table:table-cell office:value-type="string">
            <text:p>42.15</text:p>
          </table:table-cell>
          <table:table-cell office:value-type="string">
            <text:p>42.27</text:p>
          </table:table-cell>
          <table:table-cell office:value-type="string">
            <text:p>40.80</text:p>
          </table:table-cell>
          <table:table-cell office:value-type="string">
            <text:p>34.5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595">
            <text:p>1595</text:p>
          </table:table-cell>
          <table:table-cell office:value-type="string">
            <text:p>40.52</text:p>
          </table:table-cell>
          <table:table-cell office:value-type="string">
            <text:p>42.41</text:p>
          </table:table-cell>
          <table:table-cell office:value-type="string">
            <text:p>40.89</text:p>
          </table:table-cell>
          <table:table-cell office:value-type="string">
            <text:p>38.97</text:p>
          </table:table-cell>
          <table:table-cell office:value-type="string">
            <text:p>42.16</text:p>
          </table:table-cell>
          <table:table-cell office:value-type="string">
            <text:p>42.27</text:p>
          </table:table-cell>
          <table:table-cell office:value-type="string">
            <text:p>40.80</text:p>
          </table:table-cell>
          <table:table-cell office:value-type="string">
            <text:p>34.5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600">
            <text:p>1600</text:p>
          </table:table-cell>
          <table:table-cell office:value-type="string">
            <text:p>40.53</text:p>
          </table:table-cell>
          <table:table-cell office:value-type="string">
            <text:p>42.42</text:p>
          </table:table-cell>
          <table:table-cell office:value-type="string">
            <text:p>40.90</text:p>
          </table:table-cell>
          <table:table-cell office:value-type="string">
            <text:p>38.99</text:p>
          </table:table-cell>
          <table:table-cell office:value-type="string">
            <text:p>42.18</text:p>
          </table:table-cell>
          <table:table-cell office:value-type="string">
            <text:p>42.29</text:p>
          </table:table-cell>
          <table:table-cell office:value-type="string">
            <text:p>40.82</text:p>
          </table:table-cell>
          <table:table-cell office:value-type="string">
            <text:p>34.5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05">
            <text:p>1605</text:p>
          </table:table-cell>
          <table:table-cell office:value-type="string">
            <text:p>40.46</text:p>
          </table:table-cell>
          <table:table-cell office:value-type="string">
            <text:p>42.37</text:p>
          </table:table-cell>
          <table:table-cell office:value-type="string">
            <text:p>40.92</text:p>
          </table:table-cell>
          <table:table-cell office:value-type="string">
            <text:p>39.00</text:p>
          </table:table-cell>
          <table:table-cell office:value-type="string">
            <text:p>42.10</text:p>
          </table:table-cell>
          <table:table-cell office:value-type="string">
            <text:p>42.24</text:p>
          </table:table-cell>
          <table:table-cell office:value-type="string">
            <text:p>40.83</text:p>
          </table:table-cell>
          <table:table-cell office:value-type="string">
            <text:p>34.5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610">
            <text:p>1610</text:p>
          </table:table-cell>
          <table:table-cell office:value-type="string">
            <text:p>40.47</text:p>
          </table:table-cell>
          <table:table-cell office:value-type="string">
            <text:p>42.38</text:p>
          </table:table-cell>
          <table:table-cell office:value-type="string">
            <text:p>40.93</text:p>
          </table:table-cell>
          <table:table-cell office:value-type="string">
            <text:p>39.02</text:p>
          </table:table-cell>
          <table:table-cell office:value-type="string">
            <text:p>42.11</text:p>
          </table:table-cell>
          <table:table-cell office:value-type="string">
            <text:p>42.26</text:p>
          </table:table-cell>
          <table:table-cell office:value-type="string">
            <text:p>40.86</text:p>
          </table:table-cell>
          <table:table-cell office:value-type="string">
            <text:p>34.6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615">
            <text:p>1615</text:p>
          </table:table-cell>
          <table:table-cell office:value-type="string">
            <text:p>40.48</text:p>
          </table:table-cell>
          <table:table-cell office:value-type="string">
            <text:p>42.40</text:p>
          </table:table-cell>
          <table:table-cell office:value-type="string">
            <text:p>40.95</text:p>
          </table:table-cell>
          <table:table-cell office:value-type="string">
            <text:p>39.04</text:p>
          </table:table-cell>
          <table:table-cell office:value-type="string">
            <text:p>42.12</text:p>
          </table:table-cell>
          <table:table-cell office:value-type="string">
            <text:p>42.27</text:p>
          </table:table-cell>
          <table:table-cell office:value-type="string">
            <text:p>40.87</text:p>
          </table:table-cell>
          <table:table-cell office:value-type="string">
            <text:p>34.6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620">
            <text:p>1620</text:p>
          </table:table-cell>
          <table:table-cell office:value-type="string">
            <text:p>40.49</text:p>
          </table:table-cell>
          <table:table-cell office:value-type="string">
            <text:p>42.42</text:p>
          </table:table-cell>
          <table:table-cell office:value-type="string">
            <text:p>40.96</text:p>
          </table:table-cell>
          <table:table-cell office:value-type="string">
            <text:p>39.06</text:p>
          </table:table-cell>
          <table:table-cell office:value-type="string">
            <text:p>42.14</text:p>
          </table:table-cell>
          <table:table-cell office:value-type="string">
            <text:p>42.28</text:p>
          </table:table-cell>
          <table:table-cell office:value-type="string">
            <text:p>40.90</text:p>
          </table:table-cell>
          <table:table-cell office:value-type="string">
            <text:p>34.6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625">
            <text:p>1625</text:p>
          </table:table-cell>
          <table:table-cell office:value-type="string">
            <text:p>40.51</text:p>
          </table:table-cell>
          <table:table-cell office:value-type="string">
            <text:p>42.43</text:p>
          </table:table-cell>
          <table:table-cell office:value-type="string">
            <text:p>40.97</text:p>
          </table:table-cell>
          <table:table-cell office:value-type="string">
            <text:p>39.07</text:p>
          </table:table-cell>
          <table:table-cell office:value-type="string">
            <text:p>42.15</text:p>
          </table:table-cell>
          <table:table-cell office:value-type="string">
            <text:p>42.29</text:p>
          </table:table-cell>
          <table:table-cell office:value-type="string">
            <text:p>40.91</text:p>
          </table:table-cell>
          <table:table-cell office:value-type="string">
            <text:p>34.6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30">
            <text:p>1630</text:p>
          </table:table-cell>
          <table:table-cell office:value-type="string">
            <text:p>40.53</text:p>
          </table:table-cell>
          <table:table-cell office:value-type="string">
            <text:p>42.44</text:p>
          </table:table-cell>
          <table:table-cell office:value-type="string">
            <text:p>40.98</text:p>
          </table:table-cell>
          <table:table-cell office:value-type="string">
            <text:p>39.09</text:p>
          </table:table-cell>
          <table:table-cell office:value-type="string">
            <text:p>42.16</text:p>
          </table:table-cell>
          <table:table-cell office:value-type="string">
            <text:p>42.29</text:p>
          </table:table-cell>
          <table:table-cell office:value-type="string">
            <text:p>40.92</text:p>
          </table:table-cell>
          <table:table-cell office:value-type="string">
            <text:p>34.6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35">
            <text:p>1635</text:p>
          </table:table-cell>
          <table:table-cell office:value-type="string">
            <text:p>40.54</text:p>
          </table:table-cell>
          <table:table-cell office:value-type="string">
            <text:p>42.44</text:p>
          </table:table-cell>
          <table:table-cell office:value-type="string">
            <text:p>40.98</text:p>
          </table:table-cell>
          <table:table-cell office:value-type="string">
            <text:p>39.10</text:p>
          </table:table-cell>
          <table:table-cell office:value-type="string">
            <text:p>42.18</text:p>
          </table:table-cell>
          <table:table-cell office:value-type="string">
            <text:p>42.29</text:p>
          </table:table-cell>
          <table:table-cell office:value-type="string">
            <text:p>40.93</text:p>
          </table:table-cell>
          <table:table-cell office:value-type="string">
            <text:p>34.7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640">
            <text:p>1640</text:p>
          </table:table-cell>
          <table:table-cell office:value-type="string">
            <text:p>40.56</text:p>
          </table:table-cell>
          <table:table-cell office:value-type="string">
            <text:p>42.45</text:p>
          </table:table-cell>
          <table:table-cell office:value-type="string">
            <text:p>40.99</text:p>
          </table:table-cell>
          <table:table-cell office:value-type="string">
            <text:p>39.12</text:p>
          </table:table-cell>
          <table:table-cell office:value-type="string">
            <text:p>42.19</text:p>
          </table:table-cell>
          <table:table-cell office:value-type="string">
            <text:p>42.30</text:p>
          </table:table-cell>
          <table:table-cell office:value-type="string">
            <text:p>40.95</text:p>
          </table:table-cell>
          <table:table-cell office:value-type="string">
            <text:p>34.7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45">
            <text:p>1645</text:p>
          </table:table-cell>
          <table:table-cell office:value-type="string">
            <text:p>40.57</text:p>
          </table:table-cell>
          <table:table-cell office:value-type="string">
            <text:p>42.45</text:p>
          </table:table-cell>
          <table:table-cell office:value-type="string">
            <text:p>40.99</text:p>
          </table:table-cell>
          <table:table-cell office:value-type="string">
            <text:p>39.13</text:p>
          </table:table-cell>
          <table:table-cell office:value-type="string">
            <text:p>42.20</text:p>
          </table:table-cell>
          <table:table-cell office:value-type="string">
            <text:p>42.31</text:p>
          </table:table-cell>
          <table:table-cell office:value-type="string">
            <text:p>40.96</text:p>
          </table:table-cell>
          <table:table-cell office:value-type="string">
            <text:p>34.7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650">
            <text:p>1650</text:p>
          </table:table-cell>
          <table:table-cell office:value-type="string">
            <text:p>40.59</text:p>
          </table:table-cell>
          <table:table-cell office:value-type="string">
            <text:p>42.46</text:p>
          </table:table-cell>
          <table:table-cell office:value-type="string">
            <text:p>41.00</text:p>
          </table:table-cell>
          <table:table-cell office:value-type="string">
            <text:p>39.14</text:p>
          </table:table-cell>
          <table:table-cell office:value-type="string">
            <text:p>42.21</text:p>
          </table:table-cell>
          <table:table-cell office:value-type="string">
            <text:p>42.33</text:p>
          </table:table-cell>
          <table:table-cell office:value-type="string">
            <text:p>40.97</text:p>
          </table:table-cell>
          <table:table-cell office:value-type="string">
            <text:p>34.7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55">
            <text:p>1655</text:p>
          </table:table-cell>
          <table:table-cell office:value-type="string">
            <text:p>40.60</text:p>
          </table:table-cell>
          <table:table-cell office:value-type="string">
            <text:p>42.47</text:p>
          </table:table-cell>
          <table:table-cell office:value-type="string">
            <text:p>41.00</text:p>
          </table:table-cell>
          <table:table-cell office:value-type="string">
            <text:p>39.15</text:p>
          </table:table-cell>
          <table:table-cell office:value-type="string">
            <text:p>42.22</text:p>
          </table:table-cell>
          <table:table-cell office:value-type="string">
            <text:p>42.34</text:p>
          </table:table-cell>
          <table:table-cell office:value-type="string">
            <text:p>40.98</text:p>
          </table:table-cell>
          <table:table-cell office:value-type="string">
            <text:p>34.7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60">
            <text:p>1660</text:p>
          </table:table-cell>
          <table:table-cell office:value-type="string">
            <text:p>40.61</text:p>
          </table:table-cell>
          <table:table-cell office:value-type="string">
            <text:p>42.48</text:p>
          </table:table-cell>
          <table:table-cell office:value-type="string">
            <text:p>41.01</text:p>
          </table:table-cell>
          <table:table-cell office:value-type="string">
            <text:p>39.15</text:p>
          </table:table-cell>
          <table:table-cell office:value-type="string">
            <text:p>42.24</text:p>
          </table:table-cell>
          <table:table-cell office:value-type="string">
            <text:p>42.35</text:p>
          </table:table-cell>
          <table:table-cell office:value-type="string">
            <text:p>40.98</text:p>
          </table:table-cell>
          <table:table-cell office:value-type="string">
            <text:p>34.7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665">
            <text:p>1665</text:p>
          </table:table-cell>
          <table:table-cell office:value-type="string">
            <text:p>40.63</text:p>
          </table:table-cell>
          <table:table-cell office:value-type="string">
            <text:p>42.50</text:p>
          </table:table-cell>
          <table:table-cell office:value-type="string">
            <text:p>41.02</text:p>
          </table:table-cell>
          <table:table-cell office:value-type="string">
            <text:p>39.17</text:p>
          </table:table-cell>
          <table:table-cell office:value-type="string">
            <text:p>42.24</text:p>
          </table:table-cell>
          <table:table-cell office:value-type="string">
            <text:p>42.36</text:p>
          </table:table-cell>
          <table:table-cell office:value-type="string">
            <text:p>41.00</text:p>
          </table:table-cell>
          <table:table-cell office:value-type="string">
            <text:p>34.8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670">
            <text:p>1670</text:p>
          </table:table-cell>
          <table:table-cell office:value-type="string">
            <text:p>40.64</text:p>
          </table:table-cell>
          <table:table-cell office:value-type="string">
            <text:p>42.50</text:p>
          </table:table-cell>
          <table:table-cell office:value-type="string">
            <text:p>41.03</text:p>
          </table:table-cell>
          <table:table-cell office:value-type="string">
            <text:p>39.18</text:p>
          </table:table-cell>
          <table:table-cell office:value-type="string">
            <text:p>42.26</text:p>
          </table:table-cell>
          <table:table-cell office:value-type="string">
            <text:p>42.37</text:p>
          </table:table-cell>
          <table:table-cell office:value-type="string">
            <text:p>41.01</text:p>
          </table:table-cell>
          <table:table-cell office:value-type="string">
            <text:p>34.8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75">
            <text:p>1675</text:p>
          </table:table-cell>
          <table:table-cell office:value-type="string">
            <text:p>40.66</text:p>
          </table:table-cell>
          <table:table-cell office:value-type="string">
            <text:p>42.52</text:p>
          </table:table-cell>
          <table:table-cell office:value-type="string">
            <text:p>41.04</text:p>
          </table:table-cell>
          <table:table-cell office:value-type="string">
            <text:p>39.19</text:p>
          </table:table-cell>
          <table:table-cell office:value-type="string">
            <text:p>42.27</text:p>
          </table:table-cell>
          <table:table-cell office:value-type="string">
            <text:p>42.38</text:p>
          </table:table-cell>
          <table:table-cell office:value-type="string">
            <text:p>41.02</text:p>
          </table:table-cell>
          <table:table-cell office:value-type="string">
            <text:p>34.8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680">
            <text:p>1680</text:p>
          </table:table-cell>
          <table:table-cell office:value-type="string">
            <text:p>40.67</text:p>
          </table:table-cell>
          <table:table-cell office:value-type="string">
            <text:p>42.53</text:p>
          </table:table-cell>
          <table:table-cell office:value-type="string">
            <text:p>41.05</text:p>
          </table:table-cell>
          <table:table-cell office:value-type="string">
            <text:p>39.20</text:p>
          </table:table-cell>
          <table:table-cell office:value-type="string">
            <text:p>42.28</text:p>
          </table:table-cell>
          <table:table-cell office:value-type="string">
            <text:p>42.40</text:p>
          </table:table-cell>
          <table:table-cell office:value-type="string">
            <text:p>41.03</text:p>
          </table:table-cell>
          <table:table-cell office:value-type="string">
            <text:p>34.8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685">
            <text:p>1685</text:p>
          </table:table-cell>
          <table:table-cell office:value-type="string">
            <text:p>40.69</text:p>
          </table:table-cell>
          <table:table-cell office:value-type="string">
            <text:p>42.54</text:p>
          </table:table-cell>
          <table:table-cell office:value-type="string">
            <text:p>41.07</text:p>
          </table:table-cell>
          <table:table-cell office:value-type="string">
            <text:p>39.21</text:p>
          </table:table-cell>
          <table:table-cell office:value-type="string">
            <text:p>42.30</text:p>
          </table:table-cell>
          <table:table-cell office:value-type="string">
            <text:p>42.41</text:p>
          </table:table-cell>
          <table:table-cell office:value-type="string">
            <text:p>41.04</text:p>
          </table:table-cell>
          <table:table-cell office:value-type="string">
            <text:p>34.8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90">
            <text:p>1690</text:p>
          </table:table-cell>
          <table:table-cell office:value-type="string">
            <text:p>40.70</text:p>
          </table:table-cell>
          <table:table-cell office:value-type="string">
            <text:p>42.56</text:p>
          </table:table-cell>
          <table:table-cell office:value-type="string">
            <text:p>41.08</text:p>
          </table:table-cell>
          <table:table-cell office:value-type="string">
            <text:p>39.22</text:p>
          </table:table-cell>
          <table:table-cell office:value-type="string">
            <text:p>42.31</text:p>
          </table:table-cell>
          <table:table-cell office:value-type="string">
            <text:p>42.42</text:p>
          </table:table-cell>
          <table:table-cell office:value-type="string">
            <text:p>41.05</text:p>
          </table:table-cell>
          <table:table-cell office:value-type="string">
            <text:p>34.8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695">
            <text:p>1695</text:p>
          </table:table-cell>
          <table:table-cell office:value-type="string">
            <text:p>40.71</text:p>
          </table:table-cell>
          <table:table-cell office:value-type="string">
            <text:p>42.57</text:p>
          </table:table-cell>
          <table:table-cell office:value-type="string">
            <text:p>41.09</text:p>
          </table:table-cell>
          <table:table-cell office:value-type="string">
            <text:p>39.24</text:p>
          </table:table-cell>
          <table:table-cell office:value-type="string">
            <text:p>42.32</text:p>
          </table:table-cell>
          <table:table-cell office:value-type="string">
            <text:p>42.44</text:p>
          </table:table-cell>
          <table:table-cell office:value-type="string">
            <text:p>41.07</text:p>
          </table:table-cell>
          <table:table-cell office:value-type="string">
            <text:p>34.9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700">
            <text:p>1700</text:p>
          </table:table-cell>
          <table:table-cell office:value-type="string">
            <text:p>40.72</text:p>
          </table:table-cell>
          <table:table-cell office:value-type="string">
            <text:p>42.58</text:p>
          </table:table-cell>
          <table:table-cell office:value-type="string">
            <text:p>41.10</text:p>
          </table:table-cell>
          <table:table-cell office:value-type="string">
            <text:p>39.25</text:p>
          </table:table-cell>
          <table:table-cell office:value-type="string">
            <text:p>42.33</text:p>
          </table:table-cell>
          <table:table-cell office:value-type="string">
            <text:p>42.45</text:p>
          </table:table-cell>
          <table:table-cell office:value-type="string">
            <text:p>41.08</text:p>
          </table:table-cell>
          <table:table-cell office:value-type="string">
            <text:p>34.9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705">
            <text:p>1705</text:p>
          </table:table-cell>
          <table:table-cell office:value-type="string">
            <text:p>40.74</text:p>
          </table:table-cell>
          <table:table-cell office:value-type="string">
            <text:p>42.60</text:p>
          </table:table-cell>
          <table:table-cell office:value-type="string">
            <text:p>41.11</text:p>
          </table:table-cell>
          <table:table-cell office:value-type="string">
            <text:p>39.26</text:p>
          </table:table-cell>
          <table:table-cell office:value-type="string">
            <text:p>42.35</text:p>
          </table:table-cell>
          <table:table-cell office:value-type="string">
            <text:p>42.46</text:p>
          </table:table-cell>
          <table:table-cell office:value-type="string">
            <text:p>41.09</text:p>
          </table:table-cell>
          <table:table-cell office:value-type="string">
            <text:p>34.9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10">
            <text:p>1710</text:p>
          </table:table-cell>
          <table:table-cell office:value-type="string">
            <text:p>40.75</text:p>
          </table:table-cell>
          <table:table-cell office:value-type="string">
            <text:p>42.61</text:p>
          </table:table-cell>
          <table:table-cell office:value-type="string">
            <text:p>41.13</text:p>
          </table:table-cell>
          <table:table-cell office:value-type="string">
            <text:p>39.27</text:p>
          </table:table-cell>
          <table:table-cell office:value-type="string">
            <text:p>42.36</text:p>
          </table:table-cell>
          <table:table-cell office:value-type="string">
            <text:p>42.48</text:p>
          </table:table-cell>
          <table:table-cell office:value-type="string">
            <text:p>41.10</text:p>
          </table:table-cell>
          <table:table-cell office:value-type="string">
            <text:p>34.9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15">
            <text:p>1715</text:p>
          </table:table-cell>
          <table:table-cell office:value-type="string">
            <text:p>40.76</text:p>
          </table:table-cell>
          <table:table-cell office:value-type="string">
            <text:p>42.62</text:p>
          </table:table-cell>
          <table:table-cell office:value-type="string">
            <text:p>41.13</text:p>
          </table:table-cell>
          <table:table-cell office:value-type="string">
            <text:p>39.28</text:p>
          </table:table-cell>
          <table:table-cell office:value-type="string">
            <text:p>42.37</text:p>
          </table:table-cell>
          <table:table-cell office:value-type="string">
            <text:p>42.49</text:p>
          </table:table-cell>
          <table:table-cell office:value-type="string">
            <text:p>41.12</text:p>
          </table:table-cell>
          <table:table-cell office:value-type="string">
            <text:p>34.9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720">
            <text:p>1720</text:p>
          </table:table-cell>
          <table:table-cell office:value-type="string">
            <text:p>40.78</text:p>
          </table:table-cell>
          <table:table-cell office:value-type="string">
            <text:p>42.64</text:p>
          </table:table-cell>
          <table:table-cell office:value-type="string">
            <text:p>41.15</text:p>
          </table:table-cell>
          <table:table-cell office:value-type="string">
            <text:p>39.29</text:p>
          </table:table-cell>
          <table:table-cell office:value-type="string">
            <text:p>42.38</text:p>
          </table:table-cell>
          <table:table-cell office:value-type="string">
            <text:p>42.50</text:p>
          </table:table-cell>
          <table:table-cell office:value-type="string">
            <text:p>41.13</text:p>
          </table:table-cell>
          <table:table-cell office:value-type="string">
            <text:p>34.9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725">
            <text:p>1725</text:p>
          </table:table-cell>
          <table:table-cell office:value-type="string">
            <text:p>40.79</text:p>
          </table:table-cell>
          <table:table-cell office:value-type="string">
            <text:p>42.66</text:p>
          </table:table-cell>
          <table:table-cell office:value-type="string">
            <text:p>41.17</text:p>
          </table:table-cell>
          <table:table-cell office:value-type="string">
            <text:p>39.31</text:p>
          </table:table-cell>
          <table:table-cell office:value-type="string">
            <text:p>42.40</text:p>
          </table:table-cell>
          <table:table-cell office:value-type="string">
            <text:p>42.52</text:p>
          </table:table-cell>
          <table:table-cell office:value-type="string">
            <text:p>41.14</text:p>
          </table:table-cell>
          <table:table-cell office:value-type="string">
            <text:p>35.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30">
            <text:p>1730</text:p>
          </table:table-cell>
          <table:table-cell office:value-type="string">
            <text:p>40.81</text:p>
          </table:table-cell>
          <table:table-cell office:value-type="string">
            <text:p>42.67</text:p>
          </table:table-cell>
          <table:table-cell office:value-type="string">
            <text:p>41.18</text:p>
          </table:table-cell>
          <table:table-cell office:value-type="string">
            <text:p>39.32</text:p>
          </table:table-cell>
          <table:table-cell office:value-type="string">
            <text:p>42.41</text:p>
          </table:table-cell>
          <table:table-cell office:value-type="string">
            <text:p>42.53</text:p>
          </table:table-cell>
          <table:table-cell office:value-type="string">
            <text:p>41.16</text:p>
          </table:table-cell>
          <table:table-cell office:value-type="string">
            <text:p>35.0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735">
            <text:p>1735</text:p>
          </table:table-cell>
          <table:table-cell office:value-type="string">
            <text:p>40.82</text:p>
          </table:table-cell>
          <table:table-cell office:value-type="string">
            <text:p>42.69</text:p>
          </table:table-cell>
          <table:table-cell office:value-type="string">
            <text:p>41.19</text:p>
          </table:table-cell>
          <table:table-cell office:value-type="string">
            <text:p>39.33</text:p>
          </table:table-cell>
          <table:table-cell office:value-type="string">
            <text:p>42.43</text:p>
          </table:table-cell>
          <table:table-cell office:value-type="string">
            <text:p>42.55</text:p>
          </table:table-cell>
          <table:table-cell office:value-type="string">
            <text:p>41.17</text:p>
          </table:table-cell>
          <table:table-cell office:value-type="string">
            <text:p>35.0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40">
            <text:p>1740</text:p>
          </table:table-cell>
          <table:table-cell office:value-type="string">
            <text:p>40.83</text:p>
          </table:table-cell>
          <table:table-cell office:value-type="string">
            <text:p>42.70</text:p>
          </table:table-cell>
          <table:table-cell office:value-type="string">
            <text:p>41.21</text:p>
          </table:table-cell>
          <table:table-cell office:value-type="string">
            <text:p>39.35</text:p>
          </table:table-cell>
          <table:table-cell office:value-type="string">
            <text:p>42.44</text:p>
          </table:table-cell>
          <table:table-cell office:value-type="string">
            <text:p>42.57</text:p>
          </table:table-cell>
          <table:table-cell office:value-type="string">
            <text:p>41.19</text:p>
          </table:table-cell>
          <table:table-cell office:value-type="string">
            <text:p>35.0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45">
            <text:p>1745</text:p>
          </table:table-cell>
          <table:table-cell office:value-type="string">
            <text:p>40.85</text:p>
          </table:table-cell>
          <table:table-cell office:value-type="string">
            <text:p>42.72</text:p>
          </table:table-cell>
          <table:table-cell office:value-type="string">
            <text:p>41.22</text:p>
          </table:table-cell>
          <table:table-cell office:value-type="string">
            <text:p>39.36</text:p>
          </table:table-cell>
          <table:table-cell office:value-type="string">
            <text:p>42.45</text:p>
          </table:table-cell>
          <table:table-cell office:value-type="string">
            <text:p>42.58</text:p>
          </table:table-cell>
          <table:table-cell office:value-type="string">
            <text:p>41.20</text:p>
          </table:table-cell>
          <table:table-cell office:value-type="string">
            <text:p>35.0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50">
            <text:p>1750</text:p>
          </table:table-cell>
          <table:table-cell office:value-type="string">
            <text:p>40.86</text:p>
          </table:table-cell>
          <table:table-cell office:value-type="string">
            <text:p>42.74</text:p>
          </table:table-cell>
          <table:table-cell office:value-type="string">
            <text:p>41.24</text:p>
          </table:table-cell>
          <table:table-cell office:value-type="string">
            <text:p>39.37</text:p>
          </table:table-cell>
          <table:table-cell office:value-type="string">
            <text:p>42.47</text:p>
          </table:table-cell>
          <table:table-cell office:value-type="string">
            <text:p>42.60</text:p>
          </table:table-cell>
          <table:table-cell office:value-type="string">
            <text:p>41.22</text:p>
          </table:table-cell>
          <table:table-cell office:value-type="string">
            <text:p>35.0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755">
            <text:p>1755</text:p>
          </table:table-cell>
          <table:table-cell office:value-type="string">
            <text:p>40.87</text:p>
          </table:table-cell>
          <table:table-cell office:value-type="string">
            <text:p>42.75</text:p>
          </table:table-cell>
          <table:table-cell office:value-type="string">
            <text:p>41.25</text:p>
          </table:table-cell>
          <table:table-cell office:value-type="string">
            <text:p>39.39</text:p>
          </table:table-cell>
          <table:table-cell office:value-type="string">
            <text:p>42.49</text:p>
          </table:table-cell>
          <table:table-cell office:value-type="string">
            <text:p>42.62</text:p>
          </table:table-cell>
          <table:table-cell office:value-type="string">
            <text:p>41.23</text:p>
          </table:table-cell>
          <table:table-cell office:value-type="string">
            <text:p>35.0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760">
            <text:p>1760</text:p>
          </table:table-cell>
          <table:table-cell office:value-type="string">
            <text:p>40.89</text:p>
          </table:table-cell>
          <table:table-cell office:value-type="string">
            <text:p>42.76</text:p>
          </table:table-cell>
          <table:table-cell office:value-type="string">
            <text:p>41.27</text:p>
          </table:table-cell>
          <table:table-cell office:value-type="string">
            <text:p>39.40</text:p>
          </table:table-cell>
          <table:table-cell office:value-type="string">
            <text:p>42.50</text:p>
          </table:table-cell>
          <table:table-cell office:value-type="string">
            <text:p>42.63</text:p>
          </table:table-cell>
          <table:table-cell office:value-type="string">
            <text:p>41.25</text:p>
          </table:table-cell>
          <table:table-cell office:value-type="string">
            <text:p>35.1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765">
            <text:p>1765</text:p>
          </table:table-cell>
          <table:table-cell office:value-type="string">
            <text:p>40.90</text:p>
          </table:table-cell>
          <table:table-cell office:value-type="string">
            <text:p>42.78</text:p>
          </table:table-cell>
          <table:table-cell office:value-type="string">
            <text:p>41.28</text:p>
          </table:table-cell>
          <table:table-cell office:value-type="string">
            <text:p>39.41</text:p>
          </table:table-cell>
          <table:table-cell office:value-type="string">
            <text:p>42.51</text:p>
          </table:table-cell>
          <table:table-cell office:value-type="string">
            <text:p>42.64</text:p>
          </table:table-cell>
          <table:table-cell office:value-type="string">
            <text:p>41.27</text:p>
          </table:table-cell>
          <table:table-cell office:value-type="string">
            <text:p>35.1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70">
            <text:p>1770</text:p>
          </table:table-cell>
          <table:table-cell office:value-type="string">
            <text:p>40.92</text:p>
          </table:table-cell>
          <table:table-cell office:value-type="string">
            <text:p>42.79</text:p>
          </table:table-cell>
          <table:table-cell office:value-type="string">
            <text:p>41.30</text:p>
          </table:table-cell>
          <table:table-cell office:value-type="string">
            <text:p>39.43</text:p>
          </table:table-cell>
          <table:table-cell office:value-type="string">
            <text:p>42.53</text:p>
          </table:table-cell>
          <table:table-cell office:value-type="string">
            <text:p>42.66</text:p>
          </table:table-cell>
          <table:table-cell office:value-type="string">
            <text:p>41.28</text:p>
          </table:table-cell>
          <table:table-cell office:value-type="string">
            <text:p>35.1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775">
            <text:p>1775</text:p>
          </table:table-cell>
          <table:table-cell office:value-type="string">
            <text:p>40.93</text:p>
          </table:table-cell>
          <table:table-cell office:value-type="string">
            <text:p>42.81</text:p>
          </table:table-cell>
          <table:table-cell office:value-type="string">
            <text:p>41.31</text:p>
          </table:table-cell>
          <table:table-cell office:value-type="string">
            <text:p>39.44</text:p>
          </table:table-cell>
          <table:table-cell office:value-type="string">
            <text:p>42.55</text:p>
          </table:table-cell>
          <table:table-cell office:value-type="string">
            <text:p>42.67</text:p>
          </table:table-cell>
          <table:table-cell office:value-type="string">
            <text:p>41.30</text:p>
          </table:table-cell>
          <table:table-cell office:value-type="string">
            <text:p>35.1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780">
            <text:p>1780</text:p>
          </table:table-cell>
          <table:table-cell office:value-type="string">
            <text:p>40.94</text:p>
          </table:table-cell>
          <table:table-cell office:value-type="string">
            <text:p>42.83</text:p>
          </table:table-cell>
          <table:table-cell office:value-type="string">
            <text:p>41.33</text:p>
          </table:table-cell>
          <table:table-cell office:value-type="string">
            <text:p>39.45</text:p>
          </table:table-cell>
          <table:table-cell office:value-type="string">
            <text:p>42.56</text:p>
          </table:table-cell>
          <table:table-cell office:value-type="string">
            <text:p>42.69</text:p>
          </table:table-cell>
          <table:table-cell office:value-type="string">
            <text:p>41.31</text:p>
          </table:table-cell>
          <table:table-cell office:value-type="string">
            <text:p>35.1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85">
            <text:p>1785</text:p>
          </table:table-cell>
          <table:table-cell office:value-type="string">
            <text:p>40.96</text:p>
          </table:table-cell>
          <table:table-cell office:value-type="string">
            <text:p>42.84</text:p>
          </table:table-cell>
          <table:table-cell office:value-type="string">
            <text:p>41.34</text:p>
          </table:table-cell>
          <table:table-cell office:value-type="string">
            <text:p>39.47</text:p>
          </table:table-cell>
          <table:table-cell office:value-type="string">
            <text:p>42.58</text:p>
          </table:table-cell>
          <table:table-cell office:value-type="string">
            <text:p>42.71</text:p>
          </table:table-cell>
          <table:table-cell office:value-type="string">
            <text:p>41.33</text:p>
          </table:table-cell>
          <table:table-cell office:value-type="string">
            <text:p>35.1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90">
            <text:p>1790</text:p>
          </table:table-cell>
          <table:table-cell office:value-type="string">
            <text:p>40.97</text:p>
          </table:table-cell>
          <table:table-cell office:value-type="string">
            <text:p>42.85</text:p>
          </table:table-cell>
          <table:table-cell office:value-type="string">
            <text:p>41.36</text:p>
          </table:table-cell>
          <table:table-cell office:value-type="string">
            <text:p>39.48</text:p>
          </table:table-cell>
          <table:table-cell office:value-type="string">
            <text:p>42.60</text:p>
          </table:table-cell>
          <table:table-cell office:value-type="string">
            <text:p>42.72</text:p>
          </table:table-cell>
          <table:table-cell office:value-type="string">
            <text:p>41.34</text:p>
          </table:table-cell>
          <table:table-cell office:value-type="string">
            <text:p>35.2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795">
            <text:p>1795</text:p>
          </table:table-cell>
          <table:table-cell office:value-type="string">
            <text:p>40.99</text:p>
          </table:table-cell>
          <table:table-cell office:value-type="string">
            <text:p>42.87</text:p>
          </table:table-cell>
          <table:table-cell office:value-type="string">
            <text:p>41.37</text:p>
          </table:table-cell>
          <table:table-cell office:value-type="string">
            <text:p>39.49</text:p>
          </table:table-cell>
          <table:table-cell office:value-type="string">
            <text:p>42.61</text:p>
          </table:table-cell>
          <table:table-cell office:value-type="string">
            <text:p>42.74</text:p>
          </table:table-cell>
          <table:table-cell office:value-type="string">
            <text:p>41.36</text:p>
          </table:table-cell>
          <table:table-cell office:value-type="string">
            <text:p>35.2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00">
            <text:p>1800</text:p>
          </table:table-cell>
          <table:table-cell office:value-type="string">
            <text:p>41.00</text:p>
          </table:table-cell>
          <table:table-cell office:value-type="string">
            <text:p>42.88</text:p>
          </table:table-cell>
          <table:table-cell office:value-type="string">
            <text:p>41.38</text:p>
          </table:table-cell>
          <table:table-cell office:value-type="string">
            <text:p>39.50</text:p>
          </table:table-cell>
          <table:table-cell office:value-type="string">
            <text:p>42.62</text:p>
          </table:table-cell>
          <table:table-cell office:value-type="string">
            <text:p>42.75</text:p>
          </table:table-cell>
          <table:table-cell office:value-type="string">
            <text:p>41.38</text:p>
          </table:table-cell>
          <table:table-cell office:value-type="string">
            <text:p>35.2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05">
            <text:p>1805</text:p>
          </table:table-cell>
          <table:table-cell office:value-type="string">
            <text:p>41.01</text:p>
          </table:table-cell>
          <table:table-cell office:value-type="string">
            <text:p>42.90</text:p>
          </table:table-cell>
          <table:table-cell office:value-type="string">
            <text:p>41.40</text:p>
          </table:table-cell>
          <table:table-cell office:value-type="string">
            <text:p>39.52</text:p>
          </table:table-cell>
          <table:table-cell office:value-type="string">
            <text:p>42.63</text:p>
          </table:table-cell>
          <table:table-cell office:value-type="string">
            <text:p>42.77</text:p>
          </table:table-cell>
          <table:table-cell office:value-type="string">
            <text:p>41.39</text:p>
          </table:table-cell>
          <table:table-cell office:value-type="string">
            <text:p>35.2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810">
            <text:p>1810</text:p>
          </table:table-cell>
          <table:table-cell office:value-type="string">
            <text:p>41.03</text:p>
          </table:table-cell>
          <table:table-cell office:value-type="string">
            <text:p>42.91</text:p>
          </table:table-cell>
          <table:table-cell office:value-type="string">
            <text:p>41.41</text:p>
          </table:table-cell>
          <table:table-cell office:value-type="string">
            <text:p>39.54</text:p>
          </table:table-cell>
          <table:table-cell office:value-type="string">
            <text:p>42.64</text:p>
          </table:table-cell>
          <table:table-cell office:value-type="string">
            <text:p>42.78</text:p>
          </table:table-cell>
          <table:table-cell office:value-type="string">
            <text:p>41.41</text:p>
          </table:table-cell>
          <table:table-cell office:value-type="string">
            <text:p>35.2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815">
            <text:p>1815</text:p>
          </table:table-cell>
          <table:table-cell office:value-type="string">
            <text:p>41.04</text:p>
          </table:table-cell>
          <table:table-cell office:value-type="string">
            <text:p>42.93</text:p>
          </table:table-cell>
          <table:table-cell office:value-type="string">
            <text:p>41.42</text:p>
          </table:table-cell>
          <table:table-cell office:value-type="string">
            <text:p>39.55</text:p>
          </table:table-cell>
          <table:table-cell office:value-type="string">
            <text:p>42.66</text:p>
          </table:table-cell>
          <table:table-cell office:value-type="string">
            <text:p>42.79</text:p>
          </table:table-cell>
          <table:table-cell office:value-type="string">
            <text:p>41.42</text:p>
          </table:table-cell>
          <table:table-cell office:value-type="string">
            <text:p>35.2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820">
            <text:p>1820</text:p>
          </table:table-cell>
          <table:table-cell office:value-type="string">
            <text:p>41.06</text:p>
          </table:table-cell>
          <table:table-cell office:value-type="string">
            <text:p>42.94</text:p>
          </table:table-cell>
          <table:table-cell office:value-type="string">
            <text:p>41.44</text:p>
          </table:table-cell>
          <table:table-cell office:value-type="string">
            <text:p>39.56</text:p>
          </table:table-cell>
          <table:table-cell office:value-type="string">
            <text:p>42.67</text:p>
          </table:table-cell>
          <table:table-cell office:value-type="string">
            <text:p>42.81</text:p>
          </table:table-cell>
          <table:table-cell office:value-type="string">
            <text:p>41.44</text:p>
          </table:table-cell>
          <table:table-cell office:value-type="string">
            <text:p>35.2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25">
            <text:p>1825</text:p>
          </table:table-cell>
          <table:table-cell office:value-type="string">
            <text:p>41.07</text:p>
          </table:table-cell>
          <table:table-cell office:value-type="string">
            <text:p>42.95</text:p>
          </table:table-cell>
          <table:table-cell office:value-type="string">
            <text:p>41.45</text:p>
          </table:table-cell>
          <table:table-cell office:value-type="string">
            <text:p>39.57</text:p>
          </table:table-cell>
          <table:table-cell office:value-type="string">
            <text:p>42.68</text:p>
          </table:table-cell>
          <table:table-cell office:value-type="string">
            <text:p>42.82</text:p>
          </table:table-cell>
          <table:table-cell office:value-type="string">
            <text:p>41.45</text:p>
          </table:table-cell>
          <table:table-cell office:value-type="string">
            <text:p>35.3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30">
            <text:p>1830</text:p>
          </table:table-cell>
          <table:table-cell office:value-type="string">
            <text:p>41.08</text:p>
          </table:table-cell>
          <table:table-cell office:value-type="string">
            <text:p>42.97</text:p>
          </table:table-cell>
          <table:table-cell office:value-type="string">
            <text:p>41.47</text:p>
          </table:table-cell>
          <table:table-cell office:value-type="string">
            <text:p>39.59</text:p>
          </table:table-cell>
          <table:table-cell office:value-type="string">
            <text:p>42.70</text:p>
          </table:table-cell>
          <table:table-cell office:value-type="string">
            <text:p>42.83</text:p>
          </table:table-cell>
          <table:table-cell office:value-type="string">
            <text:p>41.47</text:p>
          </table:table-cell>
          <table:table-cell office:value-type="string">
            <text:p>35.3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35">
            <text:p>1835</text:p>
          </table:table-cell>
          <table:table-cell office:value-type="string">
            <text:p>41.10</text:p>
          </table:table-cell>
          <table:table-cell office:value-type="string">
            <text:p>42.98</text:p>
          </table:table-cell>
          <table:table-cell office:value-type="string">
            <text:p>41.48</text:p>
          </table:table-cell>
          <table:table-cell office:value-type="string">
            <text:p>39.61</text:p>
          </table:table-cell>
          <table:table-cell office:value-type="string">
            <text:p>42.71</text:p>
          </table:table-cell>
          <table:table-cell office:value-type="string">
            <text:p>42.85</text:p>
          </table:table-cell>
          <table:table-cell office:value-type="string">
            <text:p>41.48</text:p>
          </table:table-cell>
          <table:table-cell office:value-type="string">
            <text:p>35.3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40">
            <text:p>1840</text:p>
          </table:table-cell>
          <table:table-cell office:value-type="string">
            <text:p>41.11</text:p>
          </table:table-cell>
          <table:table-cell office:value-type="string">
            <text:p>43.00</text:p>
          </table:table-cell>
          <table:table-cell office:value-type="string">
            <text:p>41.49</text:p>
          </table:table-cell>
          <table:table-cell office:value-type="string">
            <text:p>39.62</text:p>
          </table:table-cell>
          <table:table-cell office:value-type="string">
            <text:p>42.73</text:p>
          </table:table-cell>
          <table:table-cell office:value-type="string">
            <text:p>42.86</text:p>
          </table:table-cell>
          <table:table-cell office:value-type="string">
            <text:p>41.50</text:p>
          </table:table-cell>
          <table:table-cell office:value-type="string">
            <text:p>35.3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45">
            <text:p>1845</text:p>
          </table:table-cell>
          <table:table-cell office:value-type="string">
            <text:p>41.12</text:p>
          </table:table-cell>
          <table:table-cell office:value-type="string">
            <text:p>43.01</text:p>
          </table:table-cell>
          <table:table-cell office:value-type="string">
            <text:p>41.51</text:p>
          </table:table-cell>
          <table:table-cell office:value-type="string">
            <text:p>39.63</text:p>
          </table:table-cell>
          <table:table-cell office:value-type="string">
            <text:p>42.74</text:p>
          </table:table-cell>
          <table:table-cell office:value-type="string">
            <text:p>42.88</text:p>
          </table:table-cell>
          <table:table-cell office:value-type="string">
            <text:p>41.51</text:p>
          </table:table-cell>
          <table:table-cell office:value-type="string">
            <text:p>35.3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850">
            <text:p>1850</text:p>
          </table:table-cell>
          <table:table-cell office:value-type="string">
            <text:p>41.14</text:p>
          </table:table-cell>
          <table:table-cell office:value-type="string">
            <text:p>43.03</text:p>
          </table:table-cell>
          <table:table-cell office:value-type="string">
            <text:p>41.52</text:p>
          </table:table-cell>
          <table:table-cell office:value-type="string">
            <text:p>39.65</text:p>
          </table:table-cell>
          <table:table-cell office:value-type="string">
            <text:p>42.76</text:p>
          </table:table-cell>
          <table:table-cell office:value-type="string">
            <text:p>42.89</text:p>
          </table:table-cell>
          <table:table-cell office:value-type="string">
            <text:p>41.53</text:p>
          </table:table-cell>
          <table:table-cell office:value-type="string">
            <text:p>35.3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855">
            <text:p>1855</text:p>
          </table:table-cell>
          <table:table-cell office:value-type="string">
            <text:p>41.15</text:p>
          </table:table-cell>
          <table:table-cell office:value-type="string">
            <text:p>43.04</text:p>
          </table:table-cell>
          <table:table-cell office:value-type="string">
            <text:p>41.54</text:p>
          </table:table-cell>
          <table:table-cell office:value-type="string">
            <text:p>39.66</text:p>
          </table:table-cell>
          <table:table-cell office:value-type="string">
            <text:p>42.77</text:p>
          </table:table-cell>
          <table:table-cell office:value-type="string">
            <text:p>42.91</text:p>
          </table:table-cell>
          <table:table-cell office:value-type="string">
            <text:p>41.54</text:p>
          </table:table-cell>
          <table:table-cell office:value-type="string">
            <text:p>35.4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60">
            <text:p>1860</text:p>
          </table:table-cell>
          <table:table-cell office:value-type="string">
            <text:p>41.17</text:p>
          </table:table-cell>
          <table:table-cell office:value-type="string">
            <text:p>43.05</text:p>
          </table:table-cell>
          <table:table-cell office:value-type="string">
            <text:p>41.55</text:p>
          </table:table-cell>
          <table:table-cell office:value-type="string">
            <text:p>39.67</text:p>
          </table:table-cell>
          <table:table-cell office:value-type="string">
            <text:p>42.78</text:p>
          </table:table-cell>
          <table:table-cell office:value-type="string">
            <text:p>42.92</text:p>
          </table:table-cell>
          <table:table-cell office:value-type="string">
            <text:p>41.56</text:p>
          </table:table-cell>
          <table:table-cell office:value-type="string">
            <text:p>35.4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865">
            <text:p>1865</text:p>
          </table:table-cell>
          <table:table-cell office:value-type="string">
            <text:p>41.18</text:p>
          </table:table-cell>
          <table:table-cell office:value-type="string">
            <text:p>43.07</text:p>
          </table:table-cell>
          <table:table-cell office:value-type="string">
            <text:p>41.56</text:p>
          </table:table-cell>
          <table:table-cell office:value-type="string">
            <text:p>39.68</text:p>
          </table:table-cell>
          <table:table-cell office:value-type="string">
            <text:p>42.80</text:p>
          </table:table-cell>
          <table:table-cell office:value-type="string">
            <text:p>42.94</text:p>
          </table:table-cell>
          <table:table-cell office:value-type="string">
            <text:p>41.58</text:p>
          </table:table-cell>
          <table:table-cell office:value-type="string">
            <text:p>35.4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70">
            <text:p>1870</text:p>
          </table:table-cell>
          <table:table-cell office:value-type="string">
            <text:p>41.20</text:p>
          </table:table-cell>
          <table:table-cell office:value-type="string">
            <text:p>43.08</text:p>
          </table:table-cell>
          <table:table-cell office:value-type="string">
            <text:p>41.58</text:p>
          </table:table-cell>
          <table:table-cell office:value-type="string">
            <text:p>39.70</text:p>
          </table:table-cell>
          <table:table-cell office:value-type="string">
            <text:p>42.81</text:p>
          </table:table-cell>
          <table:table-cell office:value-type="string">
            <text:p>42.95</text:p>
          </table:table-cell>
          <table:table-cell office:value-type="string">
            <text:p>41.59</text:p>
          </table:table-cell>
          <table:table-cell office:value-type="string">
            <text:p>35.4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875">
            <text:p>1875</text:p>
          </table:table-cell>
          <table:table-cell office:value-type="string">
            <text:p>41.21</text:p>
          </table:table-cell>
          <table:table-cell office:value-type="string">
            <text:p>43.09</text:p>
          </table:table-cell>
          <table:table-cell office:value-type="string">
            <text:p>41.59</text:p>
          </table:table-cell>
          <table:table-cell office:value-type="string">
            <text:p>39.71</text:p>
          </table:table-cell>
          <table:table-cell office:value-type="string">
            <text:p>42.83</text:p>
          </table:table-cell>
          <table:table-cell office:value-type="string">
            <text:p>42.96</text:p>
          </table:table-cell>
          <table:table-cell office:value-type="string">
            <text:p>41.61</text:p>
          </table:table-cell>
          <table:table-cell office:value-type="string">
            <text:p>35.47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880">
            <text:p>1880</text:p>
          </table:table-cell>
          <table:table-cell office:value-type="string">
            <text:p>41.22</text:p>
          </table:table-cell>
          <table:table-cell office:value-type="string">
            <text:p>43.11</text:p>
          </table:table-cell>
          <table:table-cell office:value-type="string">
            <text:p>41.60</text:p>
          </table:table-cell>
          <table:table-cell office:value-type="string">
            <text:p>39.72</text:p>
          </table:table-cell>
          <table:table-cell office:value-type="string">
            <text:p>42.84</text:p>
          </table:table-cell>
          <table:table-cell office:value-type="string">
            <text:p>42.98</text:p>
          </table:table-cell>
          <table:table-cell office:value-type="string">
            <text:p>41.62</text:p>
          </table:table-cell>
          <table:table-cell office:value-type="string">
            <text:p>35.4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885">
            <text:p>1885</text:p>
          </table:table-cell>
          <table:table-cell office:value-type="string">
            <text:p>41.23</text:p>
          </table:table-cell>
          <table:table-cell office:value-type="string">
            <text:p>43.12</text:p>
          </table:table-cell>
          <table:table-cell office:value-type="string">
            <text:p>41.62</text:p>
          </table:table-cell>
          <table:table-cell office:value-type="string">
            <text:p>39.73</text:p>
          </table:table-cell>
          <table:table-cell office:value-type="string">
            <text:p>42.86</text:p>
          </table:table-cell>
          <table:table-cell office:value-type="string">
            <text:p>43.00</text:p>
          </table:table-cell>
          <table:table-cell office:value-type="string">
            <text:p>41.63</text:p>
          </table:table-cell>
          <table:table-cell office:value-type="string">
            <text:p>35.5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90">
            <text:p>1890</text:p>
          </table:table-cell>
          <table:table-cell office:value-type="string">
            <text:p>41.25</text:p>
          </table:table-cell>
          <table:table-cell office:value-type="string">
            <text:p>43.13</text:p>
          </table:table-cell>
          <table:table-cell office:value-type="string">
            <text:p>41.63</text:p>
          </table:table-cell>
          <table:table-cell office:value-type="string">
            <text:p>39.75</text:p>
          </table:table-cell>
          <table:table-cell office:value-type="string">
            <text:p>42.87</text:p>
          </table:table-cell>
          <table:table-cell office:value-type="string">
            <text:p>43.01</text:p>
          </table:table-cell>
          <table:table-cell office:value-type="string">
            <text:p>41.65</text:p>
          </table:table-cell>
          <table:table-cell office:value-type="string">
            <text:p>35.5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95">
            <text:p>1895</text:p>
          </table:table-cell>
          <table:table-cell office:value-type="string">
            <text:p>41.26</text:p>
          </table:table-cell>
          <table:table-cell office:value-type="string">
            <text:p>43.15</text:p>
          </table:table-cell>
          <table:table-cell office:value-type="string">
            <text:p>41.64</text:p>
          </table:table-cell>
          <table:table-cell office:value-type="string">
            <text:p>39.76</text:p>
          </table:table-cell>
          <table:table-cell office:value-type="string">
            <text:p>42.88</text:p>
          </table:table-cell>
          <table:table-cell office:value-type="string">
            <text:p>43.02</text:p>
          </table:table-cell>
          <table:table-cell office:value-type="string">
            <text:p>41.67</text:p>
          </table:table-cell>
          <table:table-cell office:value-type="string">
            <text:p>35.5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900">
            <text:p>1900</text:p>
          </table:table-cell>
          <table:table-cell office:value-type="string">
            <text:p>41.27</text:p>
          </table:table-cell>
          <table:table-cell office:value-type="string">
            <text:p>43.16</text:p>
          </table:table-cell>
          <table:table-cell office:value-type="string">
            <text:p>41.66</text:p>
          </table:table-cell>
          <table:table-cell office:value-type="string">
            <text:p>39.78</text:p>
          </table:table-cell>
          <table:table-cell office:value-type="string">
            <text:p>42.90</text:p>
          </table:table-cell>
          <table:table-cell office:value-type="string">
            <text:p>43.03</text:p>
          </table:table-cell>
          <table:table-cell office:value-type="string">
            <text:p>41.68</text:p>
          </table:table-cell>
          <table:table-cell office:value-type="string">
            <text:p>35.5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905">
            <text:p>1905</text:p>
          </table:table-cell>
          <table:table-cell office:value-type="string">
            <text:p>41.28</text:p>
          </table:table-cell>
          <table:table-cell office:value-type="string">
            <text:p>43.17</text:p>
          </table:table-cell>
          <table:table-cell office:value-type="string">
            <text:p>41.67</text:p>
          </table:table-cell>
          <table:table-cell office:value-type="string">
            <text:p>39.79</text:p>
          </table:table-cell>
          <table:table-cell office:value-type="string">
            <text:p>42.90</text:p>
          </table:table-cell>
          <table:table-cell office:value-type="string">
            <text:p>43.05</text:p>
          </table:table-cell>
          <table:table-cell office:value-type="string">
            <text:p>41.69</text:p>
          </table:table-cell>
          <table:table-cell office:value-type="string">
            <text:p>35.5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910">
            <text:p>1910</text:p>
          </table:table-cell>
          <table:table-cell office:value-type="string">
            <text:p>41.29</text:p>
          </table:table-cell>
          <table:table-cell office:value-type="string">
            <text:p>43.18</text:p>
          </table:table-cell>
          <table:table-cell office:value-type="string">
            <text:p>41.68</text:p>
          </table:table-cell>
          <table:table-cell office:value-type="string">
            <text:p>39.80</text:p>
          </table:table-cell>
          <table:table-cell office:value-type="string">
            <text:p>42.91</text:p>
          </table:table-cell>
          <table:table-cell office:value-type="string">
            <text:p>43.06</text:p>
          </table:table-cell>
          <table:table-cell office:value-type="string">
            <text:p>41.70</text:p>
          </table:table-cell>
          <table:table-cell office:value-type="string">
            <text:p>35.5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915">
            <text:p>1915</text:p>
          </table:table-cell>
          <table:table-cell office:value-type="string">
            <text:p>41.30</text:p>
          </table:table-cell>
          <table:table-cell office:value-type="string">
            <text:p>43.20</text:p>
          </table:table-cell>
          <table:table-cell office:value-type="string">
            <text:p>41.69</text:p>
          </table:table-cell>
          <table:table-cell office:value-type="string">
            <text:p>39.82</text:p>
          </table:table-cell>
          <table:table-cell office:value-type="string">
            <text:p>42.92</text:p>
          </table:table-cell>
          <table:table-cell office:value-type="string">
            <text:p>43.07</text:p>
          </table:table-cell>
          <table:table-cell office:value-type="string">
            <text:p>41.72</text:p>
          </table:table-cell>
          <table:table-cell office:value-type="string">
            <text:p>35.5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920">
            <text:p>1920</text:p>
          </table:table-cell>
          <table:table-cell office:value-type="string">
            <text:p>41.31</text:p>
          </table:table-cell>
          <table:table-cell office:value-type="string">
            <text:p>43.21</text:p>
          </table:table-cell>
          <table:table-cell office:value-type="string">
            <text:p>41.70</text:p>
          </table:table-cell>
          <table:table-cell office:value-type="string">
            <text:p>39.83</text:p>
          </table:table-cell>
          <table:table-cell office:value-type="string">
            <text:p>42.93</text:p>
          </table:table-cell>
          <table:table-cell office:value-type="string">
            <text:p>43.08</text:p>
          </table:table-cell>
          <table:table-cell office:value-type="string">
            <text:p>41.73</text:p>
          </table:table-cell>
          <table:table-cell office:value-type="string">
            <text:p>35.6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925">
            <text:p>1925</text:p>
          </table:table-cell>
          <table:table-cell office:value-type="string">
            <text:p>41.32</text:p>
          </table:table-cell>
          <table:table-cell office:value-type="string">
            <text:p>43.22</text:p>
          </table:table-cell>
          <table:table-cell office:value-type="string">
            <text:p>41.72</text:p>
          </table:table-cell>
          <table:table-cell office:value-type="string">
            <text:p>39.84</text:p>
          </table:table-cell>
          <table:table-cell office:value-type="string">
            <text:p>42.95</text:p>
          </table:table-cell>
          <table:table-cell office:value-type="string">
            <text:p>43.09</text:p>
          </table:table-cell>
          <table:table-cell office:value-type="string">
            <text:p>41.75</text:p>
          </table:table-cell>
          <table:table-cell office:value-type="string">
            <text:p>35.6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30">
            <text:p>1930</text:p>
          </table:table-cell>
          <table:table-cell office:value-type="string">
            <text:p>41.33</text:p>
          </table:table-cell>
          <table:table-cell office:value-type="string">
            <text:p>43.23</text:p>
          </table:table-cell>
          <table:table-cell office:value-type="string">
            <text:p>41.73</text:p>
          </table:table-cell>
          <table:table-cell office:value-type="string">
            <text:p>39.85</text:p>
          </table:table-cell>
          <table:table-cell office:value-type="string">
            <text:p>42.96</text:p>
          </table:table-cell>
          <table:table-cell office:value-type="string">
            <text:p>43.10</text:p>
          </table:table-cell>
          <table:table-cell office:value-type="string">
            <text:p>41.76</text:p>
          </table:table-cell>
          <table:table-cell office:value-type="string">
            <text:p>35.6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935">
            <text:p>1935</text:p>
          </table:table-cell>
          <table:table-cell office:value-type="string">
            <text:p>41.35</text:p>
          </table:table-cell>
          <table:table-cell office:value-type="string">
            <text:p>43.24</text:p>
          </table:table-cell>
          <table:table-cell office:value-type="string">
            <text:p>41.75</text:p>
          </table:table-cell>
          <table:table-cell office:value-type="string">
            <text:p>39.87</text:p>
          </table:table-cell>
          <table:table-cell office:value-type="string">
            <text:p>42.97</text:p>
          </table:table-cell>
          <table:table-cell office:value-type="string">
            <text:p>43.11</text:p>
          </table:table-cell>
          <table:table-cell office:value-type="string">
            <text:p>41.77</text:p>
          </table:table-cell>
          <table:table-cell office:value-type="string">
            <text:p>35.6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940">
            <text:p>1940</text:p>
          </table:table-cell>
          <table:table-cell office:value-type="string">
            <text:p>41.36</text:p>
          </table:table-cell>
          <table:table-cell office:value-type="string">
            <text:p>43.26</text:p>
          </table:table-cell>
          <table:table-cell office:value-type="string">
            <text:p>41.75</text:p>
          </table:table-cell>
          <table:table-cell office:value-type="string">
            <text:p>39.88</text:p>
          </table:table-cell>
          <table:table-cell office:value-type="string">
            <text:p>42.99</text:p>
          </table:table-cell>
          <table:table-cell office:value-type="string">
            <text:p>43.13</text:p>
          </table:table-cell>
          <table:table-cell office:value-type="string">
            <text:p>41.79</text:p>
          </table:table-cell>
          <table:table-cell office:value-type="string">
            <text:p>35.6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45">
            <text:p>1945</text:p>
          </table:table-cell>
          <table:table-cell office:value-type="string">
            <text:p>41.37</text:p>
          </table:table-cell>
          <table:table-cell office:value-type="string">
            <text:p>43.27</text:p>
          </table:table-cell>
          <table:table-cell office:value-type="string">
            <text:p>41.77</text:p>
          </table:table-cell>
          <table:table-cell office:value-type="string">
            <text:p>39.89</text:p>
          </table:table-cell>
          <table:table-cell office:value-type="string">
            <text:p>43.00</text:p>
          </table:table-cell>
          <table:table-cell office:value-type="string">
            <text:p>43.14</text:p>
          </table:table-cell>
          <table:table-cell office:value-type="string">
            <text:p>41.80</text:p>
          </table:table-cell>
          <table:table-cell office:value-type="string">
            <text:p>35.6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950">
            <text:p>1950</text:p>
          </table:table-cell>
          <table:table-cell office:value-type="string">
            <text:p>41.39</text:p>
          </table:table-cell>
          <table:table-cell office:value-type="string">
            <text:p>43.28</text:p>
          </table:table-cell>
          <table:table-cell office:value-type="string">
            <text:p>41.78</text:p>
          </table:table-cell>
          <table:table-cell office:value-type="string">
            <text:p>39.90</text:p>
          </table:table-cell>
          <table:table-cell office:value-type="string">
            <text:p>43.02</text:p>
          </table:table-cell>
          <table:table-cell office:value-type="string">
            <text:p>43.16</text:p>
          </table:table-cell>
          <table:table-cell office:value-type="string">
            <text:p>41.81</text:p>
          </table:table-cell>
          <table:table-cell office:value-type="string">
            <text:p>35.6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955">
            <text:p>1955</text:p>
          </table:table-cell>
          <table:table-cell office:value-type="string">
            <text:p>41.40</text:p>
          </table:table-cell>
          <table:table-cell office:value-type="string">
            <text:p>43.30</text:p>
          </table:table-cell>
          <table:table-cell office:value-type="string">
            <text:p>41.79</text:p>
          </table:table-cell>
          <table:table-cell office:value-type="string">
            <text:p>39.91</text:p>
          </table:table-cell>
          <table:table-cell office:value-type="string">
            <text:p>43.03</text:p>
          </table:table-cell>
          <table:table-cell office:value-type="string">
            <text:p>43.16</text:p>
          </table:table-cell>
          <table:table-cell office:value-type="string">
            <text:p>41.82</text:p>
          </table:table-cell>
          <table:table-cell office:value-type="string">
            <text:p>35.7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960">
            <text:p>1960</text:p>
          </table:table-cell>
          <table:table-cell office:value-type="string">
            <text:p>41.41</text:p>
          </table:table-cell>
          <table:table-cell office:value-type="string">
            <text:p>43.31</text:p>
          </table:table-cell>
          <table:table-cell office:value-type="string">
            <text:p>41.80</text:p>
          </table:table-cell>
          <table:table-cell office:value-type="string">
            <text:p>39.93</text:p>
          </table:table-cell>
          <table:table-cell office:value-type="string">
            <text:p>43.05</text:p>
          </table:table-cell>
          <table:table-cell office:value-type="string">
            <text:p>43.18</text:p>
          </table:table-cell>
          <table:table-cell office:value-type="string">
            <text:p>41.84</text:p>
          </table:table-cell>
          <table:table-cell office:value-type="string">
            <text:p>35.7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965">
            <text:p>1965</text:p>
          </table:table-cell>
          <table:table-cell office:value-type="string">
            <text:p>41.42</text:p>
          </table:table-cell>
          <table:table-cell office:value-type="string">
            <text:p>43.32</text:p>
          </table:table-cell>
          <table:table-cell office:value-type="string">
            <text:p>41.82</text:p>
          </table:table-cell>
          <table:table-cell office:value-type="string">
            <text:p>39.94</text:p>
          </table:table-cell>
          <table:table-cell office:value-type="string">
            <text:p>43.06</text:p>
          </table:table-cell>
          <table:table-cell office:value-type="string">
            <text:p>43.20</text:p>
          </table:table-cell>
          <table:table-cell office:value-type="string">
            <text:p>41.85</text:p>
          </table:table-cell>
          <table:table-cell office:value-type="string">
            <text:p>35.7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970">
            <text:p>1970</text:p>
          </table:table-cell>
          <table:table-cell office:value-type="string">
            <text:p>41.43</text:p>
          </table:table-cell>
          <table:table-cell office:value-type="string">
            <text:p>43.33</text:p>
          </table:table-cell>
          <table:table-cell office:value-type="string">
            <text:p>41.83</text:p>
          </table:table-cell>
          <table:table-cell office:value-type="string">
            <text:p>39.95</text:p>
          </table:table-cell>
          <table:table-cell office:value-type="string">
            <text:p>43.07</text:p>
          </table:table-cell>
          <table:table-cell office:value-type="string">
            <text:p>43.21</text:p>
          </table:table-cell>
          <table:table-cell office:value-type="string">
            <text:p>41.87</text:p>
          </table:table-cell>
          <table:table-cell office:value-type="string">
            <text:p>35.7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975">
            <text:p>1975</text:p>
          </table:table-cell>
          <table:table-cell office:value-type="string">
            <text:p>41.44</text:p>
          </table:table-cell>
          <table:table-cell office:value-type="string">
            <text:p>43.34</text:p>
          </table:table-cell>
          <table:table-cell office:value-type="string">
            <text:p>41.84</text:p>
          </table:table-cell>
          <table:table-cell office:value-type="string">
            <text:p>39.97</text:p>
          </table:table-cell>
          <table:table-cell office:value-type="string">
            <text:p>43.08</text:p>
          </table:table-cell>
          <table:table-cell office:value-type="string">
            <text:p>43.22</text:p>
          </table:table-cell>
          <table:table-cell office:value-type="string">
            <text:p>41.88</text:p>
          </table:table-cell>
          <table:table-cell office:value-type="string">
            <text:p>35.7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980">
            <text:p>1980</text:p>
          </table:table-cell>
          <table:table-cell office:value-type="string">
            <text:p>41.46</text:p>
          </table:table-cell>
          <table:table-cell office:value-type="string">
            <text:p>43.36</text:p>
          </table:table-cell>
          <table:table-cell office:value-type="string">
            <text:p>41.85</text:p>
          </table:table-cell>
          <table:table-cell office:value-type="string">
            <text:p>39.98</text:p>
          </table:table-cell>
          <table:table-cell office:value-type="string">
            <text:p>43.09</text:p>
          </table:table-cell>
          <table:table-cell office:value-type="string">
            <text:p>43.23</text:p>
          </table:table-cell>
          <table:table-cell office:value-type="string">
            <text:p>41.89</text:p>
          </table:table-cell>
          <table:table-cell office:value-type="string">
            <text:p>35.7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85">
            <text:p>1985</text:p>
          </table:table-cell>
          <table:table-cell office:value-type="string">
            <text:p>41.47</text:p>
          </table:table-cell>
          <table:table-cell office:value-type="string">
            <text:p>43.37</text:p>
          </table:table-cell>
          <table:table-cell office:value-type="string">
            <text:p>41.86</text:p>
          </table:table-cell>
          <table:table-cell office:value-type="string">
            <text:p>39.99</text:p>
          </table:table-cell>
          <table:table-cell office:value-type="string">
            <text:p>43.10</text:p>
          </table:table-cell>
          <table:table-cell office:value-type="string">
            <text:p>43.25</text:p>
          </table:table-cell>
          <table:table-cell office:value-type="string">
            <text:p>41.90</text:p>
          </table:table-cell>
          <table:table-cell office:value-type="string">
            <text:p>35.7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990">
            <text:p>1990</text:p>
          </table:table-cell>
          <table:table-cell office:value-type="string">
            <text:p>41.48</text:p>
          </table:table-cell>
          <table:table-cell office:value-type="string">
            <text:p>43.38</text:p>
          </table:table-cell>
          <table:table-cell office:value-type="string">
            <text:p>41.87</text:p>
          </table:table-cell>
          <table:table-cell office:value-type="string">
            <text:p>40.00</text:p>
          </table:table-cell>
          <table:table-cell office:value-type="string">
            <text:p>43.12</text:p>
          </table:table-cell>
          <table:table-cell office:value-type="string">
            <text:p>43.26</text:p>
          </table:table-cell>
          <table:table-cell office:value-type="string">
            <text:p>41.92</text:p>
          </table:table-cell>
          <table:table-cell office:value-type="string">
            <text:p>35.8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95">
            <text:p>1995</text:p>
          </table:table-cell>
          <table:table-cell office:value-type="string">
            <text:p>41.49</text:p>
          </table:table-cell>
          <table:table-cell office:value-type="string">
            <text:p>43.39</text:p>
          </table:table-cell>
          <table:table-cell office:value-type="string">
            <text:p>41.89</text:p>
          </table:table-cell>
          <table:table-cell office:value-type="string">
            <text:p>40.01</text:p>
          </table:table-cell>
          <table:table-cell office:value-type="string">
            <text:p>43.13</text:p>
          </table:table-cell>
          <table:table-cell office:value-type="string">
            <text:p>43.27</text:p>
          </table:table-cell>
          <table:table-cell office:value-type="string">
            <text:p>41.93</text:p>
          </table:table-cell>
          <table:table-cell office:value-type="string">
            <text:p>35.8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000">
            <text:p>2000</text:p>
          </table:table-cell>
          <table:table-cell office:value-type="string">
            <text:p>41.50</text:p>
          </table:table-cell>
          <table:table-cell office:value-type="string">
            <text:p>43.40</text:p>
          </table:table-cell>
          <table:table-cell office:value-type="string">
            <text:p>41.90</text:p>
          </table:table-cell>
          <table:table-cell office:value-type="string">
            <text:p>40.02</text:p>
          </table:table-cell>
          <table:table-cell office:value-type="string">
            <text:p>43.15</text:p>
          </table:table-cell>
          <table:table-cell office:value-type="string">
            <text:p>43.28</text:p>
          </table:table-cell>
          <table:table-cell office:value-type="string">
            <text:p>41.95</text:p>
          </table:table-cell>
          <table:table-cell office:value-type="string">
            <text:p>35.8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05">
            <text:p>2005</text:p>
          </table:table-cell>
          <table:table-cell office:value-type="string">
            <text:p>41.52</text:p>
          </table:table-cell>
          <table:table-cell office:value-type="string">
            <text:p>43.41</text:p>
          </table:table-cell>
          <table:table-cell office:value-type="string">
            <text:p>41.91</text:p>
          </table:table-cell>
          <table:table-cell office:value-type="string">
            <text:p>40.04</text:p>
          </table:table-cell>
          <table:table-cell office:value-type="string">
            <text:p>43.16</text:p>
          </table:table-cell>
          <table:table-cell office:value-type="string">
            <text:p>43.30</text:p>
          </table:table-cell>
          <table:table-cell office:value-type="string">
            <text:p>41.96</text:p>
          </table:table-cell>
          <table:table-cell office:value-type="string">
            <text:p>35.8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010">
            <text:p>2010</text:p>
          </table:table-cell>
          <table:table-cell office:value-type="string">
            <text:p>41.53</text:p>
          </table:table-cell>
          <table:table-cell office:value-type="string">
            <text:p>43.43</text:p>
          </table:table-cell>
          <table:table-cell office:value-type="string">
            <text:p>41.93</text:p>
          </table:table-cell>
          <table:table-cell office:value-type="string">
            <text:p>40.05</text:p>
          </table:table-cell>
          <table:table-cell office:value-type="string">
            <text:p>43.17</text:p>
          </table:table-cell>
          <table:table-cell office:value-type="string">
            <text:p>43.31</text:p>
          </table:table-cell>
          <table:table-cell office:value-type="string">
            <text:p>41.97</text:p>
          </table:table-cell>
          <table:table-cell office:value-type="string">
            <text:p>35.8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15">
            <text:p>2015</text:p>
          </table:table-cell>
          <table:table-cell office:value-type="string">
            <text:p>41.54</text:p>
          </table:table-cell>
          <table:table-cell office:value-type="string">
            <text:p>43.44</text:p>
          </table:table-cell>
          <table:table-cell office:value-type="string">
            <text:p>41.94</text:p>
          </table:table-cell>
          <table:table-cell office:value-type="string">
            <text:p>40.06</text:p>
          </table:table-cell>
          <table:table-cell office:value-type="string">
            <text:p>43.18</text:p>
          </table:table-cell>
          <table:table-cell office:value-type="string">
            <text:p>43.32</text:p>
          </table:table-cell>
          <table:table-cell office:value-type="string">
            <text:p>41.99</text:p>
          </table:table-cell>
          <table:table-cell office:value-type="string">
            <text:p>35.8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020">
            <text:p>2020</text:p>
          </table:table-cell>
          <table:table-cell office:value-type="string">
            <text:p>41.55</text:p>
          </table:table-cell>
          <table:table-cell office:value-type="string">
            <text:p>43.45</text:p>
          </table:table-cell>
          <table:table-cell office:value-type="string">
            <text:p>41.96</text:p>
          </table:table-cell>
          <table:table-cell office:value-type="string">
            <text:p>40.08</text:p>
          </table:table-cell>
          <table:table-cell office:value-type="string">
            <text:p>43.20</text:p>
          </table:table-cell>
          <table:table-cell office:value-type="string">
            <text:p>43.34</text:p>
          </table:table-cell>
          <table:table-cell office:value-type="string">
            <text:p>41.99</text:p>
          </table:table-cell>
          <table:table-cell office:value-type="string">
            <text:p>35.8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025">
            <text:p>2025</text:p>
          </table:table-cell>
          <table:table-cell office:value-type="string">
            <text:p>41.57</text:p>
          </table:table-cell>
          <table:table-cell office:value-type="string">
            <text:p>43.47</text:p>
          </table:table-cell>
          <table:table-cell office:value-type="string">
            <text:p>41.97</text:p>
          </table:table-cell>
          <table:table-cell office:value-type="string">
            <text:p>40.09</text:p>
          </table:table-cell>
          <table:table-cell office:value-type="string">
            <text:p>43.21</text:p>
          </table:table-cell>
          <table:table-cell office:value-type="string">
            <text:p>43.35</text:p>
          </table:table-cell>
          <table:table-cell office:value-type="string">
            <text:p>42.01</text:p>
          </table:table-cell>
          <table:table-cell office:value-type="string">
            <text:p>35.9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30">
            <text:p>2030</text:p>
          </table:table-cell>
          <table:table-cell office:value-type="string">
            <text:p>41.58</text:p>
          </table:table-cell>
          <table:table-cell office:value-type="string">
            <text:p>43.48</text:p>
          </table:table-cell>
          <table:table-cell office:value-type="string">
            <text:p>41.98</text:p>
          </table:table-cell>
          <table:table-cell office:value-type="string">
            <text:p>40.10</text:p>
          </table:table-cell>
          <table:table-cell office:value-type="string">
            <text:p>43.22</text:p>
          </table:table-cell>
          <table:table-cell office:value-type="string">
            <text:p>43.36</text:p>
          </table:table-cell>
          <table:table-cell office:value-type="string">
            <text:p>42.02</text:p>
          </table:table-cell>
          <table:table-cell office:value-type="string">
            <text:p>35.9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35">
            <text:p>2035</text:p>
          </table:table-cell>
          <table:table-cell office:value-type="string">
            <text:p>41.60</text:p>
          </table:table-cell>
          <table:table-cell office:value-type="string">
            <text:p>43.49</text:p>
          </table:table-cell>
          <table:table-cell office:value-type="string">
            <text:p>41.99</text:p>
          </table:table-cell>
          <table:table-cell office:value-type="string">
            <text:p>40.12</text:p>
          </table:table-cell>
          <table:table-cell office:value-type="string">
            <text:p>43.24</text:p>
          </table:table-cell>
          <table:table-cell office:value-type="string">
            <text:p>43.37</text:p>
          </table:table-cell>
          <table:table-cell office:value-type="string">
            <text:p>42.04</text:p>
          </table:table-cell>
          <table:table-cell office:value-type="string">
            <text:p>35.9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040">
            <text:p>2040</text:p>
          </table:table-cell>
          <table:table-cell office:value-type="string">
            <text:p>41.61</text:p>
          </table:table-cell>
          <table:table-cell office:value-type="string">
            <text:p>43.50</text:p>
          </table:table-cell>
          <table:table-cell office:value-type="string">
            <text:p>42.01</text:p>
          </table:table-cell>
          <table:table-cell office:value-type="string">
            <text:p>40.13</text:p>
          </table:table-cell>
          <table:table-cell office:value-type="string">
            <text:p>43.25</text:p>
          </table:table-cell>
          <table:table-cell office:value-type="string">
            <text:p>43.39</text:p>
          </table:table-cell>
          <table:table-cell office:value-type="string">
            <text:p>42.05</text:p>
          </table:table-cell>
          <table:table-cell office:value-type="string">
            <text:p>35.9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45">
            <text:p>2045</text:p>
          </table:table-cell>
          <table:table-cell office:value-type="string">
            <text:p>41.62</text:p>
          </table:table-cell>
          <table:table-cell office:value-type="string">
            <text:p>43.52</text:p>
          </table:table-cell>
          <table:table-cell office:value-type="string">
            <text:p>42.01</text:p>
          </table:table-cell>
          <table:table-cell office:value-type="string">
            <text:p>40.14</text:p>
          </table:table-cell>
          <table:table-cell office:value-type="string">
            <text:p>43.26</text:p>
          </table:table-cell>
          <table:table-cell office:value-type="string">
            <text:p>43.40</text:p>
          </table:table-cell>
          <table:table-cell office:value-type="string">
            <text:p>42.06</text:p>
          </table:table-cell>
          <table:table-cell office:value-type="string">
            <text:p>35.9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50">
            <text:p>2050</text:p>
          </table:table-cell>
          <table:table-cell office:value-type="string">
            <text:p>41.64</text:p>
          </table:table-cell>
          <table:table-cell office:value-type="string">
            <text:p>43.53</text:p>
          </table:table-cell>
          <table:table-cell office:value-type="string">
            <text:p>42.03</text:p>
          </table:table-cell>
          <table:table-cell office:value-type="string">
            <text:p>40.16</text:p>
          </table:table-cell>
          <table:table-cell office:value-type="string">
            <text:p>43.27</text:p>
          </table:table-cell>
          <table:table-cell office:value-type="string">
            <text:p>43.41</text:p>
          </table:table-cell>
          <table:table-cell office:value-type="string">
            <text:p>42.07</text:p>
          </table:table-cell>
          <table:table-cell office:value-type="string">
            <text:p>35.9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55">
            <text:p>2055</text:p>
          </table:table-cell>
          <table:table-cell office:value-type="string">
            <text:p>41.65</text:p>
          </table:table-cell>
          <table:table-cell office:value-type="string">
            <text:p>43.54</text:p>
          </table:table-cell>
          <table:table-cell office:value-type="string">
            <text:p>42.04</text:p>
          </table:table-cell>
          <table:table-cell office:value-type="string">
            <text:p>40.16</text:p>
          </table:table-cell>
          <table:table-cell office:value-type="string">
            <text:p>43.29</text:p>
          </table:table-cell>
          <table:table-cell office:value-type="string">
            <text:p>43.43</text:p>
          </table:table-cell>
          <table:table-cell office:value-type="string">
            <text:p>42.08</text:p>
          </table:table-cell>
          <table:table-cell office:value-type="string">
            <text:p>35.9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060">
            <text:p>2060</text:p>
          </table:table-cell>
          <table:table-cell office:value-type="string">
            <text:p>41.66</text:p>
          </table:table-cell>
          <table:table-cell office:value-type="string">
            <text:p>43.56</text:p>
          </table:table-cell>
          <table:table-cell office:value-type="string">
            <text:p>42.05</text:p>
          </table:table-cell>
          <table:table-cell office:value-type="string">
            <text:p>40.18</text:p>
          </table:table-cell>
          <table:table-cell office:value-type="string">
            <text:p>43.30</text:p>
          </table:table-cell>
          <table:table-cell office:value-type="string">
            <text:p>43.44</text:p>
          </table:table-cell>
          <table:table-cell office:value-type="string">
            <text:p>42.10</text:p>
          </table:table-cell>
          <table:table-cell office:value-type="string">
            <text:p>35.9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065">
            <text:p>2065</text:p>
          </table:table-cell>
          <table:table-cell office:value-type="string">
            <text:p>41.67</text:p>
          </table:table-cell>
          <table:table-cell office:value-type="string">
            <text:p>43.57</text:p>
          </table:table-cell>
          <table:table-cell office:value-type="string">
            <text:p>42.06</text:p>
          </table:table-cell>
          <table:table-cell office:value-type="string">
            <text:p>40.19</text:p>
          </table:table-cell>
          <table:table-cell office:value-type="string">
            <text:p>43.31</text:p>
          </table:table-cell>
          <table:table-cell office:value-type="string">
            <text:p>43.45</text:p>
          </table:table-cell>
          <table:table-cell office:value-type="string">
            <text:p>42.11</text:p>
          </table:table-cell>
          <table:table-cell office:value-type="string">
            <text:p>36.0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070">
            <text:p>2070</text:p>
          </table:table-cell>
          <table:table-cell office:value-type="string">
            <text:p>41.68</text:p>
          </table:table-cell>
          <table:table-cell office:value-type="string">
            <text:p>43.58</text:p>
          </table:table-cell>
          <table:table-cell office:value-type="string">
            <text:p>42.07</text:p>
          </table:table-cell>
          <table:table-cell office:value-type="string">
            <text:p>40.20</text:p>
          </table:table-cell>
          <table:table-cell office:value-type="string">
            <text:p>43.32</text:p>
          </table:table-cell>
          <table:table-cell office:value-type="string">
            <text:p>43.46</text:p>
          </table:table-cell>
          <table:table-cell office:value-type="string">
            <text:p>42.12</text:p>
          </table:table-cell>
          <table:table-cell office:value-type="string">
            <text:p>36.0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75">
            <text:p>2075</text:p>
          </table:table-cell>
          <table:table-cell office:value-type="string">
            <text:p>41.69</text:p>
          </table:table-cell>
          <table:table-cell office:value-type="string">
            <text:p>43.59</text:p>
          </table:table-cell>
          <table:table-cell office:value-type="string">
            <text:p>42.08</text:p>
          </table:table-cell>
          <table:table-cell office:value-type="string">
            <text:p>40.21</text:p>
          </table:table-cell>
          <table:table-cell office:value-type="string">
            <text:p>43.34</text:p>
          </table:table-cell>
          <table:table-cell office:value-type="string">
            <text:p>43.47</text:p>
          </table:table-cell>
          <table:table-cell office:value-type="string">
            <text:p>42.13</text:p>
          </table:table-cell>
          <table:table-cell office:value-type="string">
            <text:p>36.0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80">
            <text:p>2080</text:p>
          </table:table-cell>
          <table:table-cell office:value-type="string">
            <text:p>41.70</text:p>
          </table:table-cell>
          <table:table-cell office:value-type="string">
            <text:p>43.60</text:p>
          </table:table-cell>
          <table:table-cell office:value-type="string">
            <text:p>42.10</text:p>
          </table:table-cell>
          <table:table-cell office:value-type="string">
            <text:p>40.21</text:p>
          </table:table-cell>
          <table:table-cell office:value-type="string">
            <text:p>43.35</text:p>
          </table:table-cell>
          <table:table-cell office:value-type="string">
            <text:p>43.48</text:p>
          </table:table-cell>
          <table:table-cell office:value-type="string">
            <text:p>42.15</text:p>
          </table:table-cell>
          <table:table-cell office:value-type="string">
            <text:p>36.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85">
            <text:p>2085</text:p>
          </table:table-cell>
          <table:table-cell office:value-type="string">
            <text:p>41.71</text:p>
          </table:table-cell>
          <table:table-cell office:value-type="string">
            <text:p>43.62</text:p>
          </table:table-cell>
          <table:table-cell office:value-type="string">
            <text:p>42.11</text:p>
          </table:table-cell>
          <table:table-cell office:value-type="string">
            <text:p>40.23</text:p>
          </table:table-cell>
          <table:table-cell office:value-type="string">
            <text:p>43.36</text:p>
          </table:table-cell>
          <table:table-cell office:value-type="string">
            <text:p>43.50</text:p>
          </table:table-cell>
          <table:table-cell office:value-type="string">
            <text:p>42.16</text:p>
          </table:table-cell>
          <table:table-cell office:value-type="string">
            <text:p>36.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090">
            <text:p>2090</text:p>
          </table:table-cell>
          <table:table-cell office:value-type="string">
            <text:p>41.72</text:p>
          </table:table-cell>
          <table:table-cell office:value-type="string">
            <text:p>43.63</text:p>
          </table:table-cell>
          <table:table-cell office:value-type="string">
            <text:p>42.12</text:p>
          </table:table-cell>
          <table:table-cell office:value-type="string">
            <text:p>40.24</text:p>
          </table:table-cell>
          <table:table-cell office:value-type="string">
            <text:p>43.37</text:p>
          </table:table-cell>
          <table:table-cell office:value-type="string">
            <text:p>43.51</text:p>
          </table:table-cell>
          <table:table-cell office:value-type="string">
            <text:p>42.18</text:p>
          </table:table-cell>
          <table:table-cell office:value-type="string">
            <text:p>36.0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095">
            <text:p>2095</text:p>
          </table:table-cell>
          <table:table-cell office:value-type="string">
            <text:p>41.73</text:p>
          </table:table-cell>
          <table:table-cell office:value-type="string">
            <text:p>43.64</text:p>
          </table:table-cell>
          <table:table-cell office:value-type="string">
            <text:p>42.13</text:p>
          </table:table-cell>
          <table:table-cell office:value-type="string">
            <text:p>40.25</text:p>
          </table:table-cell>
          <table:table-cell office:value-type="string">
            <text:p>43.38</text:p>
          </table:table-cell>
          <table:table-cell office:value-type="string">
            <text:p>43.53</text:p>
          </table:table-cell>
          <table:table-cell office:value-type="string">
            <text:p>42.18</text:p>
          </table:table-cell>
          <table:table-cell office:value-type="string">
            <text:p>36.08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100">
            <text:p>2100</text:p>
          </table:table-cell>
          <table:table-cell office:value-type="string">
            <text:p>41.75</text:p>
          </table:table-cell>
          <table:table-cell office:value-type="string">
            <text:p>43.66</text:p>
          </table:table-cell>
          <table:table-cell office:value-type="string">
            <text:p>42.14</text:p>
          </table:table-cell>
          <table:table-cell office:value-type="string">
            <text:p>40.26</text:p>
          </table:table-cell>
          <table:table-cell office:value-type="string">
            <text:p>43.39</text:p>
          </table:table-cell>
          <table:table-cell office:value-type="string">
            <text:p>43.54</text:p>
          </table:table-cell>
          <table:table-cell office:value-type="string">
            <text:p>42.20</text:p>
          </table:table-cell>
          <table:table-cell office:value-type="string">
            <text:p>36.0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105">
            <text:p>2105</text:p>
          </table:table-cell>
          <table:table-cell office:value-type="string">
            <text:p>41.76</text:p>
          </table:table-cell>
          <table:table-cell office:value-type="string">
            <text:p>43.66</text:p>
          </table:table-cell>
          <table:table-cell office:value-type="string">
            <text:p>42.16</text:p>
          </table:table-cell>
          <table:table-cell office:value-type="string">
            <text:p>40.28</text:p>
          </table:table-cell>
          <table:table-cell office:value-type="string">
            <text:p>43.41</text:p>
          </table:table-cell>
          <table:table-cell office:value-type="string">
            <text:p>43.55</text:p>
          </table:table-cell>
          <table:table-cell office:value-type="string">
            <text:p>42.21</text:p>
          </table:table-cell>
          <table:table-cell office:value-type="string">
            <text:p>36.1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110">
            <text:p>2110</text:p>
          </table:table-cell>
          <table:table-cell office:value-type="string">
            <text:p>41.77</text:p>
          </table:table-cell>
          <table:table-cell office:value-type="string">
            <text:p>43.68</text:p>
          </table:table-cell>
          <table:table-cell office:value-type="string">
            <text:p>42.17</text:p>
          </table:table-cell>
          <table:table-cell office:value-type="string">
            <text:p>40.28</text:p>
          </table:table-cell>
          <table:table-cell office:value-type="string">
            <text:p>43.42</text:p>
          </table:table-cell>
          <table:table-cell office:value-type="string">
            <text:p>43.56</text:p>
          </table:table-cell>
          <table:table-cell office:value-type="string">
            <text:p>42.22</text:p>
          </table:table-cell>
          <table:table-cell office:value-type="string">
            <text:p>36.1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115">
            <text:p>2115</text:p>
          </table:table-cell>
          <table:table-cell office:value-type="string">
            <text:p>41.78</text:p>
          </table:table-cell>
          <table:table-cell office:value-type="string">
            <text:p>43.69</text:p>
          </table:table-cell>
          <table:table-cell office:value-type="string">
            <text:p>42.17</text:p>
          </table:table-cell>
          <table:table-cell office:value-type="string">
            <text:p>40.30</text:p>
          </table:table-cell>
          <table:table-cell office:value-type="string">
            <text:p>43.43</text:p>
          </table:table-cell>
          <table:table-cell office:value-type="string">
            <text:p>43.57</text:p>
          </table:table-cell>
          <table:table-cell office:value-type="string">
            <text:p>42.23</text:p>
          </table:table-cell>
          <table:table-cell office:value-type="string">
            <text:p>36.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120">
            <text:p>2120</text:p>
          </table:table-cell>
          <table:table-cell office:value-type="string">
            <text:p>41.79</text:p>
          </table:table-cell>
          <table:table-cell office:value-type="string">
            <text:p>43.70</text:p>
          </table:table-cell>
          <table:table-cell office:value-type="string">
            <text:p>42.19</text:p>
          </table:table-cell>
          <table:table-cell office:value-type="string">
            <text:p>40.31</text:p>
          </table:table-cell>
          <table:table-cell office:value-type="string">
            <text:p>43.45</text:p>
          </table:table-cell>
          <table:table-cell office:value-type="string">
            <text:p>43.58</text:p>
          </table:table-cell>
          <table:table-cell office:value-type="string">
            <text:p>42.25</text:p>
          </table:table-cell>
          <table:table-cell office:value-type="string">
            <text:p>36.1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25">
            <text:p>2125</text:p>
          </table:table-cell>
          <table:table-cell office:value-type="string">
            <text:p>41.80</text:p>
          </table:table-cell>
          <table:table-cell office:value-type="string">
            <text:p>43.71</text:p>
          </table:table-cell>
          <table:table-cell office:value-type="string">
            <text:p>42.20</text:p>
          </table:table-cell>
          <table:table-cell office:value-type="string">
            <text:p>40.32</text:p>
          </table:table-cell>
          <table:table-cell office:value-type="string">
            <text:p>43.45</text:p>
          </table:table-cell>
          <table:table-cell office:value-type="string">
            <text:p>43.59</text:p>
          </table:table-cell>
          <table:table-cell office:value-type="string">
            <text:p>42.26</text:p>
          </table:table-cell>
          <table:table-cell office:value-type="string">
            <text:p>36.1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5.11.2014</text:date>, <text:time>21:08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Arne Thomann</meta:initial-creator>
    <meta:creation-date>2014-11-05T20:50:32</meta:creation-date>
    <dc:date>2014-11-05T21:08:58</dc:date>
    <dc:creator>Carl Arne Thomann</dc:creator>
    <meta:editing-duration>PT3M2S</meta:editing-duration>
    <meta:editing-cycles>3</meta:editing-cycles>
    <meta:generator>OpenOffice/4.0.1$Unix OpenOffice.org_project/401m5$Build-9714</meta:generator>
    <meta:document-statistic meta:table-count="3" meta:cell-count="4260" meta:object-count="0"/>
  </office:meta>
</office:document-meta>
</file>